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24mm"/>
    </style:style>
    <style:style style:name="co10" style:family="table-column">
      <style:table-column-properties fo:break-before="auto" style:column-width="52.53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8.01mm"/>
    </style:style>
    <style:style style:name="co15" style:family="table-column">
      <style:table-column-properties fo:break-before="auto" style:column-width="17.23mm"/>
    </style:style>
    <style:style style:name="co16" style:family="table-column">
      <style:table-column-properties fo:break-before="auto" style:column-width="17.89mm"/>
    </style:style>
    <style:style style:name="co17" style:family="table-column">
      <style:table-column-properties fo:break-before="auto" style:column-width="16.58mm"/>
    </style:style>
    <style:style style:name="co18" style:family="table-column">
      <style:table-column-properties fo:break-before="auto" style:column-width="8.11mm"/>
    </style:style>
    <style:style style:name="co19" style:family="table-column">
      <style:table-column-properties fo:break-before="auto" style:column-width="17.36mm"/>
    </style:style>
    <style:style style:name="co20" style:family="table-column">
      <style:table-column-properties fo:break-before="auto" style:column-width="18.86mm"/>
    </style:style>
    <style:style style:name="co21" style:family="table-column">
      <style:table-column-properties fo:break-before="auto" style:column-width="20.2mm"/>
    </style:style>
    <style:style style:name="co22" style:family="table-column">
      <style:table-column-properties fo:break-before="auto" style:column-width="15.61mm"/>
    </style:style>
    <style:style style:name="co23" style:family="table-column">
      <style:table-column-properties fo:break-before="auto" style:column-width="14.99mm"/>
    </style:style>
    <style:style style:name="co24" style:family="table-column">
      <style:table-column-properties fo:break-before="auto" style:column-width="20.53mm"/>
    </style:style>
    <style:style style:name="co25" style:family="table-column">
      <style:table-column-properties fo:break-before="auto" style:column-width="25.7mm"/>
    </style:style>
    <style:style style:name="co26" style:family="table-column">
      <style:table-column-properties fo:break-before="auto" style:column-width="24.73mm"/>
    </style:style>
    <style:style style:name="co27" style:family="table-column">
      <style:table-column-properties fo:break-before="auto" style:column-width="23.44mm"/>
    </style:style>
    <style:style style:name="co28" style:family="table-column">
      <style:table-column-properties fo:break-before="auto" style:column-width="14.16mm"/>
    </style:style>
    <style:style style:name="co29" style:family="table-column">
      <style:table-column-properties fo:break-before="auto" style:column-width="218.28mm"/>
    </style:style>
    <style:style style:name="co30" style:family="table-column">
      <style:table-column-properties fo:break-before="auto" style:column-width="25.74mm"/>
    </style:style>
    <style:style style:name="co31" style:family="table-column">
      <style:table-column-properties fo:break-before="auto" style:column-width="27.68mm"/>
    </style:style>
    <style:style style:name="co32" style:family="table-column">
      <style:table-column-properties fo:break-before="auto" style:column-width="185.42mm"/>
    </style:style>
    <style:style style:name="co33" style:family="table-column">
      <style:table-column-properties fo:break-before="auto" style:column-width="41.66mm"/>
    </style:style>
    <style:style style:name="co34" style:family="table-column">
      <style:table-column-properties fo:break-before="auto" style:column-width="29.63mm"/>
    </style:style>
    <style:style style:name="co35" style:family="table-column">
      <style:table-column-properties fo:break-before="auto" style:column-width="27.36mm"/>
    </style:style>
    <style:style style:name="co36" style:family="table-column">
      <style:table-column-properties fo:break-before="auto" style:column-width="50.76mm"/>
    </style:style>
    <style:style style:name="co37" style:family="table-column">
      <style:table-column-properties fo:break-before="auto" style:column-width="43.62mm"/>
    </style:style>
    <style:style style:name="co38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168" style:family="table-cell" style:parent-style-name="Default">
      <style:table-cell-properties fo:background-color="#c2e0ae"/>
      <style:text-properties style:font-name="Arial" fo:font-weight="normal" style:font-weight-asian="normal" style:font-weight-complex="normal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193" style:family="table-cell" style:parent-style-name="Default" style:data-style-name="N3">
      <style:table-cell-properties fo:background-color="transparent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227" style:family="table-cell" style:parent-style-name="Default" style:data-style-name="N4">
      <style:table-cell-properties fo:background-color="#c2e0ae"/>
      <style:text-properties style:font-name="Arial" fo:font-style="italic" style:font-style-asian="italic" style:font-style-complex="italic"/>
    </style:style>
    <style:style style:name="ce228" style:family="table-cell" style:parent-style-name="Default" style:data-style-name="N4">
      <style:table-cell-properties fo:background-color="#c2e0ae"/>
      <style:text-properties style:font-name="Ari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237" style:family="table-cell" style:parent-style-name="Default" style:data-style-name="N11">
      <style:table-cell-properties fo:background-color="#c2e0ae"/>
      <style:text-properties style:font-name="Arial"/>
    </style:style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240" style:family="table-cell" style:parent-style-name="Default" style:data-style-name="N2">
      <style:table-cell-properties fo:background-color="#83caff"/>
      <style:text-properties style:font-name="Arial" fo:font-weight="bold" style:font-weight-asian="bold" style:font-weight-complex="bold"/>
    </style:style>
    <style:style style:name="ce241" style:family="table-cell" style:parent-style-name="Default" style:data-style-name="N2">
      <style:table-cell-properties fo:background-color="#ffff99"/>
      <style:text-properties style:font-name="Arial" fo:font-weight="normal" style:font-weight-asian="normal" style:font-weight-complex="normal"/>
    </style:style>
    <style:style style:name="ce242" style:family="table-cell" style:parent-style-name="Default" style:data-style-name="N2">
      <style:table-cell-properties fo:background-color="transparent"/>
      <style:text-properties style:font-name="Arial" fo:font-weight="normal" style:font-weight-asian="normal" style:font-weight-complex="normal"/>
    </style:style>
    <style:style style:name="ce243" style:family="table-cell" style:parent-style-name="Default" style:data-style-name="N2">
      <style:table-cell-properties fo:background-color="#c2e0ae"/>
      <style:text-properties style:font-name="Arial" fo:font-weight="normal" style:font-weight-asian="normal" style:font-weight-complex="normal"/>
    </style:style>
    <style:style style:name="ce244" style:family="table-cell" style:parent-style-name="Default" style:data-style-name="N2"/>
    <style:style style:name="ce245" style:family="table-cell" style:parent-style-name="Default" style:data-style-name="N2">
      <style:text-properties style:font-name="Arial"/>
    </style:style>
    <style:style style:name="ce246" style:family="table-cell" style:parent-style-name="Default" style:data-style-name="N2">
      <style:table-cell-properties fo:background-color="#ffff99"/>
      <style:text-properties style:use-window-font-color="true" style:font-name="Arial"/>
    </style:style>
    <style:style style:name="ce247" style:family="table-cell" style:parent-style-name="Default" style:data-style-name="N2">
      <style:table-cell-properties fo:background-color="transparent"/>
      <style:text-properties style:use-window-font-color="true" style:font-name="Arial"/>
    </style:style>
    <style:style style:name="ce248" style:family="table-cell" style:parent-style-name="Default" style:data-style-name="N2">
      <style:table-cell-properties fo:background-color="transparent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32662</text:p>
          </table:table-cell>
          <table:table-cell office:value-type="float" office:value="9.8" calcext:value-type="float">
            <text:p>9.8</text:p>
          </table:table-cell>
          <table:table-cell table:formula="of:=[.A2]*[.C2]*[.D2]" office:value-type="float" office:value="38.3668903803132" calcext:value-type="float">
            <text:p>38.3668903803132</text:p>
          </table:table-cell>
          <table:table-cell table:formula="of:=[.E2]*[.B2]" office:value-type="float" office:value="857.5" calcext:value-type="float">
            <text:p>857.5</text:p>
          </table:table-cell>
          <table:table-cell table:formula="of:=[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030303</text:p>
          </table:table-cell>
          <table:table-cell office:value-type="float" office:value="9.8" calcext:value-type="float">
            <text:p>9.8</text:p>
          </table:table-cell>
          <table:table-cell table:formula="of:=[.A3]*[.C3]*[.D3]" office:value-type="float" office:value="305.878787878788" calcext:value-type="float">
            <text:p>305.878787878788</text:p>
          </table:table-cell>
          <table:table-cell table:formula="of:=[.E3]*[.B3]" office:value-type="float" office:value="8069.08242424242" calcext:value-type="float">
            <text:p>8069.08242424242</text:p>
          </table:table-cell>
          <table:table-cell table:formula="of:=[.F3]/1000" office:value-type="float" office:value="8.06908242424242" calcext:value-type="float">
            <text:p>8.069082424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4]*[.C4]*[.D4]" office:value-type="float" office:value="405.730769230769" calcext:value-type="float">
            <text:p>405.730769230769</text:p>
          </table:table-cell>
          <table:table-cell table:formula="of:=[.E4]*[.B4]" office:value-type="float" office:value="12654.7426923077" calcext:value-type="float">
            <text:p>12654.7426923077</text:p>
          </table:table-cell>
          <table:table-cell table:formula="of:=[.F4]/1000" office:value-type="float" office:value="12.6547426923077" calcext:value-type="float">
            <text:p>12.6547426923077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47253</text:p>
          </table:table-cell>
          <table:table-cell office:value-type="float" office:value="9.8" calcext:value-type="float">
            <text:p>9.8</text:p>
          </table:table-cell>
          <table:table-cell table:formula="of:=[.A5]*[.C5]*[.D5]" office:value-type="float" office:value="522.846153846154" calcext:value-type="float">
            <text:p>522.846153846154</text:p>
          </table:table-cell>
          <table:table-cell table:formula="of:=[.E5]*[.B5]" office:value-type="float" office:value="14493.2953846154" calcext:value-type="float">
            <text:p>14493.2953846154</text:p>
          </table:table-cell>
          <table:table-cell table:formula="of:=[.F5]/1000" office:value-type="float" office:value="14.4932953846154" calcext:value-type="float">
            <text:p>14.4932953846154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6]*[.C6]*[.D6]" office:value-type="float" office:value="684.495923261391" calcext:value-type="float">
            <text:p>684.495923261391</text:p>
          </table:table-cell>
          <table:table-cell table:formula="of:=[.E6]*[.B6]" office:value-type="float" office:value="14381.2593477218" calcext:value-type="float">
            <text:p>14381.2593477218</text:p>
          </table:table-cell>
          <table:table-cell table:formula="of:=[.F6]/1000" office:value-type="float" office:value="14.3812593477218" calcext:value-type="float">
            <text:p>14.3812593477218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767386</text:p>
          </table:table-cell>
          <table:table-cell office:value-type="float" office:value="9.8" calcext:value-type="float">
            <text:p>9.8</text:p>
          </table:table-cell>
          <table:table-cell table:formula="of:=[.A7]*[.C7]*[.D7]" office:value-type="float" office:value="772.460911270983" calcext:value-type="float">
            <text:p>772.460911270983</text:p>
          </table:table-cell>
          <table:table-cell table:formula="of:=[.E7]*[.B7]" office:value-type="float" office:value="16229.4037458034" calcext:value-type="float">
            <text:p>16229.4037458034</text:p>
          </table:table-cell>
          <table:table-cell table:formula="of:=[.F7]/1000" office:value-type="float" office:value="16.2294037458034" calcext:value-type="float">
            <text:p>16.2294037458034</text:p>
          </table:table-cell>
        </table:table-row>
      </table:table>
      <table:table table:name="Hill (Hood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.A2]*9.81" office:value-type="float" office:value="34335" calcext:value-type="float">
            <text:p>34335</text:p>
          </table:table-cell>
          <table:table-cell table:formula="of:=[.D2]/[.C2]" office:value-type="float" office:value="38.4060402684564" calcext:value-type="float">
            <text:p>38.4060402684564</text:p>
          </table:table-cell>
          <table:table-cell table:formula="of:=[.E2]*[.B2]" office:value-type="float" office:value="858.375" calcext:value-type="float">
            <text:p>858.375</text:p>
          </table:table-cell>
          <table:table-cell table:formula="of:=[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.A3]*9.81" office:value-type="float" office:value="101043" calcext:value-type="float">
            <text:p>101043</text:p>
          </table:table-cell>
          <table:table-cell table:formula="of:=[.D3]/[.C3]" office:value-type="float" office:value="306.190909090909" calcext:value-type="float">
            <text:p>306.190909090909</text:p>
          </table:table-cell>
          <table:table-cell table:formula="of:=[.E3]*[.B3]" office:value-type="float" office:value="8077.31618181818" calcext:value-type="float">
            <text:p>8077.31618181818</text:p>
          </table:table-cell>
          <table:table-cell table:formula="of:=[.F3]/1000" office:value-type="float" office:value="8.07731618181818" calcext:value-type="float">
            <text:p>8.0773161818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.A4]*9.81" office:value-type="float" office:value="147836.7" calcext:value-type="float">
            <text:p>147836.7</text:p>
          </table:table-cell>
          <table:table-cell table:formula="of:=[.D4]/[.C4]" office:value-type="float" office:value="406.14478021978" calcext:value-type="float">
            <text:p>406.14478021978</text:p>
          </table:table-cell>
          <table:table-cell table:formula="of:=[.E4]*[.B4]" office:value-type="float" office:value="12667.6556950549" calcext:value-type="float">
            <text:p>12667.6556950549</text:p>
          </table:table-cell>
          <table:table-cell table:formula="of:=[.F4]/1000" office:value-type="float" office:value="12.6676556950549" calcext:value-type="float">
            <text:p>12.6676556950549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.A5]*9.81" office:value-type="float" office:value="190510.2" calcext:value-type="float">
            <text:p>190510.2</text:p>
          </table:table-cell>
          <table:table-cell table:formula="of:=[.D5]/[.C5]" office:value-type="float" office:value="523.37967032967" calcext:value-type="float">
            <text:p>523.37967032967</text:p>
          </table:table-cell>
          <table:table-cell table:formula="of:=[.E5]*[.B5]" office:value-type="float" office:value="14508.0844615385" calcext:value-type="float">
            <text:p>14508.0844615385</text:p>
          </table:table-cell>
          <table:table-cell table:formula="of:=[.F5]/1000" office:value-type="float" office:value="14.5080844615385" calcext:value-type="float">
            <text:p>14.508084461538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6]*9.81" office:value-type="float" office:value="571452.12" calcext:value-type="float">
            <text:p>571452.12</text:p>
          </table:table-cell>
          <table:table-cell table:formula="of:=[.D6]/[.C6]" office:value-type="float" office:value="685.194388489209" calcext:value-type="float">
            <text:p>685.194388489209</text:p>
          </table:table-cell>
          <table:table-cell table:formula="of:=[.E6]*[.B6]" office:value-type="float" office:value="14395.9341021583" calcext:value-type="float">
            <text:p>14395.9341021583</text:p>
          </table:table-cell>
          <table:table-cell table:formula="of:=[.F6]/1000" office:value-type="float" office:value="14.3959341021583" calcext:value-type="float">
            <text:p>14.3959341021583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.A7]*9.81" office:value-type="float" office:value="644889.78" calcext:value-type="float">
            <text:p>644889.78</text:p>
          </table:table-cell>
          <table:table-cell table:formula="of:=[.D7]/[.C7]" office:value-type="float" office:value="773.249136690648" calcext:value-type="float">
            <text:p>773.249136690648</text:p>
          </table:table-cell>
          <table:table-cell table:formula="of:=[.E7]*[.B7]" office:value-type="float" office:value="16245.9643618705" calcext:value-type="float">
            <text:p>16245.9643618705</text:p>
          </table:table-cell>
          <table:table-cell table:formula="of:=[.F7]/1000" office:value-type="float" office:value="16.2459643618705" calcext:value-type="float">
            <text:p>16.2459643618705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.A8]*9.81" office:value-type="float" office:value="197906.94" calcext:value-type="float">
            <text:p>197906.94</text:p>
          </table:table-cell>
          <table:table-cell table:formula="of:=[.D8]/[.C8]" office:value-type="float" office:value="1130.8968" calcext:value-type="float">
            <text:p>1130.8968</text:p>
          </table:table-cell>
          <table:table-cell table:formula="of:=[.E8]*[.B8]" office:value-type="float" office:value="45495.978264" calcext:value-type="float">
            <text:p>45495.978264</text:p>
          </table:table-cell>
          <table:table-cell table:formula="of:=[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.A9]*9.81" office:value-type="float" office:value="41241.24" calcext:value-type="float">
            <text:p>41241.24</text:p>
          </table:table-cell>
          <table:table-cell table:formula="of:=[.D9]/[.C9]" office:value-type="float" office:value="515.5155" calcext:value-type="float">
            <text:p>515.5155</text:p>
          </table:table-cell>
          <table:table-cell table:formula="of:=[.E9]*[.B9]" office:value-type="float" office:value="2460.039966" calcext:value-type="float">
            <text:p>2460.039966</text:p>
          </table:table-cell>
          <table:table-cell table:formula="of:=[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.A10]*9.81" office:value-type="float" office:value="250155" calcext:value-type="float">
            <text:p>250155</text:p>
          </table:table-cell>
          <table:table-cell table:formula="of:=[.D10]/[.C10]" office:value-type="float" office:value="1323.57142857143" calcext:value-type="float">
            <text:p>1323.57142857143</text:p>
          </table:table-cell>
          <table:table-cell table:formula="of:=[.E10]*[.B10]" office:value-type="float" office:value="7692.59714285714" calcext:value-type="float">
            <text:p>7692.59714285714</text:p>
          </table:table-cell>
          <table:table-cell table:formula="of:=[.F10]/1000" office:value-type="float" office:value="7.69259714285714" calcext:value-type="float">
            <text:p>7.6925971428571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.A11]*9.81" office:value-type="float" office:value="238383" calcext:value-type="float">
            <text:p>238383</text:p>
          </table:table-cell>
          <table:table-cell table:formula="of:=[.D11]/[.C11]" office:value-type="float" office:value="2648.7" calcext:value-type="float">
            <text:p>2648.7</text:p>
          </table:table-cell>
          <table:table-cell table:formula="of:=[.E11]*[.B11]" office:value-type="float" office:value="121130.3484" calcext:value-type="float">
            <text:p>121130.3484</text:p>
          </table:table-cell>
          <table:table-cell table:formula="of:=[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.A12]*9.81" office:value-type="float" office:value="238383" calcext:value-type="float">
            <text:p>238383</text:p>
          </table:table-cell>
          <table:table-cell table:formula="of:=[.D12]/[.C12]" office:value-type="float" office:value="2648.7" calcext:value-type="float">
            <text:p>2648.7</text:p>
          </table:table-cell>
          <table:table-cell table:formula="of:=[.E12]*[.B12]" office:value-type="float" office:value="108941.031" calcext:value-type="float">
            <text:p>108941.031</text:p>
          </table:table-cell>
          <table:table-cell table:formula="of:=[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.A13]*9.81" office:value-type="float" office:value="553205.52" calcext:value-type="float">
            <text:p>553205.52</text:p>
          </table:table-cell>
          <table:table-cell table:formula="of:=[.D13]/[.C13]" office:value-type="float" office:value="2766.0276" calcext:value-type="float">
            <text:p>2766.0276</text:p>
          </table:table-cell>
          <table:table-cell table:formula="of:=[.E13]*[.B13]" office:value-type="float" office:value="155810.334708" calcext:value-type="float">
            <text:p>155810.334708</text:p>
          </table:table-cell>
          <table:table-cell table:formula="of:=[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.A14]*9.81" office:value-type="float" office:value="546387.57" calcext:value-type="float">
            <text:p>546387.57</text:p>
          </table:table-cell>
          <table:table-cell table:formula="of:=[.D14]/[.C14]" office:value-type="float" office:value="3691.80790540541" calcext:value-type="float">
            <text:p>3691.80790540541</text:p>
          </table:table-cell>
          <table:table-cell table:formula="of:=[.E14]*[.B14]" office:value-type="float" office:value="80998.2654445946" calcext:value-type="float">
            <text:p>80998.2654445946</text:p>
          </table:table-cell>
          <table:table-cell table:formula="of:=[.F14]/1000" office:value-type="float" office:value="80.9982654445946" calcext:value-type="float">
            <text:p>80.99826544459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.A15]*9.81" office:value-type="float" office:value="462325.68" calcext:value-type="float">
            <text:p>462325.68</text:p>
          </table:table-cell>
          <table:table-cell table:formula="of:=[.D15]/[.C15]" office:value-type="float" office:value="5779.071" calcext:value-type="float">
            <text:p>5779.071</text:p>
          </table:table-cell>
          <table:table-cell table:formula="of:=[.E15]*[.B15]" office:value-type="float" office:value="175683.7584" calcext:value-type="float">
            <text:p>175683.7584</text:p>
          </table:table-cell>
          <table:table-cell table:formula="of:=[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.A16]*9.81" office:value-type="float" office:value="789705" calcext:value-type="float">
            <text:p>789705</text:p>
          </table:table-cell>
          <table:table-cell table:formula="of:=[.D16]/[.C16]" office:value-type="float" office:value="4436.54494382023" calcext:value-type="float">
            <text:p>4436.54494382023</text:p>
          </table:table-cell>
          <table:table-cell table:formula="of:=[.E16]*[.B16]" office:value-type="float" office:value="113043.165168539" calcext:value-type="float">
            <text:p>113043.165168539</text:p>
          </table:table-cell>
          <table:table-cell table:formula="of:=[.F16]/1000" office:value-type="float" office:value="113.043165168539" calcext:value-type="float">
            <text:p>113.043165168539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.A17]*9.81" office:value-type="float" office:value="658251" calcext:value-type="float">
            <text:p>658251</text:p>
          </table:table-cell>
          <table:table-cell table:formula="of:=[.D17]/[.C17]" office:value-type="float" office:value="3291.255" calcext:value-type="float">
            <text:p>3291.255</text:p>
          </table:table-cell>
          <table:table-cell table:formula="of:=[.E17]*[.B17]" office:value-type="float" office:value="108874.7154" calcext:value-type="float">
            <text:p>108874.7154</text:p>
          </table:table-cell>
          <table:table-cell table:formula="of:=[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.A18]*9.81" office:value-type="float" office:value="618030" calcext:value-type="float">
            <text:p>618030</text:p>
          </table:table-cell>
          <table:table-cell table:formula="of:=[.D18]/[.C18]" office:value-type="float" office:value="5374.17391304348" calcext:value-type="float">
            <text:p>5374.17391304348</text:p>
          </table:table-cell>
          <table:table-cell table:formula="of:=[.E18]*[.B18]" office:value-type="float" office:value="8956.97443565217" calcext:value-type="float">
            <text:p>8956.97443565217</text:p>
          </table:table-cell>
          <table:table-cell table:formula="of:=[.F18]/1000" office:value-type="float" office:value="8.95697443565217" calcext:value-type="float">
            <text:p>8.9569744356521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.A19]*9.81" office:value-type="float" office:value="177953.4" calcext:value-type="float">
            <text:p>177953.4</text:p>
          </table:table-cell>
          <table:table-cell table:formula="of:=[.D19]/[.C19]" office:value-type="float" office:value="1853.68125" calcext:value-type="float">
            <text:p>1853.68125</text:p>
          </table:table-cell>
          <table:table-cell table:formula="of:=[.E19]*[.B19]" office:value-type="float" office:value="13258.714656" calcext:value-type="float">
            <text:p>13258.714656</text:p>
          </table:table-cell>
          <table:table-cell table:formula="of:=[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.A20]*9.81" office:value-type="float" office:value="1230027.831" calcext:value-type="float">
            <text:p>1230027.831</text:p>
          </table:table-cell>
          <table:table-cell table:formula="of:=[.D20]/[.C20]" office:value-type="float" office:value="12300.27831" calcext:value-type="float">
            <text:p>12300.27831</text:p>
          </table:table-cell>
          <table:table-cell table:formula="of:=[.E20]*[.B20]" office:value-type="float" office:value="260639.207305407" calcext:value-type="float">
            <text:p>260639.207305407</text:p>
          </table:table-cell>
          <table:table-cell table:formula="of:=[.F20]/1000" office:value-type="float" office:value="260.639207305407" calcext:value-type="float">
            <text:p>260.639207305407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29"/>
        <table:table-column table:style-name="co15" table:default-cell-style-name="ce8"/>
        <table:table-column table:style-name="co16" table:default-cell-style-name="ce8"/>
        <table:table-column table:style-name="co17" table:default-cell-style-name="ce50"/>
        <table:table-column table:style-name="co13" table:default-cell-style-name="ce8"/>
        <table:table-column table:style-name="co18" table:default-cell-style-name="ce60"/>
        <table:table-column table:style-name="co19" table:default-cell-style-name="ce75"/>
        <table:table-column table:style-name="co13" table:default-cell-style-name="ce83"/>
        <table:table-column table:style-name="co20" table:default-cell-style-name="ce50"/>
        <table:table-column table:style-name="co21" table:default-cell-style-name="ce50"/>
        <table:table-column table:style-name="co22" table:default-cell-style-name="ce97"/>
        <table:table-column table:style-name="co23" table:default-cell-style-name="ce8"/>
        <table:table-column table:style-name="co24" table:default-cell-style-name="ce8"/>
        <table:table-column table:style-name="co25" table:default-cell-style-name="ce8"/>
        <table:table-column table:style-name="co26" table:default-cell-style-name="ce245"/>
        <table:table-column table:style-name="co27" table:default-cell-style-name="ce245"/>
        <table:table-column table:style-name="co28" table:default-cell-style-name="ce245"/>
        <table:table-column table:style-name="co29" table:default-cell-style-name="ce105"/>
        <table:table-column table:style-name="co1" table:number-columns-repeated="1001" table:default-cell-style-name="ce8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Cal. sp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2" office:value-type="string" calcext:value-type="string">
            <text:p>Fuel capacity</text:p>
          </table:table-cell>
          <table:table-cell table:number-columns-repeated="2" table:style-name="ce240" office:value-type="string" calcext:value-type="string">
            <text:p>Fuel cons.</text:p>
          </table:table-cell>
          <table:table-cell table:style-name="ce240" office:value-type="string" calcext:value-type="string">
            <text:p>Range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1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number-columns-repeated="2"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/fg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2" office:value-type="string" calcext:value-type="string">
            <text:p>tonnes</text:p>
          </table:table-cell>
          <table:table-cell table:style-name="ce240" office:value-type="string" calcext:value-type="string">
            <text:p>kG/km</text:p>
          </table:table-cell>
          <table:table-cell table:style-name="ce240" office:value-type="string" calcext:value-type="string">
            <text:p>kG/h/fg/km/h</text:p>
          </table:table-cell>
          <table:table-cell table:style-name="ce240" office:value-type="string" calcext:value-type="string">
            <text:p>km</text:p>
          </table:table-cell>
          <table:table-cell table:style-name="ce91"/>
          <table:table-cell table:style-name="ce117" table:number-columns-repeated="1001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" table:formula="of:=[.E3]/2" office:value-type="float" office:value="5" calcext:value-type="float">
            <text:p>5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G3]/[.H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H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M3]/[.N3])/([.G3]*[.O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3"/>
          <table:table-cell table:style-name="ce241" table:formula="of:=([.O3]/([.E3]*0.5))*[.G3]" office:value-type="float" office:value="17.544" calcext:value-type="float">
            <text:p>17.54</text:p>
          </table:table-cell>
          <table:table-cell table:style-name="ce241"/>
          <table:table-cell table:style-name="ce246" table:formula="of:=([.S3]*1000)/[.T3]" office:value-type="float" office:value="0" calcext:value-type="float">
            <text:p>0.0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1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4" table:formula="of:=[.E4]/2" office:value-type="float" office:value="4" calcext:value-type="float">
            <text:p>4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4]/[.G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4]/2.5)*0.7457" office:value-type="float" office:value="14.914" calcext:value-type="float">
            <text:p>15</text:p>
          </table:table-cell>
          <table:table-cell table:style-name="ce78" table:formula="of:=MIN(([.G4]*[.O4])*[.N4]*[.P4];[.L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]/([.E4]*0.5))*[.G4]" office:value-type="float" office:value="16" calcext:value-type="float">
            <text:p>16.00</text:p>
          </table:table-cell>
          <table:table-cell table:style-name="ce242"/>
          <table:table-cell table:style-name="ce247" table:formula="of:=([.S4]*1000)/[.T4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168" table:formula="of:=6*1.6" office:value-type="float" office:value="9.6" calcext:value-type="float">
            <text:p>9.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H5]/[.G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H5]/2.5)*0.7457" office:value-type="float" office:value="14.914" calcext:value-type="float">
            <text:p>15</text:p>
          </table:table-cell>
          <table:table-cell table:style-name="ce78" table:formula="of:=MIN(([.G5]*[.O5])*[.N5]*[.P5];[.L5])" office:value-type="float" office:value="6.8339211604295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227" office:value-type="float" office:value="15.11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5]/[.F4]" office:value-type="float" office:value="3.7775" calcext:value-type="float">
            <text:p>3.78</text:p>
          </table:table-cell>
          <table:table-cell table:style-name="ce247" table:formula="of:=([.S5]*1000)/[.T5]" office:value-type="float" office:value="0" calcext:value-type="float">
            <text:p>0.0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1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4" table:formula="of:=[.E6]/2" office:value-type="float" office:value="12" calcext:value-type="float">
            <text:p>12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H6]/[.G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H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M6]/[.N6])/([.G6]*[.O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]/([.E6]*0.5))*[.G6]" office:value-type="float" office:value="7.08333333333333" calcext:value-type="float">
            <text:p>7.08</text:p>
          </table:table-cell>
          <table:table-cell table:style-name="ce242"/>
          <table:table-cell table:style-name="ce247" table:formula="of:=([.S6]*1000)/[.T6]" office:value-type="float" office:value="0" calcext:value-type="float">
            <text:p>0.0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1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4" table:formula="of:=[.E7]/2" office:value-type="float" office:value="10" calcext:value-type="float">
            <text:p>1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H7]/[.G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H7]/2.5)*0.7457" office:value-type="float" office:value="42.05748" calcext:value-type="float">
            <text:p>42</text:p>
          </table:table-cell>
          <table:table-cell table:style-name="ce78" table:formula="of:=MIN(([.G7]*[.O7])*[.N7]*[.P7];[.L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]/([.E7]*0.5))*[.G7]" office:value-type="float" office:value="10.08" calcext:value-type="float">
            <text:p>10.08</text:p>
          </table:table-cell>
          <table:table-cell table:style-name="ce242"/>
          <table:table-cell table:style-name="ce247" table:formula="of:=([.S7]*1000)/[.T7]" office:value-type="float" office:value="0" calcext:value-type="float">
            <text:p>0.0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4" table:formula="of:=[.E8]/2" office:value-type="float" office:value="12.5" calcext:value-type="float">
            <text:p>12.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H8]/[.G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H8]/2.5)*0.7457" office:value-type="float" office:value="19.68648" calcext:value-type="float">
            <text:p>20</text:p>
          </table:table-cell>
          <table:table-cell table:style-name="ce78" table:formula="of:=MIN(([.G8]*[.O8])*[.N8]*[.P8];[.L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]/([.E8]*0.5))*[.G8]" office:value-type="float" office:value="17.28" calcext:value-type="float">
            <text:p>17.28</text:p>
          </table:table-cell>
          <table:table-cell table:style-name="ce242"/>
          <table:table-cell table:style-name="ce247" table:formula="of:=([.S8]*1000)/[.T8]" office:value-type="float" office:value="0" calcext:value-type="float">
            <text:p>0.0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1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4" table:formula="of:=[.E9]/2" office:value-type="float" office:value="15" calcext:value-type="float">
            <text:p>15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H9]/[.G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H9]/2.5)*0.7457" office:value-type="float" office:value="26.934684" calcext:value-type="float">
            <text:p>27</text:p>
          </table:table-cell>
          <table:table-cell table:style-name="ce78" table:formula="of:=MIN(([.G9]*[.O9])*[.N9]*[.P9];[.L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]/([.E9]*0.5))*[.G9]" office:value-type="float" office:value="12" calcext:value-type="float">
            <text:p>12.00</text:p>
          </table:table-cell>
          <table:table-cell table:style-name="ce242"/>
          <table:table-cell table:style-name="ce247" table:formula="of:=([.S9]*1000)/[.T9]" office:value-type="float" office:value="0" calcext:value-type="float">
            <text:p>0.0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1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" table:formula="of:=[.E10]/2" office:value-type="float" office:value="24" calcext:value-type="float">
            <text:p>24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H10]/[.G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M10]/[.N10])/([.G10]*[.O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0]/([.E10]*0.5))*[.G10]" office:value-type="float" office:value="5.5" calcext:value-type="float">
            <text:p>5.50</text:p>
          </table:table-cell>
          <table:table-cell table:style-name="ce241"/>
          <table:table-cell table:style-name="ce246" table:formula="of:=([.S10]*1000)/[.T10]" office:value-type="float" office:value="0" calcext:value-type="float">
            <text:p>0.0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" table:formula="of:=[.E11]/2" office:value-type="float" office:value="29.5" calcext:value-type="float">
            <text:p>29.5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H11]/[.G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H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M11]/[.N11])/([.G11]*[.O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]/([.E11]*0.5))*[.G11]" office:value-type="float" office:value="6.10169491525424" calcext:value-type="float">
            <text:p>6.10</text:p>
          </table:table-cell>
          <table:table-cell table:style-name="ce241"/>
          <table:table-cell table:style-name="ce246" table:formula="of:=([.S11]*1000)/[.T11]" office:value-type="float" office:value="0" calcext:value-type="float">
            <text:p>0.0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12]/2" office:value-type="float" office:value="15" calcext:value-type="float">
            <text:p>15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H12]/[.G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2]/2.5)*0.7457" office:value-type="float" office:value="149.14" calcext:value-type="float">
            <text:p>149</text:p>
          </table:table-cell>
          <table:table-cell table:style-name="ce78" table:formula="of:=MIN(([.G12]*[.O12])*[.N12]*[.P12];[.L12])" office:value-type="float" office:value="30.3603486715163" calcext:value-type="float">
            <text:p>30</text:p>
          </table:table-cell>
          <table:table-cell office:value-type="float" office:value="8.0763935431" calcext:value-type="float">
            <text:p>8.08</text:p>
          </table:table-cell>
          <table:table-cell table:style-name="ce228" table:formula="of:=MIN([.T12]*[.F12]/[.G12]; 68)" office:value-type="float" office:value="44.4869439807692" calcext:value-type="float">
            <text:p>44.49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68*0.45359237)/1.6" office:value-type="float" office:value="19.277675725" calcext:value-type="float">
            <text:p>19.28</text:p>
          </table:table-cell>
          <table:table-cell table:style-name="ce243" table:formula="of:=[.O12]/[.F12]" office:value-type="float" office:value="2.96579626538462" calcext:value-type="float">
            <text:p>2.97</text:p>
          </table:table-cell>
          <table:table-cell table:style-name="ce247" table:formula="of:=([.S12]*1000)/[.T12]" office:value-type="float" office:value="0" calcext:value-type="float">
            <text:p>0.0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1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4" table:formula="of:=[.E13]/2" office:value-type="float" office:value="21" calcext:value-type="float">
            <text:p>21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H13]/[.G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H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M13]/[.N13])/([.G13]*[.O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]/([.E13]*0.5))*[.G13]" office:value-type="float" office:value="8.57142857142857" calcext:value-type="float">
            <text:p>8.57</text:p>
          </table:table-cell>
          <table:table-cell table:style-name="ce242"/>
          <table:table-cell table:style-name="ce247" table:formula="of:=([.S13]*1000)/[.T13]" office:value-type="float" office:value="0" calcext:value-type="float">
            <text:p>0.00</text:p>
          </table:table-cell>
          <table:table-cell office:value-type="string" calcext:value-type="string">
            <text:p>P. 20 Ahrons</text:p>
          </table:table-cell>
          <table:table-cell table:number-columns-repeated="1001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" table:formula="of:=[.E14]/2" office:value-type="float" office:value="40" calcext:value-type="float">
            <text:p>4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H14]/[.G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H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M14]/[.N14])/([.G14]*[.O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4]/([.E14]*0.5))*[.G14]" office:value-type="float" office:value="7.425" calcext:value-type="float">
            <text:p>7.43</text:p>
          </table:table-cell>
          <table:table-cell table:style-name="ce241"/>
          <table:table-cell table:style-name="ce246" table:formula="of:=([.S14]*1000)/[.T14]" office:value-type="float" office:value="0" calcext:value-type="float">
            <text:p>0.0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5]/2" office:value-type="float" office:value="22" calcext:value-type="float">
            <text:p>22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5]/[.G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H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]/([.E15]*0.5))*[.G1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5]*1000)/[.T15]" office:value-type="string" office:string-value="" calcext:value-type="error">
            <text:p>#VALUE!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4" table:formula="of:=[.E16]/2" office:value-type="float" office:value="22" calcext:value-type="float">
            <text:p>22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H16]/[.G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H16]/2.5)*0.7457" office:value-type="float" office:value="186.425" calcext:value-type="float">
            <text:p>186</text:p>
          </table:table-cell>
          <table:table-cell table:style-name="ce78" table:formula="of:=MIN(([.G16]*[.O16])*[.N16]*[.P16];[.L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]/([.E16]*0.5))*[.G16]" office:value-type="float" office:value="17.3309256072727" calcext:value-type="float">
            <text:p>17.33</text:p>
          </table:table-cell>
          <table:table-cell table:style-name="ce242"/>
          <table:table-cell table:style-name="ce247" table:formula="of:=([.S16]*1000)/[.T16]" office:value-type="float" office:value="0" calcext:value-type="float">
            <text:p>0.0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4" table:formula="of:=[.E17]/2" office:value-type="float" office:value="22.5" calcext:value-type="float">
            <text:p>22.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H17]/[.G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H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M17]/[.N17])/([.G17]*[.O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]/([.E17]*0.5))*[.G1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17]*1000)/[.T17]" office:value-type="string" office:string-value="" calcext:value-type="error">
            <text:p>#VALUE!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]/2" office:value-type="float" office:value="42.5" calcext:value-type="float">
            <text:p>42.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8]/[.G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H18]/2.5)*0.7457" office:value-type="float" office:value="106.48596" calcext:value-type="float">
            <text:p>106</text:p>
          </table:table-cell>
          <table:table-cell table:style-name="ce78" table:formula="of:=MIN(([.G18]*[.O18])*[.N18]*[.P18];[.L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]/([.E18]*0.5))*[.G18]" office:value-type="float" office:value="4.93411764705882" calcext:value-type="float">
            <text:p>4.93</text:p>
          </table:table-cell>
          <table:table-cell table:style-name="ce242"/>
          <table:table-cell table:style-name="ce247" table:formula="of:=([.S18]*1000)/[.T18]" office:value-type="float" office:value="0" calcext:value-type="float">
            <text:p>0.0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4" table:formula="of:=[.E19]/2" office:value-type="float" office:value="28" calcext:value-type="float">
            <text:p>28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H19]/[.G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H19]/2.5)*0.7457" office:value-type="float" office:value="106.48596" calcext:value-type="float">
            <text:p>106</text:p>
          </table:table-cell>
          <table:table-cell table:style-name="ce78" table:formula="of:=MIN(([.G19]*[.O19])*[.N19]*[.P19];[.L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]/([.E19]*0.5))*[.G19]" office:value-type="float" office:value="7.48928571428571" calcext:value-type="float">
            <text:p>7.49</text:p>
          </table:table-cell>
          <table:table-cell table:style-name="ce242"/>
          <table:table-cell table:style-name="ce247" table:formula="of:=([.S19]*1000)/[.T19]" office:value-type="float" office:value="0" calcext:value-type="float">
            <text:p>0.0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4" table:formula="of:=[.E20]/2" office:value-type="float" office:value="15" calcext:value-type="float">
            <text:p>15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H20]/[.G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H20]/2.5)*0.7457" office:value-type="float" office:value="208.796" calcext:value-type="float">
            <text:p>209</text:p>
          </table:table-cell>
          <table:table-cell table:style-name="ce78" table:formula="of:=MIN(([.G20]*[.O20])*[.N20]*[.P20];[.L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0]/([.E20]*0.5))*[.G20]" office:value-type="float" office:value="12.5" calcext:value-type="float">
            <text:p>12.50</text:p>
          </table:table-cell>
          <table:table-cell table:style-name="ce242"/>
          <table:table-cell table:style-name="ce247" table:formula="of:=([.S20]*1000)/[.T20]" office:value-type="float" office:value="0" calcext:value-type="float">
            <text:p>0.0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1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1]/[.G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H21]/2.5)*0.7457" office:value-type="float" office:value="178.968" calcext:value-type="float">
            <text:p>179</text:p>
          </table:table-cell>
          <table:table-cell table:style-name="ce78" table:formula="of:=MIN(([.G21]*[.O21])*[.N21]*[.P21];[.L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1]/([.E21]*0.5))*[.G21]" office:value-type="float" office:value="6.56470588235294" calcext:value-type="float">
            <text:p>6.56</text:p>
          </table:table-cell>
          <table:table-cell table:style-name="ce242"/>
          <table:table-cell table:style-name="ce247" table:formula="of:=([.S21]*1000)/[.T21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H22]/[.G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H22]/2.5)*0.7457" office:value-type="float" office:value="178.968" calcext:value-type="float">
            <text:p>179</text:p>
          </table:table-cell>
          <table:table-cell table:style-name="ce78" table:formula="of:=MIN(([.G22]*[.O22])*[.N22]*[.P22];[.L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22]/([.E22]*0.5))*[.G22]" office:value-type="float" office:value="7.2" calcext:value-type="float">
            <text:p>7.20</text:p>
          </table:table-cell>
          <table:table-cell table:style-name="ce242"/>
          <table:table-cell table:style-name="ce247" table:formula="of:=([.S22]*1000)/[.T22]" office:value-type="float" office:value="0" calcext:value-type="float">
            <text:p>0.0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23]/2" office:value-type="float" office:value="42.5" calcext:value-type="float">
            <text:p>42.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H23]/[.G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H23]/2.5)*0.7457" office:value-type="float" office:value="178.968" calcext:value-type="float">
            <text:p>179</text:p>
          </table:table-cell>
          <table:table-cell table:style-name="ce78" table:formula="of:=MIN(([.G23]*[.O23])*[.N23]*[.P23];[.L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3]/([.E23]*0.5))*[.G23]" office:value-type="float" office:value="6.35294117647059" calcext:value-type="float">
            <text:p>6.35</text:p>
          </table:table-cell>
          <table:table-cell table:style-name="ce242"/>
          <table:table-cell table:style-name="ce247" table:formula="of:=([.S23]*1000)/[.T23]" office:value-type="float" office:value="0" calcext:value-type="float">
            <text:p>0.00</text:p>
          </table:table-cell>
          <table:table-cell office:value-type="string" calcext:value-type="string">
            <text:p>p. 50 Ahrons</text:p>
          </table:table-cell>
          <table:table-cell table:number-columns-repeated="1001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4" table:formula="of:=[.E24]/2" office:value-type="float" office:value="28" calcext:value-type="float">
            <text:p>28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H24]/[.G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H24]/2.5)*0.7457" office:value-type="float" office:value="229.6756" calcext:value-type="float">
            <text:p>230</text:p>
          </table:table-cell>
          <table:table-cell table:style-name="ce78" table:formula="of:=MIN(([.G24]*[.O24])*[.N24]*[.P24];[.L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4]/([.E24]*0.5))*[.G24]" office:value-type="float" office:value="11.625" calcext:value-type="float">
            <text:p>11.63</text:p>
          </table:table-cell>
          <table:table-cell table:style-name="ce242"/>
          <table:table-cell table:style-name="ce247" table:formula="of:=([.S24]*1000)/[.T24]" office:value-type="float" office:value="0" calcext:value-type="float">
            <text:p>0.00</text:p>
          </table:table-cell>
          <table:table-cell office:value-type="string" calcext:value-type="string">
            <text:p>Ahrons, p. 58</text:p>
          </table:table-cell>
          <table:table-cell table:number-columns-repeated="1001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style-name="ce4" table:formula="of:=[.E25]/2" office:value-type="float" office:value="35" calcext:value-type="float">
            <text:p>3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25]/[.G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H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25]/[.N25])/([.G25]*[.O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5]/([.E25]*0.5))*[.G2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25]*1000)/[.T25]" office:value-type="string" office:string-value="" calcext:value-type="error">
            <text:p>#VALUE!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1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ce4" table:formula="of:=[.E26]/2" office:value-type="float" office:value="42.5" calcext:value-type="float">
            <text:p>42.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H26]/2.5)*0.7457" office:value-type="float" office:value="211.48052" calcext:value-type="float">
            <text:p>211</text:p>
          </table:table-cell>
          <table:table-cell table:style-name="ce78" table:formula="of:=MIN(([.G26]*[.O26])*[.N26]*[.P26];[.L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26]/([.E26]*0.5))*[.G26]" office:value-type="float" office:value="8.53252444837647" calcext:value-type="float">
            <text:p>8.53</text:p>
          </table:table-cell>
          <table:table-cell table:style-name="ce242"/>
          <table:table-cell table:style-name="ce247" table:formula="of:=([.S26]*1000)/[.T26]" office:value-type="float" office:value="0" calcext:value-type="float">
            <text:p>0.0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1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3" table:formula="of:=[.E27]/2" office:value-type="float" office:value="46" calcext:value-type="float">
            <text:p>46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H27]/[.G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H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27]/[.N27])/([.G27]*[.O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27]/([.E27]*0.5))*[.G27]" office:value-type="float" office:value="7.69282171304348" calcext:value-type="float">
            <text:p>7.69</text:p>
          </table:table-cell>
          <table:table-cell table:style-name="ce241"/>
          <table:table-cell table:style-name="ce246" table:formula="of:=([.S27]*1000)/[.T27]" office:value-type="float" office:value="0" calcext:value-type="float">
            <text:p>0.0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4" table:formula="of:=[.E28]/2" office:value-type="float" office:value="40.5" calcext:value-type="float">
            <text:p>40.5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H28]/[.G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H28]/2.5)*0.7457" office:value-type="float" office:value="260.69672" calcext:value-type="float">
            <text:p>261</text:p>
          </table:table-cell>
          <table:table-cell table:style-name="ce78" table:formula="of:=MIN(([.G28]*[.O28])*[.N28]*[.P28];[.L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8]/([.E28]*0.5))*[.G28]" office:value-type="float" office:value="8.7375258962963" calcext:value-type="float">
            <text:p>8.74</text:p>
          </table:table-cell>
          <table:table-cell table:style-name="ce242"/>
          <table:table-cell table:style-name="ce247" table:formula="of:=([.S28]*1000)/[.T28]" office:value-type="float" office:value="0" calcext:value-type="float">
            <text:p>0.0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9]/2" office:value-type="float" office:value="48" calcext:value-type="float">
            <text:p>48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29]/[.G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H29]/2.5)*0.7457" office:value-type="float" office:value="298.28" calcext:value-type="float">
            <text:p>298</text:p>
          </table:table-cell>
          <table:table-cell table:style-name="ce78" table:formula="of:=MIN(([.G29]*[.O29])*[.N29]*[.P29];[.L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29]/([.E29]*0.5))*[.G29]" office:value-type="float" office:value="8.07441009166667" calcext:value-type="float">
            <text:p>8.07</text:p>
          </table:table-cell>
          <table:table-cell table:style-name="ce242"/>
          <table:table-cell table:style-name="ce247" table:formula="of:=([.S29]*1000)/[.T29]" office:value-type="float" office:value="0" calcext:value-type="float">
            <text:p>0.0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1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4" table:formula="of:=[.E30]/2" office:value-type="float" office:value="23" calcext:value-type="float">
            <text:p>23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H30]/[.G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H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0]/[.N30])/([.G30]*[.O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0]/([.E30]*0.5))*[.G30]" office:value-type="float" office:value="14.6529937391304" calcext:value-type="float">
            <text:p>14.65</text:p>
          </table:table-cell>
          <table:table-cell table:style-name="ce242"/>
          <table:table-cell table:style-name="ce247" table:formula="of:=([.S30]*1000)/[.T30]" office:value-type="float" office:value="0" calcext:value-type="float">
            <text:p>0.0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31]/2" office:value-type="float" office:value="47.5" calcext:value-type="float">
            <text:p>47.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H31]/[.G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H31]/2.5)*0.7457" office:value-type="float" office:value="223.71" calcext:value-type="float">
            <text:p>224</text:p>
          </table:table-cell>
          <table:table-cell table:style-name="ce78" table:formula="of:=MIN(([.G31]*[.O31])*[.N31]*[.P31];[.L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1]/([.E31]*0.5))*[.G31]" office:value-type="float" office:value="8.02141642105263" calcext:value-type="float">
            <text:p>8.02</text:p>
          </table:table-cell>
          <table:table-cell table:style-name="ce242"/>
          <table:table-cell table:style-name="ce247" table:formula="of:=([.S31]*1000)/[.T31]" office:value-type="float" office:value="0" calcext:value-type="float">
            <text:p>0.0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32]/2" office:value-type="float" office:value="52.5" calcext:value-type="float">
            <text:p>52.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G32]*[.O32])*[.N32]*[.P32];[.L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32]/([.E32]*0.5))*[.G32]" office:value-type="float" office:value="7.86226133333333" calcext:value-type="float">
            <text:p>7.86</text:p>
          </table:table-cell>
          <table:table-cell table:style-name="ce242"/>
          <table:table-cell table:style-name="ce247" table:formula="of:=([.S32]*1000)/[.T32]" office:value-type="float" office:value="0" calcext:value-type="float">
            <text:p>0.0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3]/2" office:value-type="float" office:value="52.5" calcext:value-type="float">
            <text:p>52.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H33]/[.G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H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M33]/[.N33])/([.G33]*[.O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3]/([.E33]*0.5))*[.G33]" office:value-type="float" office:value="7.8316762727619" calcext:value-type="float">
            <text:p>7.83</text:p>
          </table:table-cell>
          <table:table-cell table:style-name="ce241"/>
          <table:table-cell table:style-name="ce246" table:formula="of:=([.S33]*1000)/[.T33]" office:value-type="float" office:value="0" calcext:value-type="float">
            <text:p>0.0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1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34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34]/[.G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34]/[.N34])/([.G34]*[.O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34]/([.E34]*0.5))*[.G3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34]*1000)/[.T3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3" table:formula="of:=[.E35]/2" office:value-type="float" office:value="52.5" calcext:value-type="float">
            <text:p>52.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H35]/[.G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H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M35]/[.N35])/([.G35]*[.O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35]/([.E35]*0.5))*[.G35]" office:value-type="float" office:value="13.390467832381" calcext:value-type="float">
            <text:p>13.39</text:p>
          </table:table-cell>
          <table:table-cell table:style-name="ce241"/>
          <table:table-cell table:style-name="ce246" table:formula="of:=([.S35]*1000)/[.T35]" office:value-type="float" office:value="0" calcext:value-type="float">
            <text:p>0.0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table:style-name="ce4" table:formula="of:=[.E36]/2" office:value-type="float" office:value="27.5" calcext:value-type="float">
            <text:p>27.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H36]/[.G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H36]/2.5)*0.7457" office:value-type="float" office:value="342.42544" calcext:value-type="float">
            <text:p>342</text:p>
          </table:table-cell>
          <table:table-cell table:style-name="ce78" table:formula="of:=MIN(([.G36]*[.O36])*[.N36]*[.P36];[.L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6]/([.E36]*0.5))*[.G36]" office:value-type="float" office:value="12.9905449949091" calcext:value-type="float">
            <text:p>12.99</text:p>
          </table:table-cell>
          <table:table-cell table:style-name="ce242"/>
          <table:table-cell table:style-name="ce247" table:formula="of:=([.S36]*1000)/[.T36]" office:value-type="float" office:value="0" calcext:value-type="float">
            <text:p>0.00</text:p>
          </table:table-cell>
          <table:table-cell office:value-type="string" calcext:value-type="string">
            <text:p>p. 81 Ahrons</text:p>
          </table:table-cell>
          <table:table-cell table:number-columns-repeated="1001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4" table:formula="of:=[.E37]/2" office:value-type="float" office:value="55" calcext:value-type="float">
            <text:p>55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H37]/[.G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H37]/2.5)*0.7457" office:value-type="float" office:value="294.819952" calcext:value-type="float">
            <text:p>295</text:p>
          </table:table-cell>
          <table:table-cell table:style-name="ce78" table:formula="of:=MIN(([.G37]*[.O37])*[.N37]*[.P37];[.L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37]/([.E37]*0.5))*[.G37]" office:value-type="float" office:value="8.3580676288" calcext:value-type="float">
            <text:p>8.36</text:p>
          </table:table-cell>
          <table:table-cell table:style-name="ce242"/>
          <table:table-cell table:style-name="ce247" table:formula="of:=([.S37]*1000)/[.T37]" office:value-type="float" office:value="0" calcext:value-type="float">
            <text:p>0.0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1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" table:formula="of:=50*1.6" office:value-type="float" office:value="80" calcext:value-type="float">
            <text:p>80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H38]/[.G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H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38]*[.F38]/[.G38]; 68)" office:value-type="float" office:value="35.2794065555556" calcext:value-type="float">
            <text:p>35.28</text:p>
          </table:table-cell>
          <table:table-cell table:style-name="ce92" table:formula="of:=([.M38]/[.N38])/([.G38]*[.O38])" office:value-type="percentage" office:value="0.0310476766770176" calcext:value-type="percentage">
            <text:p>3.1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8*0.45359237)/1.6" office:value-type="float" office:value="7.937866475" calcext:value-type="float">
            <text:p>7.94</text:p>
          </table:table-cell>
          <table:table-cell table:style-name="ce243" table:formula="of:=[.O38]/[.F38]" office:value-type="float" office:value="0.440992581944444" calcext:value-type="float">
            <text:p>0.44</text:p>
          </table:table-cell>
          <table:table-cell table:style-name="ce246" table:formula="of:=([.S38]*1000)/[.T38]" office:value-type="float" office:value="0" calcext:value-type="float">
            <text:p>0.0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table:style-name="ce4" table:formula="of:=[.E39]/2" office:value-type="float" office:value="24" calcext:value-type="float">
            <text:p>24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H39]/[.G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H39]/2.5)*0.7457" office:value-type="float" office:value="394.25159" calcext:value-type="float">
            <text:p>394</text:p>
          </table:table-cell>
          <table:table-cell table:style-name="ce78" table:formula="of:=MIN(([.G39]*[.O39])*[.N39]*[.P39];[.L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39]/([.E39]*0.5))*[.G39]" office:value-type="float" office:value="17.5955896666667" calcext:value-type="float">
            <text:p>17.60</text:p>
          </table:table-cell>
          <table:table-cell table:style-name="ce242"/>
          <table:table-cell table:style-name="ce247" table:formula="of:=([.S39]*1000)/[.T39]" office:value-type="float" office:value="0" calcext:value-type="float">
            <text:p>0.0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1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40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0]/[.G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0]/[.N40])/([.G40]*[.O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0]/([.E40]*0.5))*[.G4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0]*1000)/[.T40]" office:value-type="string" office:string-value="" calcext:value-type="error">
            <text:p>#VALUE!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4" table:formula="of:=[.E41]/2" office:value-type="float" office:value="55" calcext:value-type="float">
            <text:p>55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H41]/[.G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H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1]/[.N41])/([.G41]*[.O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1]/([.E41]*0.5))*[.G4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1]*1000)/[.T41]" office:value-type="string" office:string-value="" calcext:value-type="error">
            <text:p>#VALUE!</text:p>
          </table:table-cell>
          <table:table-cell office:value-type="string" calcext:value-type="string">
            <text:p>P. 94 Ahrons</text:p>
          </table:table-cell>
          <table:table-cell table:number-columns-repeated="1001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42]/2" office:value-type="float" office:value="57.5" calcext:value-type="float">
            <text:p>57.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H42]/[.G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H42]/2.5)*0.7457" office:value-type="float" office:value="367.40639" calcext:value-type="float">
            <text:p>367</text:p>
          </table:table-cell>
          <table:table-cell table:style-name="ce78" table:formula="of:=MIN(([.G42]*[.O42])*[.N42]*[.P42];[.L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 table:number-columns-repeated="2"/>
          <table:table-cell table:style-name="ce242" table:formula="of:=([.O42]/([.E42]*0.5))*[.G42]" office:value-type="float" office:value="17.2755652173913" calcext:value-type="float">
            <text:p>17.28</text:p>
          </table:table-cell>
          <table:table-cell table:style-name="ce242"/>
          <table:table-cell table:style-name="ce247" table:formula="of:=([.S42]*1000)/[.T42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43]/2" office:value-type="float" office:value="50" calcext:value-type="float">
            <text:p>5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H43]/[.G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H43]/2.5)*0.7457" office:value-type="float" office:value="298.28" calcext:value-type="float">
            <text:p>298</text:p>
          </table:table-cell>
          <table:table-cell table:style-name="ce78" table:formula="of:=MIN(([.G43]*[.O43])*[.N43]*[.P43];[.L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43]/([.E43]*0.5))*[.G43]" office:value-type="float" office:value="10.9902" calcext:value-type="float">
            <text:p>10.99</text:p>
          </table:table-cell>
          <table:table-cell table:style-name="ce242"/>
          <table:table-cell table:style-name="ce247" table:formula="of:=([.S43]*1000)/[.T43]" office:value-type="float" office:value="0" calcext:value-type="float">
            <text:p>0.0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style-name="ce4" table:formula="of:=[.E44]/2" office:value-type="float" office:value="46" calcext:value-type="float">
            <text:p>46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4]/[.G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H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4]/[.N44])/([.G44]*[.O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4]/([.E44]*0.5))*[.G44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4]*1000)/[.T44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4" table:formula="of:=[.E45]/2" office:value-type="float" office:value="41.5" calcext:value-type="float">
            <text:p>41.5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H45]/[.G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H45]/2.5)*0.7457" office:value-type="float" office:value="201.339" calcext:value-type="float">
            <text:p>201</text:p>
          </table:table-cell>
          <table:table-cell table:style-name="ce78" table:formula="of:=([.M41]/[.L41])*[.L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5]/[.N45])/([.G45]*[.O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45]/([.E45]*0.5))*[.G45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5]*1000)/[.T45]" office:value-type="string" office:string-value="" calcext:value-type="error">
            <text:p>#VALUE!</text:p>
          </table:table-cell>
          <table:table-cell office:value-type="string" calcext:value-type="string">
            <text:p>P. 9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46]/2" office:value-type="float" office:value="42.5" calcext:value-type="float">
            <text:p>42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6]/[.G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H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6]/[.N46])/([.G46]*[.O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6]/([.E46]*0.5))*[.G46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6]*1000)/[.T46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style-name="ce4" table:formula="of:=[.E47]/2" office:value-type="float" office:value="47.5" calcext:value-type="float">
            <text:p>47.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47]/[.G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7]/[.N47])/([.G47]*[.O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7]/([.E47]*0.5))*[.G47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7]*1000)/[.T47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48]/2" office:value-type="float" office:value="39" calcext:value-type="float">
            <text:p>39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H48]/[.G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H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48]/[.N48])/([.G48]*[.O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48]/([.E48]*0.5))*[.G48]" office:value-type="string" office:string-value="" calcext:value-type="error">
            <text:p>#VALUE!</text:p>
          </table:table-cell>
          <table:table-cell table:style-name="ce242"/>
          <table:table-cell table:style-name="ce247" table:formula="of:=([.S48]*1000)/[.T48]" office:value-type="string" office:string-value="" calcext:value-type="error">
            <text:p>#VALUE!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49]/2" office:value-type="float" office:value="50" calcext:value-type="float">
            <text:p>5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H49]/[.G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H49]/2.5)*0.7457" office:value-type="float" office:value="292.3144" calcext:value-type="float">
            <text:p>292</text:p>
          </table:table-cell>
          <table:table-cell table:style-name="ce78" table:formula="of:=MIN(([.G49]*[.O49])*[.N49]*[.P49];[.L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49]/([.E49]*0.5))*[.G49]" office:value-type="float" office:value="10.11056568" calcext:value-type="float">
            <text:p>10.11</text:p>
          </table:table-cell>
          <table:table-cell table:style-name="ce242"/>
          <table:table-cell table:style-name="ce247" table:formula="of:=([.S49]*1000)/[.T49]" office:value-type="float" office:value="0" calcext:value-type="float">
            <text:p>0.0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1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4" table:formula="of:=[.E50]/2" office:value-type="float" office:value="39" calcext:value-type="float">
            <text:p>39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0]/[.G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H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0]/[.N50])/([.G50]*[.O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0]/([.E50]*0.5))*[.G50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0]*1000)/[.T50]" office:value-type="string" office:string-value="" calcext:value-type="error">
            <text:p>#VALUE!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1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style-name="ce4" table:formula="of:=[.E51]/2" office:value-type="float" office:value="56.5" calcext:value-type="float">
            <text:p>56.5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H51]/[.G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H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1]/[.N51])/([.G51]*[.O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1]/([.E51]*0.5))*[.G51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1]*1000)/[.T51]" office:value-type="string" office:string-value="" calcext:value-type="error">
            <text:p>#VALUE!</text:p>
          </table:table-cell>
          <table:table-cell office:value-type="string" calcext:value-type="string">
            <text:p>P. 113 Ahrons</text:p>
          </table:table-cell>
          <table:table-cell table:number-columns-repeated="1001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style-name="ce4" table:formula="of:=[.E52]/2" office:value-type="float" office:value="41" calcext:value-type="float">
            <text:p>41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H52]/[.G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H52]/2.5)*0.7457" office:value-type="float" office:value="320.35272" calcext:value-type="float">
            <text:p>320</text:p>
          </table:table-cell>
          <table:table-cell table:style-name="ce78" table:formula="of:=MIN(([.G52]*[.O52])*[.N52]*[.P52];[.L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2]/([.E52]*0.5))*[.G52]" office:value-type="float" office:value="13.2426737560976" calcext:value-type="float">
            <text:p>13.24</text:p>
          </table:table-cell>
          <table:table-cell table:style-name="ce242"/>
          <table:table-cell table:style-name="ce247" table:formula="of:=([.S52]*1000)/[.T52]" office:value-type="float" office:value="0" calcext:value-type="float">
            <text:p>0.0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3]/2" office:value-type="float" office:value="40" calcext:value-type="float">
            <text:p>4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H53]/[.G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H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M53]/[.N53])/([.G53]*[.O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3]/([.E53]*0.5))*[.G53]" office:value-type="string" office:string-value="" calcext:value-type="error">
            <text:p>#VALUE!</text:p>
          </table:table-cell>
          <table:table-cell table:style-name="ce242"/>
          <table:table-cell table:style-name="ce247" table:formula="of:=([.S53]*1000)/[.T53]" office:value-type="string" office:string-value="" calcext:value-type="error">
            <text:p>#VALUE!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4" table:formula="of:=[.E54]/2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H54]/[.G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H54]/2.5)*0.7457" office:value-type="float" office:value="262.4864" calcext:value-type="float">
            <text:p>262</text:p>
          </table:table-cell>
          <table:table-cell table:style-name="ce78" table:formula="of:=MIN(([.G54]*[.O54])*[.N54]*[.P54];[.L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4]/([.E54]*0.5))*[.G54]" office:value-type="float" office:value="11.113004" calcext:value-type="float">
            <text:p>11.11</text:p>
          </table:table-cell>
          <table:table-cell table:style-name="ce242"/>
          <table:table-cell table:style-name="ce247" table:formula="of:=([.S54]*1000)/[.T54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3" table:formula="of:=[.E55]/2" office:value-type="float" office:value="58.5" calcext:value-type="float">
            <text:p>58.5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H55]/[.G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M55]/[.N55])/([.G55]*[.O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55]/([.E55]*0.5))*[.G55]" office:value-type="float" office:value="9.24240632478633" calcext:value-type="float">
            <text:p>9.24</text:p>
          </table:table-cell>
          <table:table-cell table:style-name="ce241"/>
          <table:table-cell table:style-name="ce246" table:formula="of:=([.S55]*1000)/[.T55]" office:value-type="float" office:value="0" calcext:value-type="float">
            <text:p>0.0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56]/2" office:value-type="float" office:value="57.5" calcext:value-type="float">
            <text:p>5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H56]/[.G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56]/2.5)*0.7457" office:value-type="float" office:value="316.1768" calcext:value-type="float">
            <text:p>316</text:p>
          </table:table-cell>
          <table:table-cell table:style-name="ce78" table:formula="of:=MIN(([.G56]*[.O56])*[.N56]*[.P56];[.L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6]/([.E56]*0.5))*[.G56]" office:value-type="float" office:value="11.9573162045217" calcext:value-type="float">
            <text:p>11.96</text:p>
          </table:table-cell>
          <table:table-cell table:style-name="ce242"/>
          <table:table-cell table:style-name="ce247" table:formula="of:=([.S56]*1000)/[.T5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4" table:formula="of:=[.E57]/2" office:value-type="float" office:value="58.5" calcext:value-type="float">
            <text:p>58.5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H57]/[.G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H57]/2.5)*0.7457" office:value-type="float" office:value="364.736784" calcext:value-type="float">
            <text:p>365</text:p>
          </table:table-cell>
          <table:table-cell table:style-name="ce78" table:formula="of:=MIN(([.G57]*[.O57])*[.N57]*[.P57];[.L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57]/([.E57]*0.5))*[.G57]" office:value-type="float" office:value="13.9915686153846" calcext:value-type="float">
            <text:p>13.99</text:p>
          </table:table-cell>
          <table:table-cell table:style-name="ce242"/>
          <table:table-cell table:style-name="ce247" table:formula="of:=([.S57]*1000)/[.T57]" office:value-type="float" office:value="0" calcext:value-type="float">
            <text:p>0.0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1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4" table:formula="of:=[.E58]/2" office:value-type="float" office:value="42" calcext:value-type="float">
            <text:p>42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H58]/[.G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H58]/2.5)*0.7457" office:value-type="float" office:value="253.538" calcext:value-type="float">
            <text:p>254</text:p>
          </table:table-cell>
          <table:table-cell table:style-name="ce78" table:formula="of:=MIN(([.G58]*[.O58])*[.N58]*[.P58];[.L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58]/([.E58]*0.5))*[.G58]" office:value-type="float" office:value="7.79530251428571" calcext:value-type="float">
            <text:p>7.80</text:p>
          </table:table-cell>
          <table:table-cell table:style-name="ce242"/>
          <table:table-cell table:style-name="ce247" table:formula="of:=([.S58]*1000)/[.T58]" office:value-type="float" office:value="0" calcext:value-type="float">
            <text:p>0.00</text:p>
          </table:table-cell>
          <table:table-cell office:value-type="string" calcext:value-type="string">
            <text:p>p. 151 Ahrons</text:p>
          </table:table-cell>
          <table:table-cell table:number-columns-repeated="1001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4" table:formula="of:=[.E59]/2" office:value-type="float" office:value="56" calcext:value-type="float">
            <text:p>56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H59]/[.G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H59]/2.5)*0.7457" office:value-type="float" office:value="299.47312" calcext:value-type="float">
            <text:p>299</text:p>
          </table:table-cell>
          <table:table-cell table:style-name="ce78" table:formula="of:=MIN(([.G59]*[.O59])*[.N59]*[.P59];[.L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59]/([.E59]*0.5))*[.G59]" office:value-type="float" office:value="9.69390902857143" calcext:value-type="float">
            <text:p>9.69</text:p>
          </table:table-cell>
          <table:table-cell table:style-name="ce242"/>
          <table:table-cell table:style-name="ce247" table:formula="of:=([.S59]*1000)/[.T5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" table:formula="of:=[.E60]/2" office:value-type="float" office:value="22.5" calcext:value-type="float">
            <text:p>22.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H60]/[.G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H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60]/[.N60])/([.G60]*[.O60])" office:value-type="percentage" office:value="0.0261388815567873" calcext:value-type="percentage">
            <text:p>2.6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60]/([.E60]*0.5))*[.G60]" office:value-type="float" office:value="2.93333333333333" calcext:value-type="float">
            <text:p>2.93</text:p>
          </table:table-cell>
          <table:table-cell table:style-name="ce241"/>
          <table:table-cell table:style-name="ce246" table:formula="of:=([.S60]*1000)/[.T60]" office:value-type="float" office:value="0" calcext:value-type="float">
            <text:p>0.0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table:style-name="ce4" table:formula="of:=[.E61]/2" office:value-type="float" office:value="55" calcext:value-type="float">
            <text:p>55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61]/[.G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H61]/2.5)*0.7457" office:value-type="float" office:value="328.70456" calcext:value-type="float">
            <text:p>329</text:p>
          </table:table-cell>
          <table:table-cell table:style-name="ce78" table:formula="of:=MIN(([.G61]*[.O61])*[.N61]*[.P61];[.L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1]/([.E61]*0.5))*[.G61]" office:value-type="float" office:value="9.86356421818182" calcext:value-type="float">
            <text:p>9.86</text:p>
          </table:table-cell>
          <table:table-cell table:style-name="ce242"/>
          <table:table-cell table:style-name="ce247" table:formula="of:=([.S61]*1000)/[.T61]" office:value-type="float" office:value="0" calcext:value-type="float">
            <text:p>0.0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1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62]/2" office:value-type="float" office:value="42.5" calcext:value-type="float">
            <text:p>42.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H62]/[.G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62]/2.5)*0.7457" office:value-type="float" office:value="355.54976" calcext:value-type="float">
            <text:p>356</text:p>
          </table:table-cell>
          <table:table-cell table:style-name="ce78" table:formula="of:=MIN(([.G62]*[.O62])*[.N62]*[.P62];[.L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2]/([.E62]*0.5))*[.G62]" office:value-type="float" office:value="20.5450494117647" calcext:value-type="float">
            <text:p>20.55</text:p>
          </table:table-cell>
          <table:table-cell table:style-name="ce242"/>
          <table:table-cell table:style-name="ce247" table:formula="of:=([.S62]*1000)/[.T62]" office:value-type="float" office:value="0" calcext:value-type="float">
            <text:p>0.00</text:p>
          </table:table-cell>
          <table:table-cell office:value-type="string" calcext:value-type="string">
            <text:p>Ahrons p. 158</text:p>
          </table:table-cell>
          <table:table-cell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4" table:formula="of:=[.E63]/2" office:value-type="float" office:value="42.5" calcext:value-type="float">
            <text:p>42.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H63]/[.G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H63]/2.5)*0.7457" office:value-type="float" office:value="256.22252" calcext:value-type="float">
            <text:p>256</text:p>
          </table:table-cell>
          <table:table-cell table:style-name="ce78" table:formula="of:=MIN(([.G63]*[.O63])*[.N63]*[.P63];[.L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3]/([.E63]*0.5))*[.G63]" office:value-type="float" office:value="10.7850303021176" calcext:value-type="float">
            <text:p>10.79</text:p>
          </table:table-cell>
          <table:table-cell table:style-name="ce242"/>
          <table:table-cell table:style-name="ce247" table:formula="of:=([.S63]*1000)/[.T63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4" table:formula="of:=[.E64]/2" office:value-type="float" office:value="41.5" calcext:value-type="float">
            <text:p>41.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H64]/[.G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64]/2.5)*0.7457" office:value-type="float" office:value="379.71044" calcext:value-type="float">
            <text:p>380</text:p>
          </table:table-cell>
          <table:table-cell table:style-name="ce78" table:formula="of:=MIN(([.G64]*[.O64])*[.N64]*[.P64];[.L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4]/([.E64]*0.5))*[.G64]" office:value-type="float" office:value="11.0449105503614" calcext:value-type="float">
            <text:p>11.04</text:p>
          </table:table-cell>
          <table:table-cell table:style-name="ce242"/>
          <table:table-cell table:style-name="ce247" table:formula="of:=([.S64]*1000)/[.T64]" office:value-type="float" office:value="0" calcext:value-type="float">
            <text:p>0.0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table:style-name="ce4" table:formula="of:=[.E65]/2" office:value-type="float" office:value="47.5" calcext:value-type="float">
            <text:p>47.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H65]/[.G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H65]/2.5)*0.7457" office:value-type="float" office:value="298.28" calcext:value-type="float">
            <text:p>298</text:p>
          </table:table-cell>
          <table:table-cell table:style-name="ce78" table:formula="of:=MIN(([.G65]*[.O65])*[.N65]*[.P65];[.L65])" office:value-type="float" office:value="186.036312750334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5]/([.E65]*0.5))*[.G65]" office:value-type="float" office:value="12.700576" calcext:value-type="float">
            <text:p>12.70</text:p>
          </table:table-cell>
          <table:table-cell table:style-name="ce242"/>
          <table:table-cell table:style-name="ce247" table:formula="of:=([.S65]*1000)/[.T65]" office:value-type="float" office:value="0" calcext:value-type="float">
            <text:p>0.00</text:p>
          </table:table-cell>
          <table:table-cell office:value-type="string" calcext:value-type="string">
            <text:p>Ahrons p. 156</text:p>
          </table:table-cell>
          <table:table-cell table:number-columns-repeated="1001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table:style-name="ce4" table:formula="of:=[.E66]/2" office:value-type="float" office:value="61" calcext:value-type="float">
            <text:p>61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H66]/[.G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H66]/2.5)*0.7457" office:value-type="float" office:value="338.84608" calcext:value-type="float">
            <text:p>339</text:p>
          </table:table-cell>
          <table:table-cell table:style-name="ce78" table:formula="of:=MIN(([.G66]*[.O66])*[.N66]*[.P66];[.L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6]/([.E66]*0.5))*[.G66]" office:value-type="float" office:value="8.58761195016393" calcext:value-type="float">
            <text:p>8.59</text:p>
          </table:table-cell>
          <table:table-cell table:style-name="ce242"/>
          <table:table-cell table:style-name="ce247" table:formula="of:=([.S66]*1000)/[.T66]" office:value-type="float" office:value="0" calcext:value-type="float">
            <text:p>0.00</text:p>
          </table:table-cell>
          <table:table-cell office:value-type="string" calcext:value-type="string">
            <text:p>Ahrons. p. 145</text:p>
          </table:table-cell>
          <table:table-cell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4" table:formula="of:=[.E67]/2" office:value-type="float" office:value="60" calcext:value-type="float">
            <text:p>6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H67]/[.G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H67]/2.5)*0.7457" office:value-type="float" office:value="305.14044" calcext:value-type="float">
            <text:p>305</text:p>
          </table:table-cell>
          <table:table-cell table:style-name="ce78" table:formula="of:=MIN(([.G67]*[.O67])*[.N67]*[.P67];[.L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7]/([.E67]*0.5))*[.G67]" office:value-type="float" office:value="7.79166666666667" calcext:value-type="float">
            <text:p>7.79</text:p>
          </table:table-cell>
          <table:table-cell table:style-name="ce242"/>
          <table:table-cell table:style-name="ce247" table:formula="of:=([.S67]*1000)/[.T67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4" table:formula="of:=[.E68]/2" office:value-type="float" office:value="57.5" calcext:value-type="float">
            <text:p>57.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H68]/[.G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H68]/2.5)*0.7457" office:value-type="float" office:value="286.3488" calcext:value-type="float">
            <text:p>286</text:p>
          </table:table-cell>
          <table:table-cell table:style-name="ce78" table:formula="of:=MIN(([.G68]*[.O68])*[.N68]*[.P68];[.L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68]/([.E68]*0.5))*[.G68]" office:value-type="float" office:value="7.4021481266087" calcext:value-type="float">
            <text:p>7.40</text:p>
          </table:table-cell>
          <table:table-cell table:style-name="ce242"/>
          <table:table-cell table:style-name="ce247" table:formula="of:=([.S68]*1000)/[.T68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table:style-name="ce4" table:formula="of:=[.E69]/2" office:value-type="float" office:value="57.5" calcext:value-type="float">
            <text:p>57.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H69]/[.G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H69]/2.5)*0.7457" office:value-type="float" office:value="319.60702" calcext:value-type="float">
            <text:p>320</text:p>
          </table:table-cell>
          <table:table-cell table:style-name="ce78" table:formula="of:=MIN(([.G69]*[.O69])*[.N69]*[.P69];[.L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69]/([.E69]*0.5))*[.G69]" office:value-type="float" office:value="8.42706094413913" calcext:value-type="float">
            <text:p>8.43</text:p>
          </table:table-cell>
          <table:table-cell table:style-name="ce242"/>
          <table:table-cell table:style-name="ce247" table:formula="of:=([.S69]*1000)/[.T69]" office:value-type="float" office:value="0" calcext:value-type="float">
            <text:p>0.00</text:p>
          </table:table-cell>
          <table:table-cell office:value-type="string" calcext:value-type="string">
            <text:p>Ahrons p. 170</text:p>
          </table:table-cell>
          <table:table-cell table:number-columns-repeated="1001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table:style-name="ce4" table:formula="of:=[.E70]/2" office:value-type="float" office:value="60" calcext:value-type="float">
            <text:p>6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H70]/[.G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H70]/2.5)*0.7457" office:value-type="float" office:value="328.70456" calcext:value-type="float">
            <text:p>329</text:p>
          </table:table-cell>
          <table:table-cell table:style-name="ce78" table:formula="of:=MIN(([.G70]*[.O70])*[.N70]*[.P70];[.L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0]/([.E70]*0.5))*[.G70]" office:value-type="float" office:value="8.1577840812" calcext:value-type="float">
            <text:p>8.16</text:p>
          </table:table-cell>
          <table:table-cell table:style-name="ce242"/>
          <table:table-cell table:style-name="ce247" table:formula="of:=([.S70]*1000)/[.T70]" office:value-type="float" office:value="0" calcext:value-type="float">
            <text:p>0.00</text:p>
          </table:table-cell>
          <table:table-cell office:value-type="string" calcext:value-type="string">
            <text:p>Ahrons p. 169</text:p>
          </table:table-cell>
          <table:table-cell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71]/2" office:value-type="float" office:value="50" calcext:value-type="float">
            <text:p>5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H71]/[.G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H71]/2.5)*0.7457" office:value-type="float" office:value="250.5552" calcext:value-type="float">
            <text:p>251</text:p>
          </table:table-cell>
          <table:table-cell table:style-name="ce78" table:formula="of:=MIN(([.G71]*[.O71])*[.N71]*[.P71];[.L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1]/([.E71]*0.5))*[.G71]" office:value-type="float" office:value="10.4768865792" calcext:value-type="float">
            <text:p>10.48</text:p>
          </table:table-cell>
          <table:table-cell table:style-name="ce242"/>
          <table:table-cell table:style-name="ce247" table:formula="of:=([.S71]*1000)/[.T7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72]/2" office:value-type="float" office:value="60" calcext:value-type="float">
            <text:p>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H72]/[.G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H72]/2.5)*0.7457" office:value-type="float" office:value="323.6338" calcext:value-type="float">
            <text:p>324</text:p>
          </table:table-cell>
          <table:table-cell table:style-name="ce78" table:formula="of:=MIN(([.G72]*[.O72])*[.N72]*[.P72];[.L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72]/([.E72]*0.5))*[.G72]" office:value-type="float" office:value="8.730738816" calcext:value-type="float">
            <text:p>8.73</text:p>
          </table:table-cell>
          <table:table-cell table:style-name="ce242"/>
          <table:table-cell table:style-name="ce247" table:formula="of:=([.S72]*1000)/[.T7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73]/2" office:value-type="float" office:value="42.5" calcext:value-type="float">
            <text:p>42.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H73]/[.G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73]/2.5)*0.7457" office:value-type="float" office:value="269.7853116" calcext:value-type="float">
            <text:p>270</text:p>
          </table:table-cell>
          <table:table-cell table:style-name="ce78" table:formula="of:=MIN(([.G73]*[.O73])*[.N73]*[.P73];[.L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3]/([.E73]*0.5))*[.G73]" office:value-type="float" office:value="9.88370991258353" calcext:value-type="float">
            <text:p>9.88</text:p>
          </table:table-cell>
          <table:table-cell table:style-name="ce242"/>
          <table:table-cell table:style-name="ce247" table:formula="of:=([.S73]*1000)/[.T73]" office:value-type="float" office:value="0" calcext:value-type="float">
            <text:p>0.0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4" table:formula="of:=[.E74]/2" office:value-type="float" office:value="62" calcext:value-type="float">
            <text:p>62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H74]/[.G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H74]/2.5)*0.7457" office:value-type="float" office:value="323.33552" calcext:value-type="float">
            <text:p>323</text:p>
          </table:table-cell>
          <table:table-cell table:style-name="ce78" table:formula="of:=MIN(([.G74]*[.O74])*[.N74]*[.P74];[.L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4]/([.E74]*0.5))*[.G74]" office:value-type="float" office:value="8.33548387096774" calcext:value-type="float">
            <text:p>8.34</text:p>
          </table:table-cell>
          <table:table-cell table:style-name="ce242"/>
          <table:table-cell table:style-name="ce247" table:formula="of:=([.S74]*1000)/[.T74]" office:value-type="float" office:value="0" calcext:value-type="float">
            <text:p>0.0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" table:formula="of:=[.E75]/2" office:value-type="float" office:value="37" calcext:value-type="float">
            <text:p>37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H75]/[.G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H75]/2.5)*0.7457" office:value-type="float" office:value="337.65296" calcext:value-type="float">
            <text:p>338</text:p>
          </table:table-cell>
          <table:table-cell table:style-name="ce78" table:formula="of:=MIN(([.G75]*[.O75])*[.N75]*[.P75];[.L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5]/([.E75]*0.5))*[.G75]" office:value-type="float" office:value="19.3083081081081" calcext:value-type="float">
            <text:p>19.31</text:p>
          </table:table-cell>
          <table:table-cell table:style-name="ce242"/>
          <table:table-cell table:style-name="ce247" table:formula="of:=([.S75]*1000)/[.T75]" office:value-type="float" office:value="0" calcext:value-type="float">
            <text:p>0.0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1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" table:formula="of:=[.E76]/2" office:value-type="float" office:value="65" calcext:value-type="float">
            <text:p>65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H76]/[.G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H76]/2.5)*0.7457" office:value-type="float" office:value="301.78479" calcext:value-type="float">
            <text:p>302</text:p>
          </table:table-cell>
          <table:table-cell table:style-name="ce78" table:formula="of:=MIN(([.G76]*[.O76])*[.N76]*[.P76];[.L76])" office:value-type="float" office:value="183.071456747968" calcext:value-type="float">
            <text:p>1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5144" calcext:value-type="float">
            <text:p>32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76]/([.E76]*0.5))*[.G76]" office:value-type="float" office:value="8.26344024615385" calcext:value-type="float">
            <text:p>8.26</text:p>
          </table:table-cell>
          <table:table-cell table:style-name="ce243" table:formula="of:=[.O76]/[.F76]" office:value-type="float" office:value="0.503868307692308" calcext:value-type="float">
            <text:p>0.50</text:p>
          </table:table-cell>
          <table:table-cell table:style-name="ce247" table:formula="of:=([.S76]*1000)/[.T76]" office:value-type="float" office:value="0" calcext:value-type="float">
            <text:p>0.0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table:style-name="ce4" table:formula="of:=[.E77]/2" office:value-type="float" office:value="43" calcext:value-type="float">
            <text:p>43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H77]/[.G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7]/2.5)*0.7457" office:value-type="float" office:value="336.45984" calcext:value-type="float">
            <text:p>336</text:p>
          </table:table-cell>
          <table:table-cell table:style-name="ce78" table:formula="of:=MIN(([.G77]*[.O77])*[.N77]*[.P77];[.L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7]/([.E77]*0.5))*[.G77]" office:value-type="float" office:value="12.8220036332651" calcext:value-type="float">
            <text:p>12.82</text:p>
          </table:table-cell>
          <table:table-cell table:style-name="ce242"/>
          <table:table-cell table:style-name="ce247" table:formula="of:=([.S77]*1000)/[.T77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" table:formula="of:=[.E78]/2" office:value-type="float" office:value="42.5" calcext:value-type="float">
            <text:p>42.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H78]/[.G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78]/2.5)*0.7457" office:value-type="float" office:value="327.21316" calcext:value-type="float">
            <text:p>327</text:p>
          </table:table-cell>
          <table:table-cell table:style-name="ce78" table:formula="of:=MIN(([.G78]*[.O78])*[.N78]*[.P78];[.L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78]/([.E78]*0.5))*[.G78]" office:value-type="float" office:value="13.096108224" calcext:value-type="float">
            <text:p>13.10</text:p>
          </table:table-cell>
          <table:table-cell table:style-name="ce242"/>
          <table:table-cell table:style-name="ce247" table:formula="of:=([.S78]*1000)/[.T78]" office:value-type="float" office:value="0" calcext:value-type="float">
            <text:p>0.0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1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4" table:formula="of:=[.E79]/2" office:value-type="float" office:value="38" calcext:value-type="float">
            <text:p>38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H79]/[.G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H79]/2.5)*0.7457" office:value-type="float" office:value="93.06336" calcext:value-type="float">
            <text:p>93</text:p>
          </table:table-cell>
          <table:table-cell table:style-name="ce78" table:formula="of:=MIN(([.G79]*[.O79])*[.N79]*[.P79];[.L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79]/([.E79]*0.5))*[.G79]" office:value-type="float" office:value="11.4591473684211" calcext:value-type="float">
            <text:p>11.46</text:p>
          </table:table-cell>
          <table:table-cell table:style-name="ce242"/>
          <table:table-cell table:style-name="ce247" table:formula="of:=([.S79]*1000)/[.T79]" office:value-type="float" office:value="0" calcext:value-type="float">
            <text:p>0.0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 (original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4" office:value-type="float" office:value="75" calcext:value-type="float">
            <text:p>75</text:p>
          </table:table-cell>
          <table:table-cell table:style-name="ce11" office:value-type="float" office:value="16" calcext:value-type="float">
            <text:p>16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80]/[.G80]" office:value-type="float" office:value="76.5625" calcext:value-type="float">
            <text:p>76.56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H80]/2.5)*0.7457" office:value-type="float" office:value="365.393" calcext:value-type="float">
            <text:p>365</text:p>
          </table:table-cell>
          <table:table-cell table:style-name="ce78" table:formula="of:=MIN(([.G80]*[.O80])*[.N80]*[.P80];[.L80])" office:value-type="float" office:value="184.311519191455" calcext:value-type="float">
            <text:p>18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0]/([.E80]*0.5))*[.G80]" office:value-type="float" office:value="8.35" calcext:value-type="float">
            <text:p>8.35</text:p>
          </table:table-cell>
          <table:table-cell table:style-name="ce242" table:formula="of:=[.O80]/[.F80]" office:value-type="float" office:value="0.445333333333333" calcext:value-type="float">
            <text:p>0.45</text:p>
          </table:table-cell>
          <table:table-cell table:style-name="ce247" table:formula="of:=([.S80]*1000)/[.T80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3" office:value-type="float" office:value="75" calcext:value-type="float">
            <text:p>7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H81]/[.G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H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228" table:formula="of:=MIN([.T81]*[.F81]/[.G81]; 68)" office:value-type="float" office:value="32.5256568431303" calcext:value-type="float">
            <text:p>32.53</text:p>
          </table:table-cell>
          <table:table-cell table:style-name="ce92" table:formula="of:=([.M81]/[.N81])/([.G81]*[.O81])" office:value-type="percentage" office:value="0.043574072649918" calcext:value-type="percentage">
            <text:p>4.3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7*0.45359237)/1.6" office:value-type="float" office:value="7.65437124375" calcext:value-type="float">
            <text:p>7.65</text:p>
          </table:table-cell>
          <table:table-cell table:style-name="ce243" table:formula="of:=[.O81]/[.F81]" office:value-type="float" office:value="0.433675424575071" calcext:value-type="float">
            <text:p>0.43</text:p>
          </table:table-cell>
          <table:table-cell table:style-name="ce246" table:formula="of:=([.S81]*1000)/[.T81]" office:value-type="float" office:value="0" calcext:value-type="float">
            <text:p>0.0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Hunslet quarry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82]/2" office:value-type="float" office:value="17.5" calcext:value-type="float">
            <text:p>17.5</text:p>
          </table:table-cell>
          <table:table-cell table:style-name="ce7" office:value-type="float" office:value="1.75" calcext:value-type="float">
            <text:p>1.75</text:p>
          </table:table-cell>
          <table:table-cell table:style-name="ce11" office:value-type="float" office:value="90" calcext:value-type="float">
            <text:p>90</text:p>
          </table:table-cell>
          <table:table-cell table:style-name="ce48" table:formula="of:=[.H82]/[.G82]" office:value-type="float" office:value="51.4285714285714" calcext:value-type="float">
            <text:p>51.43</text:p>
          </table:table-cell>
          <table:table-cell table:style-name="ce193" office:value-type="float" office:value="120" calcext:value-type="float">
            <text:p>120</text:p>
          </table:table-cell>
          <table:table-cell table:style-name="ce59" office:value-type="float" office:value="7" calcext:value-type="float">
            <text:p>7</text:p>
          </table:table-cell>
          <table:table-cell table:style-name="ce72" table:formula="of:=([.H82]/2.5)*0.7457" office:value-type="float" office:value="26.8452" calcext:value-type="float">
            <text:p>27</text:p>
          </table:table-cell>
          <table:table-cell table:style-name="ce78" table:formula="of:=MIN(([.G82]*[.O82])*[.N82]*[.P82];[.L82])" office:value-type="float" office:value="8.7481427302038" calcext:value-type="float">
            <text:p>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8" calcext:value-type="percentage">
            <text:p>2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82]/([.E82]*0.5))*[.G82]" office:value-type="float" office:value="2.2" calcext:value-type="float">
            <text:p>2.20</text:p>
          </table:table-cell>
          <table:table-cell table:style-name="ce242" table:formula="of:=[.O82]/[.F82]" office:value-type="float" office:value="1.25714285714286" calcext:value-type="float">
            <text:p>1.26</text:p>
          </table:table-cell>
          <table:table-cell table:style-name="ce247" table:formula="of:=([.S82]*1000)/[.T82]" office:value-type="float" office:value="0" calcext:value-type="float">
            <text:p>0.00</text:p>
          </table:table-cell>
          <table:table-cell table:style-name="ce104" office:value-type="string" calcext:value-type="string">
            <text:p>http://www.modelengineeringwebsite.com/Hunslet_Louisa.html</text:p>
          </table:table-cell>
          <table:table-cell table:style-name="ce7" table:number-columns-repeated="1001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style-name="ce4" table:formula="of:=[.E83]/2" office:value-type="float" office:value="37.5" calcext:value-type="float">
            <text:p>37.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H83]/[.G83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H83]/2.5)*0.7457" office:value-type="float" office:value="391.34336" calcext:value-type="float">
            <text:p>391</text:p>
          </table:table-cell>
          <table:table-cell table:style-name="ce78" table:formula="of:=MIN(([.G83]*[.O83])*[.N83]*[.P83];[.L83])" office:value-type="float" office:value="232.321209328018" calcext:value-type="float">
            <text:p>23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395" calcext:value-type="percentage">
            <text:p>3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3]/([.E83]*0.5))*[.G83]" office:value-type="float" office:value="17.2773333333333" calcext:value-type="float">
            <text:p>17.28</text:p>
          </table:table-cell>
          <table:table-cell table:style-name="ce242" table:formula="of:=[.O83]/[.F83]" office:value-type="float" office:value="0.826666666666667" calcext:value-type="float">
            <text:p>0.83</text:p>
          </table:table-cell>
          <table:table-cell table:style-name="ce247" table:formula="of:=([.S83]*1000)/[.T83]" office:value-type="float" office:value="0" calcext:value-type="float">
            <text:p>0.0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1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3" table:formula="of:=[.E84]/2" office:value-type="float" office:value="30" calcext:value-type="float">
            <text:p>3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H84]/[.G84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H84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22" calcext:value-type="float">
            <text:p>22.00</text:p>
          </table:table-cell>
          <table:table-cell table:style-name="ce92" table:formula="of:=([.M84]/[.N84])/([.G84]*[.O84])" office:value-type="percentage" office:value="0.0268241990267192" calcext:value-type="percentage">
            <text:p>2.6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3" table:formula="of:=(2.84*0.45359237)/1.6" office:value-type="float" office:value="0.80512645675" calcext:value-type="float">
            <text:p>0.81</text:p>
          </table:table-cell>
          <table:table-cell table:style-name="ce243" table:formula="of:=[.O84]/[.F84]" office:value-type="float" office:value="0.733333333333333" calcext:value-type="float">
            <text:p>0.73</text:p>
          </table:table-cell>
          <table:table-cell table:style-name="ce246" table:formula="of:=([.S84]*1000)/[.T84]" office:value-type="float" office:value="0" calcext:value-type="float">
            <text:p>0.0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1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table:style-name="ce4" table:formula="of:=[.E85]/2" office:value-type="float" office:value="42.5" calcext:value-type="float">
            <text:p>42.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H85]/[.G85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H85]/2.5)*0.7457" office:value-type="float" office:value="157.49184" calcext:value-type="float">
            <text:p>157</text:p>
          </table:table-cell>
          <table:table-cell table:style-name="ce78" table:formula="of:=MIN(([.G85]*[.O85])*[.N85]*[.P85];[.L85])" office:value-type="float" office:value="126.31501506702" calcext:value-type="float">
            <text:p>12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5]/([.E85]*0.5))*[.G85]" office:value-type="float" office:value="7.70359307294118" calcext:value-type="float">
            <text:p>7.70</text:p>
          </table:table-cell>
          <table:table-cell table:style-name="ce242" table:formula="of:=[.O85]/[.F85]" office:value-type="float" office:value="0.770359307294118" calcext:value-type="float">
            <text:p>0.77</text:p>
          </table:table-cell>
          <table:table-cell table:style-name="ce247" table:formula="of:=([.S85]*1000)/[.T85]" office:value-type="float" office:value="0" calcext:value-type="float">
            <text:p>0.00</text:p>
          </table:table-cell>
          <table:table-cell office:value-type="string" calcext:value-type="string">
            <text:p>Ahrons p. 202</text:p>
          </table:table-cell>
          <table:table-cell table:number-columns-repeated="1001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86]/2" office:value-type="float" office:value="63.5" calcext:value-type="float">
            <text:p>63.5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H86]/[.G86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H86]/2.5)*0.7457" office:value-type="float" office:value="334.96844" calcext:value-type="float">
            <text:p>335</text:p>
          </table:table-cell>
          <table:table-cell table:style-name="ce78" table:formula="of:=MIN(([.G86]*[.O86])*[.N86]*[.P86];[.L86])" office:value-type="float" office:value="236.210621162419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85]/([.E86]*0.5))*[.G86]" office:value-type="float" office:value="9.79630142740157" calcext:value-type="float">
            <text:p>9.80</text:p>
          </table:table-cell>
          <table:table-cell table:style-name="ce242" table:formula="of:=[.O86]/[.F86]" office:value-type="float" office:value="0.519685039370079" calcext:value-type="float">
            <text:p>0.52</text:p>
          </table:table-cell>
          <table:table-cell table:style-name="ce247" table:formula="of:=([.S86]*1000)/[.T86]" office:value-type="float" office:value="0" calcext:value-type="float">
            <text:p>0.0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table:style-name="ce4" table:formula="of:=[.E87]/2" office:value-type="float" office:value="52.5" calcext:value-type="float">
            <text:p>52.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H87]/[.G87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H87]/2.5)*0.7457" office:value-type="float" office:value="306.93012" calcext:value-type="float">
            <text:p>307</text:p>
          </table:table-cell>
          <table:table-cell table:style-name="ce78" table:formula="of:=MIN(([.G87]*[.O87])*[.N87]*[.P87];[.L87])" office:value-type="float" office:value="181.008115934285" calcext:value-type="float">
            <text:p>1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22" calcext:value-type="percentage">
            <text:p>4.2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7]/([.E87]*0.5))*[.G87]" office:value-type="float" office:value="9" calcext:value-type="float">
            <text:p>9.00</text:p>
          </table:table-cell>
          <table:table-cell table:style-name="ce242" table:formula="of:=[.O87]/[.F87]" office:value-type="float" office:value="0.6" calcext:value-type="float">
            <text:p>0.60</text:p>
          </table:table-cell>
          <table:table-cell table:style-name="ce247" table:formula="of:=([.S87]*1000)/[.T8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H88]/[.G88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H88]/2.5)*0.7457" office:value-type="float" office:value="320.651" calcext:value-type="float">
            <text:p>321</text:p>
          </table:table-cell>
          <table:table-cell table:style-name="ce78" table:formula="of:=MIN(([.G88]*[.O88])*[.N88]*[.P88];[.L88])" office:value-type="float" office:value="212.06861324933" calcext:value-type="float">
            <text:p>2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27" calcext:value-type="percentage">
            <text:p>4.2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88]/([.E88]*0.5))*[.G88]" office:value-type="float" office:value="14.9268292682927" calcext:value-type="float">
            <text:p>14.93</text:p>
          </table:table-cell>
          <table:table-cell table:style-name="ce242" table:formula="of:=[.O88]/[.F88]" office:value-type="float" office:value="0.72" calcext:value-type="float">
            <text:p>0.72</text:p>
          </table:table-cell>
          <table:table-cell table:style-name="ce247" table:formula="of:=([.S88]*1000)/[.T8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table:style-name="ce4" table:formula="of:=[.E89]/2" office:value-type="float" office:value="65" calcext:value-type="float">
            <text:p>65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H89]/[.G89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H89]/2.5)*0.7457" office:value-type="float" office:value="323.03724" calcext:value-type="float">
            <text:p>323</text:p>
          </table:table-cell>
          <table:table-cell table:style-name="ce78" table:formula="of:=MIN(([.G89]*[.O89])*[.N89]*[.P89];[.L89])" office:value-type="float" office:value="232.384537981896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89]*[.F89]/[.G89]; 68)" office:value-type="float" office:value="39.8716977284357" calcext:value-type="float">
            <text:p>39.87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89]/[.F89]" office:value-type="float" office:value="0.613410734283626" calcext:value-type="float">
            <text:p>0.61</text:p>
          </table:table-cell>
          <table:table-cell table:style-name="ce247" table:formula="of:=([.S89]*1000)/[.T89]" office:value-type="float" office:value="0" calcext:value-type="float">
            <text:p>0.00</text:p>
          </table:table-cell>
          <table:table-cell office:value-type="string" calcext:value-type="string">
            <text:p>Ahrons p. 192</text:p>
          </table:table-cell>
          <table:table-cell table:number-columns-repeated="1001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4" table:formula="of:=[.E90]/2" office:value-type="float" office:value="56" calcext:value-type="float">
            <text:p>56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H90]/[.G90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0]/2.5)*0.7457" office:value-type="float" office:value="320.531688" calcext:value-type="float">
            <text:p>321</text:p>
          </table:table-cell>
          <table:table-cell table:style-name="ce78" table:formula="of:=MIN(([.G90]*[.O90])*[.N90]*[.P90];[.L90])" office:value-type="float" office:value="179.64629231432" calcext:value-type="float">
            <text:p>1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0]*[.F90]/[.G90]; 68)" office:value-type="float" office:value="30.8230604643275" calcext:value-type="float">
            <text:p>30.82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3.2*0.45359237)/1.6" office:value-type="float" office:value="9.4120416775" calcext:value-type="float">
            <text:p>9.41</text:p>
          </table:table-cell>
          <table:table-cell table:style-name="ce243" table:formula="of:=[.O90]/[.F90]" office:value-type="float" office:value="0.550411794005848" calcext:value-type="float">
            <text:p>0.55</text:p>
          </table:table-cell>
          <table:table-cell table:style-name="ce247" table:formula="of:=([.S90]*1000)/[.T90]" office:value-type="float" office:value="0" calcext:value-type="float">
            <text:p>0.0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1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4" table:formula="of:=[.E91]/2" office:value-type="float" office:value="62.5" calcext:value-type="float">
            <text:p>62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H91]/[.G91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H91]/2.5)*0.7457" office:value-type="float" office:value="357.936" calcext:value-type="float">
            <text:p>358</text:p>
          </table:table-cell>
          <table:table-cell table:style-name="ce78" table:formula="of:=MIN(([.G91]*[.O91])*[.N91]*[.P91];[.L91])" office:value-type="float" office:value="205.713529185126" calcext:value-type="float">
            <text:p>2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91]/([.E91]*0.5))*[.G91]" office:value-type="float" office:value="8.432" calcext:value-type="float">
            <text:p>8.43</text:p>
          </table:table-cell>
          <table:table-cell table:style-name="ce242" table:formula="of:=[.O91]/[.F91]" office:value-type="float" office:value="0.496" calcext:value-type="float">
            <text:p>0.50</text:p>
          </table:table-cell>
          <table:table-cell table:style-name="ce247" table:formula="of:=([.S91]*1000)/[.T9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2]/2" office:value-type="float" office:value="42.5" calcext:value-type="float">
            <text:p>42.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H92]/[.G92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H92]/2.5)*0.7457" office:value-type="float" office:value="291.41956" calcext:value-type="float">
            <text:p>291</text:p>
          </table:table-cell>
          <table:table-cell table:style-name="ce78" table:formula="of:=MIN(([.G92]*[.O92])*[.N92]*[.P92];[.L92])" office:value-type="float" office:value="195.864044203622" calcext:value-type="float">
            <text:p>1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2]/([.E92]*0.5))*[.G92]" office:value-type="float" office:value="11.6705882352941" calcext:value-type="float">
            <text:p>11.67</text:p>
          </table:table-cell>
          <table:table-cell table:style-name="ce242" table:formula="of:=[.O92]/[.F92]" office:value-type="float" office:value="0.729411764705882" calcext:value-type="float">
            <text:p>0.73</text:p>
          </table:table-cell>
          <table:table-cell table:style-name="ce247" table:formula="of:=([.S92]*1000)/[.T92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93]/2" office:value-type="float" office:value="62.5" calcext:value-type="float">
            <text:p>6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93]/[.G93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H93]/2.5)*0.7457" office:value-type="float" office:value="307.2284" calcext:value-type="float">
            <text:p>307</text:p>
          </table:table-cell>
          <table:table-cell table:style-name="ce78" table:formula="of:=MIN(([.G93]*[.O93])*[.N93]*[.P93];[.L93])" office:value-type="float" office:value="186.479890005472" calcext:value-type="float">
            <text:p>1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4" calcext:value-type="float">
            <text:p>33.4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3]/([.E93]*0.5))*[.G93]" office:value-type="float" office:value="8.5504" calcext:value-type="float">
            <text:p>8.55</text:p>
          </table:table-cell>
          <table:table-cell table:style-name="ce242" table:formula="of:=[.O93]/[.F93]" office:value-type="float" office:value="0.5344" calcext:value-type="float">
            <text:p>0.53</text:p>
          </table:table-cell>
          <table:table-cell table:style-name="ce247" table:formula="of:=([.S93]*1000)/[.T93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800 class (rebuilt)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3" calcext:value-type="float">
            <text:p>133</text:p>
          </table:table-cell>
          <table:table-cell table:style-name="ce4" table:formula="of:=[.E94]/2" office:value-type="float" office:value="66.5" calcext:value-type="float">
            <text:p>66.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94]/[.G94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H94]/2.5)*0.7457" office:value-type="float" office:value="365.393" calcext:value-type="float">
            <text:p>365</text:p>
          </table:table-cell>
          <table:table-cell table:style-name="ce78" table:formula="of:=MIN(([.G94]*[.O94])*[.N94]*[.P94];[.L94])" office:value-type="float" office:value="207.730519326561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94]*[.F94]/[.G94]; 68)" office:value-type="float" office:value="33.39573824125" calcext:value-type="float">
            <text:p>33.40</text:p>
          </table:table-cell>
          <table:table-cell table:style-name="ce93" office:value-type="percentage" office:value="0.0438" calcext:value-type="percentage">
            <text:p>4.3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1*0.45359237)/1.6" office:value-type="float" office:value="8.78835216875" calcext:value-type="float">
            <text:p>8.79</text:p>
          </table:table-cell>
          <table:table-cell table:style-name="ce243" table:formula="of:=[.O94]/[.F94]" office:value-type="float" office:value="0.5021915525" calcext:value-type="float">
            <text:p>0.50</text:p>
          </table:table-cell>
          <table:table-cell table:style-name="ce247" table:formula="of:=([.S94]*1000)/[.T94]" office:value-type="float" office:value="0" calcext:value-type="float">
            <text:p>0.00</text:p>
          </table:table-cell>
          <table:table-cell table:style-name="ce104" office:value-type="string" calcext:value-type="string">
            <text:p>Ahrons p. 189</text:p>
          </table:table-cell>
          <table:table-cell table:number-columns-repeated="1001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95]/2" office:value-type="float" office:value="47.5" calcext:value-type="float">
            <text:p>47.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H95]/[.G95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H95]/2.5)*0.7457" office:value-type="float" office:value="360.739832" calcext:value-type="float">
            <text:p>361</text:p>
          </table:table-cell>
          <table:table-cell table:style-name="ce78" table:formula="of:=MIN(([.G95]*[.O95])*[.N95]*[.P95];[.L95])" office:value-type="float" office:value="199.933637581622" calcext:value-type="float">
            <text:p>2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5]/([.E95]*0.5))*[.G95]" office:value-type="float" office:value="12.0622049431579" calcext:value-type="float">
            <text:p>12.06</text:p>
          </table:table-cell>
          <table:table-cell table:style-name="ce242" table:formula="of:=[.O95]/[.F95]" office:value-type="float" office:value="0.689268853894737" calcext:value-type="float">
            <text:p>0.69</text:p>
          </table:table-cell>
          <table:table-cell table:style-name="ce247" table:formula="of:=([.S95]*1000)/[.T95]" office:value-type="float" office:value="0" calcext:value-type="float">
            <text:p>0.00</text:p>
          </table:table-cell>
          <table:table-cell office:value-type="string" calcext:value-type="string">
            <text:p>Ahrons p. 201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table:style-name="ce4" table:formula="of:=[.E96]/2" office:value-type="float" office:value="55" calcext:value-type="float">
            <text:p>55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H96]/[.G96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H96]/2.5)*0.7457" office:value-type="float" office:value="321.24756" calcext:value-type="float">
            <text:p>321</text:p>
          </table:table-cell>
          <table:table-cell table:style-name="ce78" table:formula="of:=MIN(([.G96]*[.O96])*[.N96]*[.P96];[.L96])" office:value-type="float" office:value="208.105546966349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6]/([.E96]*0.5))*[.G96]" office:value-type="float" office:value="9.58181818181818" calcext:value-type="float">
            <text:p>9.58</text:p>
          </table:table-cell>
          <table:table-cell table:style-name="ce242" table:formula="of:=[.O96]/[.F96]" office:value-type="float" office:value="0.563636363636364" calcext:value-type="float">
            <text:p>0.56</text:p>
          </table:table-cell>
          <table:table-cell table:style-name="ce247" table:formula="of:=([.S96]*1000)/[.T9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97]/2" office:value-type="float" office:value="42.5" calcext:value-type="float">
            <text:p>42.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H97]/[.G97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H97]/2.5)*0.7457" office:value-type="float" office:value="304.2456" calcext:value-type="float">
            <text:p>304</text:p>
          </table:table-cell>
          <table:table-cell table:style-name="ce78" table:formula="of:=MIN(([.G97]*[.O97])*[.N97]*[.P97];[.L97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7]/([.E97]*0.5))*[.G97]" office:value-type="float" office:value="13.8588235294118" calcext:value-type="float">
            <text:p>13.86</text:p>
          </table:table-cell>
          <table:table-cell table:style-name="ce242" table:formula="of:=[.O97]/[.F97]" office:value-type="float" office:value="0.729411764705882" calcext:value-type="float">
            <text:p>0.73</text:p>
          </table:table-cell>
          <table:table-cell table:style-name="ce247" table:formula="of:=([.S97]*1000)/[.T97]" office:value-type="float" office:value="0" calcext:value-type="float">
            <text:p>0.0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1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4" table:formula="of:=[.E98]/2" office:value-type="float" office:value="27.5" calcext:value-type="float">
            <text:p>27.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H84]/2" office:value-type="float" office:value="356.5" calcext:value-type="float">
            <text:p>356.5</text:p>
          </table:table-cell>
          <table:table-cell table:style-name="ce48" table:formula="of:=[.H98]/[.G98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H98]/2.5)*0.7457" office:value-type="float" office:value="106.33682" calcext:value-type="float">
            <text:p>106</text:p>
          </table:table-cell>
          <table:table-cell table:style-name="ce78" table:formula="of:=MIN(([.G98]*[.O98])*[.N98]*[.P98];[.L98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98]/([.E98]*0.5))*[.G98]" office:value-type="float" office:value="6.47662079441455" calcext:value-type="float">
            <text:p>6.48</text:p>
          </table:table-cell>
          <table:table-cell table:style-name="ce242" table:formula="of:=[.O98]/[.F98]" office:value-type="float" office:value="1.19055529309091" calcext:value-type="float">
            <text:p>1.19</text:p>
          </table:table-cell>
          <table:table-cell table:style-name="ce247" table:formula="of:=([.S98]*1000)/[.T98]" office:value-type="float" office:value="0" calcext:value-type="float">
            <text:p>0.0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1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4" table:formula="of:=[.E99]/2" office:value-type="float" office:value="6" calcext:value-type="float">
            <text:p>6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H99]/[.G99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H99]/2.5)*0.7457" office:value-type="float" office:value="32.8108" calcext:value-type="float">
            <text:p>33</text:p>
          </table:table-cell>
          <table:table-cell table:style-name="ce78" table:formula="of:=MIN(([.G99]*[.O99])*[.N99]*[.P99];[.L99])" office:value-type="float" office:value="2.37445970167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99]/([.E99]*0.5))*[.G99]" office:value-type="float" office:value="1.66666666666667" calcext:value-type="float">
            <text:p>1.67</text:p>
          </table:table-cell>
          <table:table-cell table:style-name="ce242" table:formula="of:=[.O99]/[.F99]" office:value-type="float" office:value="0.416666666666667" calcext:value-type="float">
            <text:p>0.42</text:p>
          </table:table-cell>
          <table:table-cell table:style-name="ce247" table:formula="of:=([.S99]*1000)/[.T99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table:style-name="ce4" table:formula="of:=[.E100]/2" office:value-type="float" office:value="67.5" calcext:value-type="float">
            <text:p>67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0]/[.G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H100]/2.5)*0.7457" office:value-type="float" office:value="391.64164" calcext:value-type="float">
            <text:p>392</text:p>
          </table:table-cell>
          <table:table-cell table:style-name="ce78" table:formula="of:=MIN(([.G100]*[.O100])*[.N100]*[.P100];[.L100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0]/([.E100]*0.5))*[.G100]" office:value-type="float" office:value="8.48821829333333" calcext:value-type="float">
            <text:p>8.49</text:p>
          </table:table-cell>
          <table:table-cell table:style-name="ce242" table:formula="of:=[.O100]/[.F100]" office:value-type="float" office:value="0.485041045333333" calcext:value-type="float">
            <text:p>0.49</text:p>
          </table:table-cell>
          <table:table-cell table:style-name="ce247" table:formula="of:=([.S100]*1000)/[.T100]" office:value-type="float" office:value="0" calcext:value-type="float">
            <text:p>0.00</text:p>
          </table:table-cell>
          <table:table-cell office:value-type="string" calcext:value-type="string">
            <text:p>Ahrons p. 214</text:p>
          </table:table-cell>
          <table:table-cell table:number-columns-repeated="1001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4" table:formula="of:=[.E101]/2" office:value-type="float" office:value="63.5" calcext:value-type="float">
            <text:p>63.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H101]/[.G101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H101]/2.5)*0.7457" office:value-type="float" office:value="344.5134" calcext:value-type="float">
            <text:p>345</text:p>
          </table:table-cell>
          <table:table-cell table:style-name="ce78" table:formula="of:=MIN(([.G101]*[.O101])*[.N101]*[.P101];[.L101])" office:value-type="float" office:value="213.892686759629" calcext:value-type="float">
            <text:p>2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242" table:formula="of:=([.O101]/([.E101]*0.5))*[.G101]" office:value-type="float" office:value="8.43307086614173" calcext:value-type="float">
            <text:p>8.43</text:p>
          </table:table-cell>
          <table:table-cell table:style-name="ce242" table:formula="of:=[.O101]/[.F101]" office:value-type="float" office:value="0.496062992125984" calcext:value-type="float">
            <text:p>0.50</text:p>
          </table:table-cell>
          <table:table-cell table:style-name="ce247" table:formula="of:=([.S101]*1000)/[.T101]" office:value-type="float" office:value="0" calcext:value-type="float">
            <text:p>0.0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table:style-name="ce4" table:formula="of:=[.E102]/2" office:value-type="float" office:value="43.5" calcext:value-type="float">
            <text:p>43.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H102]/[.G102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H102]/2.5)*0.7457" office:value-type="float" office:value="391.64164" calcext:value-type="float">
            <text:p>392</text:p>
          </table:table-cell>
          <table:table-cell table:style-name="ce78" table:formula="of:=MIN(([.G102]*[.O102])*[.N102]*[.P102];[.L102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2]/([.E102]*0.5))*[.G102]" office:value-type="float" office:value="13.1713732137931" calcext:value-type="float">
            <text:p>13.17</text:p>
          </table:table-cell>
          <table:table-cell table:style-name="ce242" table:formula="of:=[.O102]/[.F102]" office:value-type="float" office:value="0.752649897931034" calcext:value-type="float">
            <text:p>0.75</text:p>
          </table:table-cell>
          <table:table-cell table:style-name="ce247" table:formula="of:=([.S102]*1000)/[.T102]" office:value-type="float" office:value="0" calcext:value-type="float">
            <text:p>0.00</text:p>
          </table:table-cell>
          <table:table-cell office:value-type="string" calcext:value-type="string">
            <text:p>Ahrons p. 221</text:p>
          </table:table-cell>
          <table:table-cell table:number-columns-repeated="1001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4" table:formula="of:=[.E103]/2" office:value-type="float" office:value="42.5" calcext:value-type="float">
            <text:p>42.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H103]/[.G103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H103]/2.5)*0.7457" office:value-type="float" office:value="332.5822" calcext:value-type="float">
            <text:p>333</text:p>
          </table:table-cell>
          <table:table-cell table:style-name="ce78" table:formula="of:=MIN(([.G103]*[.O103])*[.N103]*[.P103];[.L10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03]/([.E103]*0.5))*[.G103]" office:value-type="float" office:value="13.4812878776471" calcext:value-type="float">
            <text:p>13.48</text:p>
          </table:table-cell>
          <table:table-cell table:style-name="ce242" table:formula="of:=[.O103]/[.F103]" office:value-type="float" office:value="0.770359307294118" calcext:value-type="float">
            <text:p>0.77</text:p>
          </table:table-cell>
          <table:table-cell table:style-name="ce247" table:formula="of:=([.S103]*1000)/[.T103]" office:value-type="float" office:value="0" calcext:value-type="float">
            <text:p>0.0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04]/2" office:value-type="float" office:value="8" calcext:value-type="float">
            <text:p>8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H104]/[.G104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H104]/2.5)*0.7457" office:value-type="float" office:value="34.60048" calcext:value-type="float">
            <text:p>35</text:p>
          </table:table-cell>
          <table:table-cell table:style-name="ce78" table:formula="of:=MIN(([.G104]*[.O104])*[.N104]*[.P104];[.L104])" office:value-type="float" office:value="2.63056214092155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4]/([.E104]*0.5))*[.G104]" office:value-type="float" office:value="1.615625" calcext:value-type="float">
            <text:p>1.62</text:p>
          </table:table-cell>
          <table:table-cell table:style-name="ce242" table:formula="of:=[.O104]/[.F104]" office:value-type="float" office:value="0.3125" calcext:value-type="float">
            <text:p>0.31</text:p>
          </table:table-cell>
          <table:table-cell table:style-name="ce247" table:formula="of:=([.S104]*1000)/[.T104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4" table:formula="of:=[.E105]/2" office:value-type="float" office:value="7" calcext:value-type="float">
            <text:p>7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H105]/[.G105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H105]/2.5)*0.7457" office:value-type="float" office:value="50.40932" calcext:value-type="float">
            <text:p>50</text:p>
          </table:table-cell>
          <table:table-cell table:style-name="ce78" table:formula="of:=MIN(([.G105]*[.O105])*[.N105]*[.P105];[.L105])" office:value-type="float" office:value="2.6356502688537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" calcext:value-type="float">
            <text:p>3.00</text:p>
          </table:table-cell>
          <table:table-cell table:style-name="ce93" office:value-type="percentage" office:value="0.035" calcext:value-type="percentage">
            <text:p>3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5]/([.E105]*0.5))*[.G105]" office:value-type="float" office:value="1.58571428571429" calcext:value-type="float">
            <text:p>1.59</text:p>
          </table:table-cell>
          <table:table-cell table:style-name="ce242" table:formula="of:=[.O105]/[.F105]" office:value-type="float" office:value="0.428571428571429" calcext:value-type="float">
            <text:p>0.43</text:p>
          </table:table-cell>
          <table:table-cell table:style-name="ce247" table:formula="of:=([.S105]*1000)/[.T105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6]/2" office:value-type="float" office:value="47.5" calcext:value-type="float">
            <text:p>47.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H106]/[.G106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H106]/2.5)*0.7457" office:value-type="float" office:value="298.28" calcext:value-type="float">
            <text:p>298</text:p>
          </table:table-cell>
          <table:table-cell table:style-name="ce78" table:formula="of:=MIN(([.G106]*[.O106])*[.N106]*[.P106];[.L106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6]/([.E106]*0.5))*[.G106]" office:value-type="float" office:value="11.0283016623158" calcext:value-type="float">
            <text:p>11.03</text:p>
          </table:table-cell>
          <table:table-cell table:style-name="ce242" table:formula="of:=[.O106]/[.F106]" office:value-type="float" office:value="0.689268853894737" calcext:value-type="float">
            <text:p>0.69</text:p>
          </table:table-cell>
          <table:table-cell table:style-name="ce247" table:formula="of:=([.S106]*1000)/[.T10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07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07]/[.G107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H107]/2.5)*0.7457" office:value-type="float" office:value="322.1424" calcext:value-type="float">
            <text:p>322</text:p>
          </table:table-cell>
          <table:table-cell table:style-name="ce78" table:formula="of:=MIN(([.G107]*[.O107])*[.N107]*[.P107];[.L107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7]/([.E107]*0.5))*[.G107]" office:value-type="float" office:value="11.7175705162105" calcext:value-type="float">
            <text:p>11.72</text:p>
          </table:table-cell>
          <table:table-cell table:style-name="ce242" table:formula="of:=[.O107]/[.F107]" office:value-type="float" office:value="0.689268853894737" calcext:value-type="float">
            <text:p>0.69</text:p>
          </table:table-cell>
          <table:table-cell table:style-name="ce247" table:formula="of:=([.S107]*1000)/[.T10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4" table:formula="of:=[.E108]/2" office:value-type="float" office:value="43" calcext:value-type="float">
            <text:p>43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H108]/[.G108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08]/2.5)*0.7457" office:value-type="float" office:value="289.808848" calcext:value-type="float">
            <text:p>290</text:p>
          </table:table-cell>
          <table:table-cell table:style-name="ce78" table:formula="of:=MIN(([.G108]*[.O108])*[.N108]*[.P108];[.L108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8]/([.E108]*0.5))*[.G108]" office:value-type="float" office:value="10.8423593668465" calcext:value-type="float">
            <text:p>10.84</text:p>
          </table:table-cell>
          <table:table-cell table:style-name="ce242" table:formula="of:=[.O108]/[.F108]" office:value-type="float" office:value="0.761401640930233" calcext:value-type="float">
            <text:p>0.76</text:p>
          </table:table-cell>
          <table:table-cell table:style-name="ce247" table:formula="of:=([.S108]*1000)/[.T108]" office:value-type="float" office:value="0" calcext:value-type="float">
            <text:p>0.0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09]/2" office:value-type="float" office:value="60" calcext:value-type="float">
            <text:p>6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H109]/[.G109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H109]/2.5)*0.7457" office:value-type="float" office:value="304.2456" calcext:value-type="float">
            <text:p>304</text:p>
          </table:table-cell>
          <table:table-cell table:style-name="ce78" table:formula="of:=MIN(([.G109]*[.O109])*[.N109]*[.P109];[.L109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09]/([.E109]*0.5))*[.G109]" office:value-type="float" office:value="8.99624133333333" calcext:value-type="float">
            <text:p>9.00</text:p>
          </table:table-cell>
          <table:table-cell table:style-name="ce242" table:formula="of:=[.O109]/[.F109]" office:value-type="float" office:value="0.529190666666667" calcext:value-type="float">
            <text:p>0.53</text:p>
          </table:table-cell>
          <table:table-cell table:style-name="ce247" table:formula="of:=([.S109]*1000)/[.T10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4" table:formula="of:=[.E110]/2" office:value-type="float" office:value="41" calcext:value-type="float">
            <text:p>41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0]/[.G110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H110]/2.5)*0.7457" office:value-type="float" office:value="320.651" calcext:value-type="float">
            <text:p>321</text:p>
          </table:table-cell>
          <table:table-cell table:style-name="ce78" table:formula="of:=MIN(([.G110]*[.O110])*[.N110]*[.P110];[.L110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0]/([.E110]*0.5))*[.G110]" office:value-type="float" office:value="13.5752341346341" calcext:value-type="float">
            <text:p>13.58</text:p>
          </table:table-cell>
          <table:table-cell table:style-name="ce242" table:formula="of:=[.O110]/[.F110]" office:value-type="float" office:value="0.798543184390244" calcext:value-type="float">
            <text:p>0.80</text:p>
          </table:table-cell>
          <table:table-cell table:style-name="ce247" table:formula="of:=([.S110]*1000)/[.T110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11]/2" office:value-type="float" office:value="42.5" calcext:value-type="float">
            <text:p>42.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H111]/[.G111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11]/2.5)*0.7457" office:value-type="float" office:value="320.651" calcext:value-type="float">
            <text:p>321</text:p>
          </table:table-cell>
          <table:table-cell table:style-name="ce78" table:formula="of:=MIN(([.G111]*[.O111])*[.N111]*[.P111];[.L111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1]/([.E111]*0.5))*[.G111]" office:value-type="float" office:value="11.5553896094118" calcext:value-type="float">
            <text:p>11.56</text:p>
          </table:table-cell>
          <table:table-cell table:style-name="ce242" table:formula="of:=[.O111]/[.F111]" office:value-type="float" office:value="0.770359307294118" calcext:value-type="float">
            <text:p>0.77</text:p>
          </table:table-cell>
          <table:table-cell table:style-name="ce247" table:formula="of:=([.S111]*1000)/[.T11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12]/2" office:value-type="float" office:value="8" calcext:value-type="float">
            <text:p>8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H112]/[.G112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H112]/2.5)*0.7457" office:value-type="float" office:value="31.91596" calcext:value-type="float">
            <text:p>32</text:p>
          </table:table-cell>
          <table:table-cell table:style-name="ce78" table:formula="of:=MIN(([.G112]*[.O112])*[.N112]*[.P112];[.L112])" office:value-type="float" office:value="2.51062769680594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.75" calcext:value-type="float">
            <text:p>2.75</text:p>
          </table:table-cell>
          <table:table-cell table:style-name="ce93" office:value-type="percentage" office:value="0.0225" calcext:value-type="percentage">
            <text:p>2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2]/([.E112]*0.5))*[.G112]" office:value-type="float" office:value="1.71875" calcext:value-type="float">
            <text:p>1.72</text:p>
          </table:table-cell>
          <table:table-cell table:style-name="ce242" table:formula="of:=[.O112]/[.F112]" office:value-type="float" office:value="0.34375" calcext:value-type="float">
            <text:p>0.34</text:p>
          </table:table-cell>
          <table:table-cell table:style-name="ce247" table:formula="of:=([.S112]*1000)/[.T112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13]/2" office:value-type="float" office:value="65" calcext:value-type="float">
            <text:p>6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13]/[.G113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13]/2.5)*0.7457" office:value-type="float" office:value="447.42" calcext:value-type="float">
            <text:p>447</text:p>
          </table:table-cell>
          <table:table-cell table:style-name="ce78" table:formula="of:=MIN(([.G113]*[.O113])*[.N113]*[.P113];[.L113])" office:value-type="float" office:value="275.396365962682" calcext:value-type="float">
            <text:p>27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3]/([.E113]*0.5))*[.G113]" office:value-type="float" office:value="10.2576923076923" calcext:value-type="float">
            <text:p>10.26</text:p>
          </table:table-cell>
          <table:table-cell table:style-name="ce242" table:formula="of:=[.O113]/[.F113]" office:value-type="float" office:value="0.488461538461538" calcext:value-type="float">
            <text:p>0.49</text:p>
          </table:table-cell>
          <table:table-cell table:style-name="ce247" table:formula="of:=([.S113]*1000)/[.T11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4" table:formula="of:=[.E114]/2" office:value-type="float" office:value="37.5" calcext:value-type="float">
            <text:p>37.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H114]/[.G114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114]/2.5)*0.7457" office:value-type="float" office:value="421.46964" calcext:value-type="float">
            <text:p>421</text:p>
          </table:table-cell>
          <table:table-cell table:style-name="ce78" table:formula="of:=MIN(([.G114]*[.O114])*[.N114]*[.P114];[.L114])" office:value-type="float" office:value="239.056532260762" calcext:value-type="float">
            <text:p>239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4]/([.E114]*0.5))*[.G114]" office:value-type="float" office:value="16.72" calcext:value-type="float">
            <text:p>16.72</text:p>
          </table:table-cell>
          <table:table-cell table:style-name="ce242" table:formula="of:=[.O114]/[.F114]" office:value-type="float" office:value="0.8" calcext:value-type="float">
            <text:p>0.80</text:p>
          </table:table-cell>
          <table:table-cell table:style-name="ce247" table:formula="of:=([.S114]*1000)/[.T114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3" calcext:value-type="float">
            <text:p>1883</text:p>
          </table:table-cell>
          <table:table-cell table:style-name="ce7" office:value-type="string" calcext:value-type="string">
            <text:p>Hunslet Port Class</text:p>
          </table:table-cell>
          <table:table-cell table:style-name="ce17" office:value-type="string" calcext:value-type="string">
            <text:p>0-4-0T</text:p>
          </table:table-cell>
          <table:table-cell table:style-name="ce7" office:value-type="float" office:value="20" calcext:value-type="float">
            <text:p>20</text:p>
          </table:table-cell>
          <table:table-cell table:style-name="ce28" office:value-type="float" office:value="35" calcext:value-type="float">
            <text:p>35</text:p>
          </table:table-cell>
          <table:table-cell table:style-name="ce4" table:formula="of:=[.E115]/2" office:value-type="float" office:value="17.5" calcext:value-type="float">
            <text:p>17.5</text:p>
          </table:table-cell>
          <table:table-cell table:style-name="ce7" office:value-type="float" office:value="3.1" calcext:value-type="float">
            <text:p>3.1</text:p>
          </table:table-cell>
          <table:table-cell table:style-name="ce11" office:value-type="float" office:value="100" calcext:value-type="float">
            <text:p>100</text:p>
          </table:table-cell>
          <table:table-cell table:style-name="ce48" table:formula="of:=[.H115]/[.G115]" office:value-type="float" office:value="32.258064516129" calcext:value-type="float">
            <text:p>32.26</text:p>
          </table:table-cell>
          <table:table-cell table:style-name="ce7" office:value-type="float" office:value="120" calcext:value-type="float">
            <text:p>120</text:p>
          </table:table-cell>
          <table:table-cell table:style-name="ce63"/>
          <table:table-cell table:style-name="ce72" table:formula="of:=([.H115]/2.5)*0.7457" office:value-type="float" office:value="29.828" calcext:value-type="float">
            <text:p>30</text:p>
          </table:table-cell>
          <table:table-cell table:style-name="ce78" table:formula="of:=MIN(([.G115]*[.O115])*[.N115]*[.P115];[.L115])" office:value-type="float" office:value="13.8363481957305" calcext:value-type="float">
            <text:p>1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25" calcext:value-type="percentage">
            <text:p>2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5]/([.E115]*0.5))*[.G115]" office:value-type="float" office:value="3.89714285714286" calcext:value-type="float">
            <text:p>3.90</text:p>
          </table:table-cell>
          <table:table-cell table:style-name="ce242" table:formula="of:=[.O115]/[.F115]" office:value-type="float" office:value="1.25714285714286" calcext:value-type="float">
            <text:p>1.26</text:p>
          </table:table-cell>
          <table:table-cell table:style-name="ce247" table:formula="of:=([.S115]*1000)/[.T115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pqr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3" table:formula="of:=[.E116]/2" office:value-type="float" office:value="8" calcext:value-type="float">
            <text:p>8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H116]/[.G116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H116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.5" calcext:value-type="float">
            <text:p>2.50</text:p>
          </table:table-cell>
          <table:table-cell table:style-name="ce92" table:formula="of:=([.M116]/[.N116])/([.G116]*[.O116])" office:value-type="percentage" office:value="0.0393071877647325" calcext:value-type="percentage">
            <text:p>3.9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16]/([.E116]*0.5))*[.G116]" office:value-type="float" office:value="1.875" calcext:value-type="float">
            <text:p>1.88</text:p>
          </table:table-cell>
          <table:table-cell table:style-name="ce242" table:formula="of:=[.O116]/[.F116]" office:value-type="float" office:value="0.3125" calcext:value-type="float">
            <text:p>0.31</text:p>
          </table:table-cell>
          <table:table-cell table:style-name="ce246" table:formula="of:=([.S116]*1000)/[.T116]" office:value-type="float" office:value="0" calcext:value-type="float">
            <text:p>0.0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17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H117]/[.G117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H117]/2.5)*0.7457" office:value-type="float" office:value="347.4962" calcext:value-type="float">
            <text:p>347</text:p>
          </table:table-cell>
          <table:table-cell table:style-name="ce78" table:formula="of:=MIN(([.G117]*[.O117])*[.N117]*[.P117];[.L117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7]/([.E117]*0.5))*[.G117]" office:value-type="float" office:value="8.56097445013333" calcext:value-type="float">
            <text:p>8.56</text:p>
          </table:table-cell>
          <table:table-cell table:style-name="ce242" table:formula="of:=[.O117]/[.F117]" office:value-type="float" office:value="0.485041045333333" calcext:value-type="float">
            <text:p>0.49</text:p>
          </table:table-cell>
          <table:table-cell table:style-name="ce247" table:formula="of:=([.S117]*1000)/[.T117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18]/2" office:value-type="float" office:value="70" calcext:value-type="float">
            <text:p>7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H118]/[.G118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H118]/2.5)*0.7457" office:value-type="float" office:value="375.8328" calcext:value-type="float">
            <text:p>376</text:p>
          </table:table-cell>
          <table:table-cell table:style-name="ce78" table:formula="of:=MIN(([.G118]*[.O118])*[.N118]*[.P118];[.L118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8]/([.E118]*0.5))*[.G118]" office:value-type="float" office:value="8.41892671542857" calcext:value-type="float">
            <text:p>8.42</text:p>
          </table:table-cell>
          <table:table-cell table:style-name="ce242" table:formula="of:=[.O118]/[.F118]" office:value-type="float" office:value="0.467718150857143" calcext:value-type="float">
            <text:p>0.47</text:p>
          </table:table-cell>
          <table:table-cell table:style-name="ce247" table:formula="of:=([.S118]*1000)/[.T11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 Class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4" table:formula="of:=[.E119]/2" office:value-type="float" office:value="20" calcext:value-type="float">
            <text:p>20</text:p>
          </table:table-cell>
          <table:table-cell table:style-name="ce37" office:value-type="float" office:value="2.5" calcext:value-type="float">
            <text:p>2.5</text:p>
          </table:table-cell>
          <table:table-cell table:style-name="ce37" office:value-type="float" office:value="100" calcext:value-type="float">
            <text:p>100</text:p>
          </table:table-cell>
          <table:table-cell table:style-name="ce48" table:formula="of:=[.H119]/[.G119]" office:value-type="float" office:value="40" calcext:value-type="float">
            <text:p>4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4" office:value-type="float" office:value="11" calcext:value-type="float">
            <text:p>11</text:p>
          </table:table-cell>
          <table:table-cell table:style-name="ce72" table:formula="of:=([.H119]/2.5)*0.7457" office:value-type="float" office:value="29.828" calcext:value-type="float">
            <text:p>30</text:p>
          </table:table-cell>
          <table:table-cell table:style-name="ce78" table:formula="of:=MIN(([.G119]*[.O119])*[.N119]*[.P119];[.L119])" office:value-type="float" office:value="13.390014382965" calcext:value-type="float">
            <text:p>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19]/([.E119]*0.5))*[.G119]" office:value-type="float" office:value="2.75" calcext:value-type="float">
            <text:p>2.75</text:p>
          </table:table-cell>
          <table:table-cell table:style-name="ce242" table:formula="of:=[.O119]/[.F119]" office:value-type="float" office:value="1.1" calcext:value-type="float">
            <text:p>1.10</text:p>
          </table:table-cell>
          <table:table-cell table:style-name="ce247" table:formula="of:=([.S119]*1000)/[.T119]" office:value-type="float" office:value="0" calcext:value-type="float">
            <text:p>0.00</text:p>
          </table:table-cell>
          <table:table-cell table:style-name="ce111" office:value-type="string" calcext:value-type="string">
            <text:p>https://www.bala-lake-railway.co.uk/stock/Alice/alice.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20]/2" office:value-type="float" office:value="70" calcext:value-type="float">
            <text:p>7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H120]/[.G120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H120]/2.5)*0.7457" office:value-type="float" office:value="289.3316" calcext:value-type="float">
            <text:p>289</text:p>
          </table:table-cell>
          <table:table-cell table:style-name="ce78" table:formula="of:=MIN(([.G120]*[.O120])*[.N120]*[.P120];[.L120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0]/([.E120]*0.5))*[.G120]" office:value-type="float" office:value="7.95120856457143" calcext:value-type="float">
            <text:p>7.95</text:p>
          </table:table-cell>
          <table:table-cell table:style-name="ce242" table:formula="of:=[.O120]/[.F120]" office:value-type="float" office:value="0.467718150857143" calcext:value-type="float">
            <text:p>0.47</text:p>
          </table:table-cell>
          <table:table-cell table:style-name="ce247" table:formula="of:=([.S120]*1000)/[.T12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4" table:formula="of:=[.E121]/2" office:value-type="float" office:value="8" calcext:value-type="float">
            <text:p>8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H121]/[.G121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H121]/2.5)*0.7457" office:value-type="float" office:value="44.742" calcext:value-type="float">
            <text:p>45</text:p>
          </table:table-cell>
          <table:table-cell table:style-name="ce78" table:formula="of:=MIN(([.G121]*[.O121])*[.N121]*[.P121];[.L121])" office:value-type="float" office:value="5.970070107056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.5" calcext:value-type="float">
            <text:p>2.5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1]/([.E121]*0.5))*[.G121]" office:value-type="float" office:value="2.75" calcext:value-type="float">
            <text:p>2.75</text:p>
          </table:table-cell>
          <table:table-cell table:style-name="ce242" table:formula="of:=[.O121]/[.F121]" office:value-type="float" office:value="0.3125" calcext:value-type="float">
            <text:p>0.31</text:p>
          </table:table-cell>
          <table:table-cell table:style-name="ce247" table:formula="of:=([.S121]*1000)/[.T121]" office:value-type="float" office:value="0" calcext:value-type="float">
            <text:p>0.0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22]/2" office:value-type="float" office:value="72.5" calcext:value-type="float">
            <text:p>72.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H122]/[.G122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H122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22]/[.N122])/([.G122]*[.O122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22]/([.E122]*0.5))*[.G122]" office:value-type="float" office:value="8.50876027586207" calcext:value-type="float">
            <text:p>8.51</text:p>
          </table:table-cell>
          <table:table-cell table:style-name="ce242" table:formula="of:=[.O122]/[.F122]" office:value-type="float" office:value="0.500515310344828" calcext:value-type="float">
            <text:p>0.50</text:p>
          </table:table-cell>
          <table:table-cell table:style-name="ce246" table:formula="of:=([.S122]*1000)/[.T122]" office:value-type="float" office:value="0" calcext:value-type="float">
            <text:p>0.0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23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H123]/[.G123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H123]/2.5)*0.7457" office:value-type="float" office:value="369.8672" calcext:value-type="float">
            <text:p>370</text:p>
          </table:table-cell>
          <table:table-cell table:style-name="ce78" table:formula="of:=MIN(([.G123]*[.O123])*[.N123]*[.P123];[.L123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23]/([.E123]*0.5))*[.G123]" office:value-type="float" office:value="9.03179877517241" calcext:value-type="float">
            <text:p>9.03</text:p>
          </table:table-cell>
          <table:table-cell table:style-name="ce242" table:formula="of:=[.O123]/[.F123]" office:value-type="float" office:value="0.451589938758621" calcext:value-type="float">
            <text:p>0.45</text:p>
          </table:table-cell>
          <table:table-cell table:style-name="ce247" table:formula="of:=([.S123]*1000)/[.T12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" table:formula="of:=[.E124]/2" office:value-type="float" office:value="65" calcext:value-type="float">
            <text:p>65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H124]/[.G124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H124]/2.5)*0.7457" office:value-type="float" office:value="320.651" calcext:value-type="float">
            <text:p>321</text:p>
          </table:table-cell>
          <table:table-cell table:style-name="ce78" table:formula="of:=MIN(([.G124]*[.O124])*[.N124]*[.P124];[.L124])" office:value-type="float" office:value="216.041795698966" calcext:value-type="float">
            <text:p>2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35" calcext:value-type="percentage">
            <text:p>4.3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4]/([.E124]*0.5))*[.G124]" office:value-type="float" office:value="9.41538461538462" calcext:value-type="float">
            <text:p>9.42</text:p>
          </table:table-cell>
          <table:table-cell table:style-name="ce242" table:formula="of:=[.O124]/[.F124]" office:value-type="float" office:value="0.553846153846154" calcext:value-type="float">
            <text:p>0.55</text:p>
          </table:table-cell>
          <table:table-cell table:style-name="ce247" table:formula="of:=([.S124]*1000)/[.T124]" office:value-type="float" office:value="0" calcext:value-type="float">
            <text:p>0.00</text:p>
          </table:table-cell>
          <table:table-cell office:value-type="string" calcext:value-type="string">
            <text:p>n/a</text:p>
          </table:table-cell>
          <table:table-cell table:number-columns-repeated="1001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Hunslet “Large Quarry” Class</text:p>
          </table:table-cell>
          <table:table-cell office:value-type="string" calcext:value-type="string">
            <text:p>0-4-0T</text:p>
          </table:table-cell>
          <table:table-cell table:style-name="ce26"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style-name="ce4" table:formula="of:=[.E125]/2" office:value-type="float" office:value="20" calcext:value-type="float">
            <text:p>20</text:p>
          </table:table-cell>
          <table:table-cell table:style-name="ce26" office:value-type="float" office:value="3" calcext:value-type="float">
            <text:p>3</text:p>
          </table:table-cell>
          <table:table-cell table:style-name="ce40" office:value-type="float" office:value="120" calcext:value-type="float">
            <text:p>120</text:p>
          </table:table-cell>
          <table:table-cell table:style-name="ce48" table:formula="of:=[.H125]/[.G125]" office:value-type="float" office:value="40" calcext:value-type="float">
            <text:p>40.00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15" calcext:value-type="float">
            <text:p>15</text:p>
          </table:table-cell>
          <table:table-cell table:style-name="ce72" table:formula="of:=([.H125]/2.5)*0.7457" office:value-type="float" office:value="35.7936" calcext:value-type="float">
            <text:p>36</text:p>
          </table:table-cell>
          <table:table-cell table:style-name="ce78" table:formula="of:=MIN(([.G125]*[.O125])*[.N125]*[.P125];[.L125])" office:value-type="float" office:value="16.068017259558" calcext:value-type="float">
            <text:p>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5]/([.E125]*0.5))*[.G125]" office:value-type="float" office:value="3.3" calcext:value-type="float">
            <text:p>3.30</text:p>
          </table:table-cell>
          <table:table-cell table:style-name="ce242" table:formula="of:=[.O125]/[.F125]" office:value-type="float" office:value="1.1" calcext:value-type="float">
            <text:p>1.10</text:p>
          </table:table-cell>
          <table:table-cell table:style-name="ce247" table:formula="of:=([.S125]*1000)/[.T125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4" table:formula="of:=[.E126]/2" office:value-type="float" office:value="47.5" calcext:value-type="float">
            <text:p>47.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H126]/[.G126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H126]/2.5)*0.7457" office:value-type="float" office:value="314.6854" calcext:value-type="float">
            <text:p>315</text:p>
          </table:table-cell>
          <table:table-cell table:style-name="ce78" table:formula="of:=MIN(([.G126]*[.O126])*[.N126]*[.P126];[.L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6]/([.E126]*0.5))*[.G126]" office:value-type="float" office:value="11.7175705162105" calcext:value-type="float">
            <text:p>11.72</text:p>
          </table:table-cell>
          <table:table-cell table:style-name="ce242" table:formula="of:=[.O126]/[.F126]" office:value-type="float" office:value="0.689268853894737" calcext:value-type="float">
            <text:p>0.69</text:p>
          </table:table-cell>
          <table:table-cell table:style-name="ce247" table:formula="of:=([.S126]*1000)/[.T126]" office:value-type="float" office:value="0" calcext:value-type="float">
            <text:p>0.0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1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4" table:formula="of:=[.E127]/2" office:value-type="float" office:value="42.5" calcext:value-type="float">
            <text:p>42.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H127]/[.G127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H127]/2.5)*0.7457" office:value-type="float" office:value="447.42" calcext:value-type="float">
            <text:p>447</text:p>
          </table:table-cell>
          <table:table-cell table:style-name="ce78" table:formula="of:=MIN(([.G127]*[.O127])*[.N127]*[.P127];[.L127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7]/([.E127]*0.5))*[.G127]" office:value-type="float" office:value="13.8664675312941" calcext:value-type="float">
            <text:p>13.87</text:p>
          </table:table-cell>
          <table:table-cell table:style-name="ce242" table:formula="of:=[.O127]/[.F127]" office:value-type="float" office:value="0.770359307294118" calcext:value-type="float">
            <text:p>0.77</text:p>
          </table:table-cell>
          <table:table-cell table:style-name="ce247" table:formula="of:=([.S127]*1000)/[.T127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4" table:formula="of:=[.E128]/2" office:value-type="float" office:value="44.5" calcext:value-type="float">
            <text:p>44.5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H128]/[.G128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H128]/2.5)*0.7457" office:value-type="float" office:value="275.1633" calcext:value-type="float">
            <text:p>275</text:p>
          </table:table-cell>
          <table:table-cell table:style-name="ce78" table:formula="of:=MIN(([.G128]*[.O128])*[.N128]*[.P128];[.L128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8]/([.E128]*0.5))*[.G128]" office:value-type="float" office:value="11.7717826732584" calcext:value-type="float">
            <text:p>11.77</text:p>
          </table:table-cell>
          <table:table-cell table:style-name="ce242" table:formula="of:=[.O128]/[.F128]" office:value-type="float" office:value="0.735736417078652" calcext:value-type="float">
            <text:p>0.74</text:p>
          </table:table-cell>
          <table:table-cell table:style-name="ce247" table:formula="of:=([.S128]*1000)/[.T128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table:style-name="ce4" table:formula="of:=[.E129]/2" office:value-type="float" office:value="42.5" calcext:value-type="float">
            <text:p>42.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29]/[.G129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H129]/2.5)*0.7457" office:value-type="float" office:value="359.12912" calcext:value-type="float">
            <text:p>359</text:p>
          </table:table-cell>
          <table:table-cell table:style-name="ce78" table:formula="of:=MIN(([.G129]*[.O129])*[.N129]*[.P129];[.L129])" office:value-type="float" office:value="220.490026123968" calcext:value-type="float">
            <text:p>22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29]/([.E129]*0.5))*[.G129]" office:value-type="float" office:value="12.7" calcext:value-type="float">
            <text:p>12.70</text:p>
          </table:table-cell>
          <table:table-cell table:style-name="ce242" table:formula="of:=[.O129]/[.F129]" office:value-type="float" office:value="0.747058823529412" calcext:value-type="float">
            <text:p>0.75</text:p>
          </table:table-cell>
          <table:table-cell table:style-name="ce247" table:formula="of:=([.S129]*1000)/[.T129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1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Hunslet “Lilla” Class</text:p>
          </table:table-cell>
          <table:table-cell office:value-type="string" calcext:value-type="string">
            <text:p>0-4-0T</text:p>
          </table:table-cell>
          <table:table-cell office:value-type="float" office:value="26" calcext:value-type="float">
            <text:p>26</text:p>
          </table:table-cell>
          <table:table-cell office:value-type="float" office:value="50" calcext:value-type="float">
            <text:p>50</text:p>
          </table:table-cell>
          <table:table-cell table:style-name="ce4" table:formula="of:=[.E130]/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204" calcext:value-type="float">
            <text:p>1204</text:p>
          </table:table-cell>
          <table:table-cell table:style-name="ce48" table:formula="of:=[.H130]/[.G130]" office:value-type="float" office:value="401.333333333333" calcext:value-type="float">
            <text:p>401.33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table:style-name="ce72" table:formula="of:=([.H130]/2.5)*0.7457" office:value-type="float" office:value="359.12912" calcext:value-type="float">
            <text:p>359</text:p>
          </table:table-cell>
          <table:table-cell table:style-name="ce78" table:formula="of:=MIN(([.G130]*[.O130])*[.N130]*[.P130];[.L130])" office:value-type="float" office:value="17.6748189855138" calcext:value-type="float">
            <text:p>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2" calcext:value-type="float">
            <text:p>22.00</text:p>
          </table:table-cell>
          <table:table-cell table:style-name="ce93" office:value-type="percentage" office:value="0.033" calcext:value-type="percentage">
            <text:p>3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30]/([.E130]*0.5))*[.G130]" office:value-type="float" office:value="2.64" calcext:value-type="float">
            <text:p>2.64</text:p>
          </table:table-cell>
          <table:table-cell table:style-name="ce242" table:formula="of:=[.O130]/[.F130]" office:value-type="float" office:value="0.88" calcext:value-type="float">
            <text:p>0.88</text:p>
          </table:table-cell>
          <table:table-cell table:style-name="ce247" table:formula="of:=([.S130]*1000)/[.T130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pq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31]/2" office:value-type="float" office:value="47.5" calcext:value-type="float">
            <text:p>47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31]/[.G131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31]/2.5)*0.7457" office:value-type="float" office:value="359.12912" calcext:value-type="float">
            <text:p>359</text:p>
          </table:table-cell>
          <table:table-cell table:style-name="ce78" table:formula="of:=MIN(([.G131]*[.O131])*[.N131]*[.P131];[.L131])" office:value-type="float" office:value="213.140358586502" calcext:value-type="float">
            <text:p>21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35" calcext:value-type="percentage">
            <text:p>4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1]/([.E131]*0.5))*[.G131]" office:value-type="float" office:value="11.3631578947368" calcext:value-type="float">
            <text:p>11.36</text:p>
          </table:table-cell>
          <table:table-cell table:style-name="ce242" table:formula="of:=[.O131]/[.F131]" office:value-type="float" office:value="0.668421052631579" calcext:value-type="float">
            <text:p>0.67</text:p>
          </table:table-cell>
          <table:table-cell table:style-name="ce247" table:formula="of:=([.S131]*1000)/[.T131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32]/2" office:value-type="float" office:value="72.5" calcext:value-type="float">
            <text:p>7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H132]/[.G132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32]/2.5)*0.7457" office:value-type="float" office:value="365.393" calcext:value-type="float">
            <text:p>365</text:p>
          </table:table-cell>
          <table:table-cell table:style-name="ce78" table:formula="of:=MIN(([.G132]*[.O132])*[.N132]*[.P132];[.L132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2]/([.E132]*0.5))*[.G132]" office:value-type="float" office:value="9.37931034482759" calcext:value-type="float">
            <text:p>9.38</text:p>
          </table:table-cell>
          <table:table-cell table:style-name="ce242" table:formula="of:=[.O132]/[.F132]" office:value-type="float" office:value="0.468965517241379" calcext:value-type="float">
            <text:p>0.47</text:p>
          </table:table-cell>
          <table:table-cell table:style-name="ce247" table:formula="of:=([.S132]*1000)/[.T132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3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H133]/[.G133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H133]/2.5)*0.7457" office:value-type="float" office:value="361.21708" calcext:value-type="float">
            <text:p>361</text:p>
          </table:table-cell>
          <table:table-cell table:style-name="ce78" table:formula="of:=MIN(([.G133]*[.O133])*[.N133]*[.P133];[.L133])" office:value-type="float" office:value="230.011792141989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3]/([.E133]*0.5))*[.G133]" office:value-type="float" office:value="12.0655472" calcext:value-type="float">
            <text:p>12.07</text:p>
          </table:table-cell>
          <table:table-cell table:style-name="ce242" table:formula="of:=[.O133]/[.F133]" office:value-type="float" office:value="0.6350288" calcext:value-type="float">
            <text:p>0.64</text:p>
          </table:table-cell>
          <table:table-cell table:style-name="ce247" table:formula="of:=([.S133]*1000)/[.T13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34]/2" office:value-type="float" office:value="50" calcext:value-type="float">
            <text:p>5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H134]/[.G134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H134]/2.5)*0.7457" office:value-type="float" office:value="499.619" calcext:value-type="float">
            <text:p>500</text:p>
          </table:table-cell>
          <table:table-cell table:style-name="ce78" table:formula="of:=MIN(([.G134]*[.O134])*[.N134]*[.P134];[.L134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4]/([.E134]*0.5))*[.G134]" office:value-type="float" office:value="15.0605244576" calcext:value-type="float">
            <text:p>15.06</text:p>
          </table:table-cell>
          <table:table-cell table:style-name="ce242" table:formula="of:=[.O134]/[.F134]" office:value-type="float" office:value="0.6548054112" calcext:value-type="float">
            <text:p>0.65</text:p>
          </table:table-cell>
          <table:table-cell table:style-name="ce247" table:formula="of:=([.S134]*1000)/[.T13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35]/2" office:value-type="float" office:value="42.5" calcext:value-type="float">
            <text:p>4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H135]/[.G135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H135]/2.5)*0.7457" office:value-type="float" office:value="444.4372" calcext:value-type="float">
            <text:p>444</text:p>
          </table:table-cell>
          <table:table-cell table:style-name="ce78" table:formula="of:=MIN(([.G135]*[.O135])*[.N135]*[.P135];[.L135])" office:value-type="float" office:value="282.826318345056" calcext:value-type="float">
            <text:p>28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5]/([.E135]*0.5))*[.G135]" office:value-type="float" office:value="17.7882352941176" calcext:value-type="float">
            <text:p>17.79</text:p>
          </table:table-cell>
          <table:table-cell table:style-name="ce242" table:formula="of:=[.O135]/[.F135]" office:value-type="float" office:value="0.847058823529412" calcext:value-type="float">
            <text:p>0.85</text:p>
          </table:table-cell>
          <table:table-cell table:style-name="ce247" table:formula="of:=([.S135]*1000)/[.T135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36]/2" office:value-type="float" office:value="67.5" calcext:value-type="float">
            <text:p>67.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H136]/[.G136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H136]/2.5)*0.7457" office:value-type="float" office:value="313.194" calcext:value-type="float">
            <text:p>313</text:p>
          </table:table-cell>
          <table:table-cell table:style-name="ce78" table:formula="of:=MIN(([.G136]*[.O136])*[.N136]*[.P136];[.L136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6]/([.E136]*0.5))*[.G136]" office:value-type="float" office:value="8.56097445013333" calcext:value-type="float">
            <text:p>8.56</text:p>
          </table:table-cell>
          <table:table-cell table:style-name="ce242" table:formula="of:=[.O136]/[.F136]" office:value-type="float" office:value="0.485041045333333" calcext:value-type="float">
            <text:p>0.49</text:p>
          </table:table-cell>
          <table:table-cell table:style-name="ce247" table:formula="of:=([.S136]*1000)/[.T136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137]/2" office:value-type="float" office:value="48" calcext:value-type="float">
            <text:p>48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H137]/[.G137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37]/2.5)*0.7457" office:value-type="float" office:value="322.1424" calcext:value-type="float">
            <text:p>322</text:p>
          </table:table-cell>
          <table:table-cell table:style-name="ce78" table:formula="of:=MIN(([.G137]*[.O137])*[.N137]*[.P137];[.L13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7]/([.E137]*0.5))*[.G137]" office:value-type="float" office:value="11.59551249" calcext:value-type="float">
            <text:p>11.60</text:p>
          </table:table-cell>
          <table:table-cell table:style-name="ce242" table:formula="of:=[.O137]/[.F137]" office:value-type="float" office:value="0.68208897" calcext:value-type="float">
            <text:p>0.68</text:p>
          </table:table-cell>
          <table:table-cell table:style-name="ce247" table:formula="of:=([.S137]*1000)/[.T13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8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H138]/[.G138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H138]/2.5)*0.7457" office:value-type="float" office:value="400.29176" calcext:value-type="float">
            <text:p>400</text:p>
          </table:table-cell>
          <table:table-cell table:style-name="ce78" table:formula="of:=MIN(([.G138]*[.O138])*[.N138]*[.P138];[.L138])" office:value-type="float" office:value="240.953806326323" calcext:value-type="float">
            <text:p>2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4" calcext:value-type="percentage">
            <text:p>4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8]/([.E138]*0.5))*[.G138]" office:value-type="float" office:value="9.28076923076923" calcext:value-type="float">
            <text:p>9.28</text:p>
          </table:table-cell>
          <table:table-cell table:style-name="ce242" table:formula="of:=[.O138]/[.F138]" office:value-type="float" office:value="0.488461538461538" calcext:value-type="float">
            <text:p>0.49</text:p>
          </table:table-cell>
          <table:table-cell table:style-name="ce247" table:formula="of:=([.S138]*1000)/[.T13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39]/2" office:value-type="float" office:value="65" calcext:value-type="float">
            <text:p>6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39]/[.G139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H139]/2.5)*0.7457" office:value-type="float" office:value="368.3758" calcext:value-type="float">
            <text:p>368</text:p>
          </table:table-cell>
          <table:table-cell table:style-name="ce78" table:formula="of:=MIN(([.G139]*[.O139])*[.N139]*[.P139];[.L139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39]/([.E139]*0.5))*[.G139]" office:value-type="float" office:value="8.18506764" calcext:value-type="float">
            <text:p>8.19</text:p>
          </table:table-cell>
          <table:table-cell table:style-name="ce242" table:formula="of:=[.O139]/[.F139]" office:value-type="float" office:value="0.503696470153846" calcext:value-type="float">
            <text:p>0.50</text:p>
          </table:table-cell>
          <table:table-cell table:style-name="ce247" table:formula="of:=([.S139]*1000)/[.T13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40]/2" office:value-type="float" office:value="72.5" calcext:value-type="float">
            <text:p>72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H140]/[.G140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40]/2.5)*0.7457" office:value-type="float" office:value="368.3758" calcext:value-type="float">
            <text:p>368</text:p>
          </table:table-cell>
          <table:table-cell table:style-name="ce78" table:formula="of:=MIN(([.G140]*[.O140])*[.N140]*[.P140];[.L140])" office:value-type="float" office:value="267.514228261118" calcext:value-type="float">
            <text:p>2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0]/([.E140]*0.5))*[.G140]" office:value-type="float" office:value="9.99310344827586" calcext:value-type="float">
            <text:p>9.99</text:p>
          </table:table-cell>
          <table:table-cell table:style-name="ce242" table:formula="of:=[.O140]/[.F140]" office:value-type="float" office:value="0.475862068965517" calcext:value-type="float">
            <text:p>0.48</text:p>
          </table:table-cell>
          <table:table-cell table:style-name="ce247" table:formula="of:=([.S140]*1000)/[.T140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4" table:formula="of:=[.E141]/2" office:value-type="float" office:value="48.5" calcext:value-type="float">
            <text:p>48.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H141]/[.G141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41]/2.5)*0.7457" office:value-type="float" office:value="359.12912" calcext:value-type="float">
            <text:p>359</text:p>
          </table:table-cell>
          <table:table-cell table:style-name="ce78" table:formula="of:=MIN(([.G141]*[.O141])*[.N141]*[.P141];[.L141])" office:value-type="float" office:value="225.389804482278" calcext:value-type="float">
            <text:p>22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1]/([.E141]*0.5))*[.G141]" office:value-type="float" office:value="11.1288659793814" calcext:value-type="float">
            <text:p>11.13</text:p>
          </table:table-cell>
          <table:table-cell table:style-name="ce242" table:formula="of:=[.O141]/[.F141]" office:value-type="float" office:value="0.654639175257732" calcext:value-type="float">
            <text:p>0.65</text:p>
          </table:table-cell>
          <table:table-cell table:style-name="ce247" table:formula="of:=([.S141]*1000)/[.T141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42]/2" office:value-type="float" office:value="62.5" calcext:value-type="float">
            <text:p>62.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H142]/[.G142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H142]/2.5)*0.7457" office:value-type="float" office:value="333.77532" calcext:value-type="float">
            <text:p>334</text:p>
          </table:table-cell>
          <table:table-cell table:style-name="ce78" table:formula="of:=MIN(([.G142]*[.O142])*[.N142]*[.P142];[.L142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2]/([.E142]*0.5))*[.G142]" office:value-type="float" office:value="8.5124703456" calcext:value-type="float">
            <text:p>8.51</text:p>
          </table:table-cell>
          <table:table-cell table:style-name="ce242" table:formula="of:=[.O142]/[.F142]" office:value-type="float" office:value="0.52384432896" calcext:value-type="float">
            <text:p>0.52</text:p>
          </table:table-cell>
          <table:table-cell table:style-name="ce247" table:formula="of:=([.S142]*1000)/[.T142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43]/2" office:value-type="float" office:value="67.5" calcext:value-type="float">
            <text:p>67.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H143]/[.G143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H143]/2.5)*0.7457" office:value-type="float" office:value="405.6608" calcext:value-type="float">
            <text:p>406</text:p>
          </table:table-cell>
          <table:table-cell table:style-name="ce78" table:formula="of:=MIN(([.G143]*[.O143])*[.N143]*[.P143];[.L143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3]/([.E143]*0.5))*[.G143]" office:value-type="float" office:value="10.185861952" calcext:value-type="float">
            <text:p>10.19</text:p>
          </table:table-cell>
          <table:table-cell table:style-name="ce242" table:formula="of:=[.O143]/[.F143]" office:value-type="float" office:value="0.485041045333333" calcext:value-type="float">
            <text:p>0.49</text:p>
          </table:table-cell>
          <table:table-cell table:style-name="ce247" table:formula="of:=([.S143]*1000)/[.T143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4]/2" office:value-type="float" office:value="50" calcext:value-type="float">
            <text:p>5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44]/[.G144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H144]/2.5)*0.7457" office:value-type="float" office:value="354.9532" calcext:value-type="float">
            <text:p>355</text:p>
          </table:table-cell>
          <table:table-cell table:style-name="ce78" table:formula="of:=MIN(([.G144]*[.O144])*[.N144]*[.P144];[.L144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4]/([.E144]*0.5))*[.G144]" office:value-type="float" office:value="13.096108224" calcext:value-type="float">
            <text:p>13.10</text:p>
          </table:table-cell>
          <table:table-cell table:style-name="ce242" table:formula="of:=[.O144]/[.F144]" office:value-type="float" office:value="0.6548054112" calcext:value-type="float">
            <text:p>0.65</text:p>
          </table:table-cell>
          <table:table-cell table:style-name="ce247" table:formula="of:=([.S144]*1000)/[.T14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45]/2" office:value-type="float" office:value="42.5" calcext:value-type="float">
            <text:p>42.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H145]/[.G145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H145]/2.5)*0.7457" office:value-type="float" office:value="318.56304" calcext:value-type="float">
            <text:p>319</text:p>
          </table:table-cell>
          <table:table-cell table:style-name="ce78" table:formula="of:=MIN(([.G145]*[.O145])*[.N145]*[.P145];[.L145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5]/([.E145]*0.5))*[.G145]" office:value-type="float" office:value="15.5997759727059" calcext:value-type="float">
            <text:p>15.60</text:p>
          </table:table-cell>
          <table:table-cell table:style-name="ce242" table:formula="of:=[.O145]/[.F145]" office:value-type="float" office:value="0.770359307294118" calcext:value-type="float">
            <text:p>0.77</text:p>
          </table:table-cell>
          <table:table-cell table:style-name="ce247" table:formula="of:=([.S145]*1000)/[.T145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4" table:formula="of:=[.E146]/2" office:value-type="float" office:value="61" calcext:value-type="float">
            <text:p>61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H146]/[.G146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46]/2.5)*0.7457" office:value-type="float" office:value="307.2284" calcext:value-type="float">
            <text:p>307</text:p>
          </table:table-cell>
          <table:table-cell table:style-name="ce78" table:formula="of:=MIN(([.G146]*[.O146])*[.N146]*[.P146];[.L146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6]/([.E146]*0.5))*[.G146]" office:value-type="float" office:value="10.7345149377049" calcext:value-type="float">
            <text:p>10.73</text:p>
          </table:table-cell>
          <table:table-cell table:style-name="ce242" table:formula="of:=[.O146]/[.F146]" office:value-type="float" office:value="0.536725746885246" calcext:value-type="float">
            <text:p>0.54</text:p>
          </table:table-cell>
          <table:table-cell table:style-name="ce247" table:formula="of:=([.S146]*1000)/[.T146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47]/2" office:value-type="float" office:value="50" calcext:value-type="float">
            <text:p>5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H147]/[.G147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H147]/2.5)*0.7457" office:value-type="float" office:value="341.5306" calcext:value-type="float">
            <text:p>342</text:p>
          </table:table-cell>
          <table:table-cell table:style-name="ce78" table:formula="of:=MIN(([.G147]*[.O147])*[.N147]*[.P147];[.L147])" office:value-type="float" office:value="205.513180955992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7]/([.E147]*0.5))*[.G147]" office:value-type="float" office:value="11.1316919904" calcext:value-type="float">
            <text:p>11.13</text:p>
          </table:table-cell>
          <table:table-cell table:style-name="ce242" table:formula="of:=[.O147]/[.F147]" office:value-type="float" office:value="0.6548054112" calcext:value-type="float">
            <text:p>0.65</text:p>
          </table:table-cell>
          <table:table-cell table:style-name="ce247" table:formula="of:=([.S147]*1000)/[.T14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anning-Wardle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.75" calcext:value-type="float">
            <text:p>33.75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148]/2" office:value-type="float" office:value="36" calcext:value-type="float">
            <text:p>36</text:p>
          </table:table-cell>
          <table:table-cell table:style-name="ce7" office:value-type="float" office:value="8.85" calcext:value-type="float">
            <text:p>8.85</text:p>
          </table:table-cell>
          <table:table-cell table:style-name="ce7" office:value-type="float" office:value="383" calcext:value-type="float">
            <text:p>383</text:p>
          </table:table-cell>
          <table:table-cell table:style-name="ce48" table:formula="of:=[.H148]/[.G148]" office:value-type="float" office:value="43.2768361581921" calcext:value-type="float">
            <text:p>43.28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30" calcext:value-type="float">
            <text:p>30</text:p>
          </table:table-cell>
          <table:table-cell table:style-name="ce72" table:formula="of:=([.H148]/2.5)*0.7457" office:value-type="float" office:value="114.24124" calcext:value-type="float">
            <text:p>114</text:p>
          </table:table-cell>
          <table:table-cell table:style-name="ce78" table:formula="of:=MIN(([.G148]*[.O148])*[.N148]*[.P148];[.L148])" office:value-type="float" office:value="55.1571210655373" calcext:value-type="float">
            <text:p>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" calcext:value-type="float">
            <text:p>24.00</text:p>
          </table:table-cell>
          <table:table-cell table:style-name="ce93" office:value-type="percentage" office:value="0.032" calcext:value-type="percentage">
            <text:p>3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8]/([.E148]*0.5))*[.G148]" office:value-type="float" office:value="5.9" calcext:value-type="float">
            <text:p>5.90</text:p>
          </table:table-cell>
          <table:table-cell table:style-name="ce242" table:formula="of:=[.O148]/[.F148]" office:value-type="float" office:value="0.666666666666667" calcext:value-type="float">
            <text:p>0.67</text:p>
          </table:table-cell>
          <table:table-cell table:style-name="ce247" table:formula="of:=([.S148]*1000)/[.T148]" office:value-type="float" office:value="0" calcext:value-type="float">
            <text:p>0.00</text:p>
          </table:table-cell>
          <table:table-cell table:style-name="ce104" office:value-type="string" calcext:value-type="string">
            <text:p>https://en.wikipedia.org/wiki/Taw_(locomotive)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49]/2" office:value-type="float" office:value="65" calcext:value-type="float">
            <text:p>65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H149]/[.G149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H149]/2.5)*0.7457" office:value-type="float" office:value="373.74484" calcext:value-type="float">
            <text:p>374</text:p>
          </table:table-cell>
          <table:table-cell table:style-name="ce78" table:formula="of:=MIN(([.G149]*[.O149])*[.N149]*[.P149];[.L149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49]/([.E149]*0.5))*[.G149]" office:value-type="float" office:value="9.57023293292308" calcext:value-type="float">
            <text:p>9.57</text:p>
          </table:table-cell>
          <table:table-cell table:style-name="ce242" table:formula="of:=[.O149]/[.F149]" office:value-type="float" office:value="0.503696470153846" calcext:value-type="float">
            <text:p>0.50</text:p>
          </table:table-cell>
          <table:table-cell table:style-name="ce247" table:formula="of:=([.S149]*1000)/[.T149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4" table:formula="of:=[.E150]/2" office:value-type="float" office:value="63.5" calcext:value-type="float">
            <text:p>63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150]/[.G15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H150]/2.5)*0.7457" office:value-type="float" office:value="377.3242" calcext:value-type="float">
            <text:p>377</text:p>
          </table:table-cell>
          <table:table-cell table:style-name="ce78" table:formula="of:=MIN(([.G150]*[.O150])*[.N150]*[.P150];[.L150])" office:value-type="float" office:value="276.662674455607" calcext:value-type="float">
            <text:p>2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P122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0]/([.E150]*0.5))*[.G150]" office:value-type="float" office:value="10.3118962393701" calcext:value-type="float">
            <text:p>10.31</text:p>
          </table:table-cell>
          <table:table-cell table:style-name="ce242" table:formula="of:=[.O150]/[.F150]" office:value-type="float" office:value="0.515594811968504" calcext:value-type="float">
            <text:p>0.52</text:p>
          </table:table-cell>
          <table:table-cell table:style-name="ce247" table:formula="of:=([.S150]*1000)/[.T150]" office:value-type="float" office:value="0" calcext:value-type="float">
            <text:p>0.00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3" table:formula="of:=[.E151]/2" office:value-type="float" office:value="72.5" calcext:value-type="float">
            <text:p>72.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H151]/[.G151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H151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M151]/[.N151])/([.G151]*[.O151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51]/([.E151]*0.5))*[.G151]" office:value-type="float" office:value="12.5128827586207" calcext:value-type="float">
            <text:p>12.51</text:p>
          </table:table-cell>
          <table:table-cell table:style-name="ce242" table:formula="of:=[.O151]/[.F151]" office:value-type="float" office:value="0.500515310344828" calcext:value-type="float">
            <text:p>0.50</text:p>
          </table:table-cell>
          <table:table-cell table:style-name="ce246" table:formula="of:=([.S151]*1000)/[.T151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52]*0.6" office:value-type="float" office:value="51" calcext:value-type="float">
            <text:p>51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52]/[.G152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52]/2.5)*0.7457" office:value-type="float" office:value="317.6682" calcext:value-type="float">
            <text:p>318</text:p>
          </table:table-cell>
          <table:table-cell table:style-name="ce78" table:formula="of:=MIN(([.G152]*[.O152])*[.N152]*[.P152];[.L152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2]/([.E152]*0.5))*[.G152]" office:value-type="float" office:value="11.9534832941176" calcext:value-type="float">
            <text:p>11.95</text:p>
          </table:table-cell>
          <table:table-cell table:style-name="ce242" table:formula="of:=[.O152]/[.F152]" office:value-type="float" office:value="0.622577254901961" calcext:value-type="float">
            <text:p>0.62</text:p>
          </table:table-cell>
          <table:table-cell table:style-name="ce247" table:formula="of:=([.S152]*1000)/[.T152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office:value-type="float" office:value="85" calcext:value-type="float">
            <text:p>8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H153]/[.G153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53]/2.5)*0.7457" office:value-type="float" office:value="447.42" calcext:value-type="float">
            <text:p>447</text:p>
          </table:table-cell>
          <table:table-cell table:style-name="ce78" table:formula="of:=MIN(([.G153]*[.O153])*[.N153]*[.P153];[.L153])" office:value-type="float" office:value="294.735649242022" calcext:value-type="float">
            <text:p>2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153]*[.F153]/[.G153]; 68)" office:value-type="float" office:value="32.1294595416667" calcext:value-type="float">
            <text:p>32.13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2*0.45359237)/1.6" office:value-type="float" office:value="9.0718474" calcext:value-type="float">
            <text:p>9.07</text:p>
          </table:table-cell>
          <table:table-cell table:style-name="ce243" table:formula="of:=[.O153]/[.F153]" office:value-type="float" office:value="0.377993641666667" calcext:value-type="float">
            <text:p>0.38</text:p>
          </table:table-cell>
          <table:table-cell table:style-name="ce247" table:formula="of:=([.S153]*1000)/[.T15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4]/2" office:value-type="float" office:value="72.5" calcext:value-type="float">
            <text:p>72.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H154]/[.G154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H154]/2.5)*0.7457" office:value-type="float" office:value="487.6878" calcext:value-type="float">
            <text:p>488</text:p>
          </table:table-cell>
          <table:table-cell table:style-name="ce78" table:formula="of:=MIN(([.G154]*[.O154])*[.N154]*[.P154];[.L154])" office:value-type="float" office:value="352.168013097655" calcext:value-type="float">
            <text:p>35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54]*[.F154]/[.G154]; 68)" office:value-type="float" office:value="37.7668803380859" calcext:value-type="float">
            <text:p>37.77</text:p>
          </table:table-cell>
          <table:table-cell table:style-name="ce93" office:value-type="percentage" office:value="0.0428" calcext:value-type="percentage">
            <text:p>4.2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44.1*0.45359237)/1.6" office:value-type="float" office:value="12.502139698125" calcext:value-type="float">
            <text:p>12.50</text:p>
          </table:table-cell>
          <table:table-cell table:style-name="ce243" table:formula="of:=[.O154]/[.F154]" office:value-type="float" office:value="0.520922487421875" calcext:value-type="float">
            <text:p>0.52</text:p>
          </table:table-cell>
          <table:table-cell table:style-name="ce247" table:formula="of:=([.S154]*1000)/[.T154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55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H155]/[.G155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H155]/2.5)*0.7457" office:value-type="float" office:value="486.1964" calcext:value-type="float">
            <text:p>486</text:p>
          </table:table-cell>
          <table:table-cell table:style-name="ce78" table:formula="of:=MIN(([.G155]*[.O155])*[.N155]*[.P155];[.L155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5]/([.E155]*0.5))*[.G155]" office:value-type="float" office:value="10.8111307034483" calcext:value-type="float">
            <text:p>10.81</text:p>
          </table:table-cell>
          <table:table-cell table:style-name="ce242" table:formula="of:=[.O155]/[.F155]" office:value-type="float" office:value="0.500515310344828" calcext:value-type="float">
            <text:p>0.50</text:p>
          </table:table-cell>
          <table:table-cell table:style-name="ce247" table:formula="of:=([.S155]*1000)/[.T155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4" table:formula="of:=[.E156]/2" office:value-type="float" office:value="70" calcext:value-type="float">
            <text:p>7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H156]/[.G156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H156]/2.5)*0.7457" office:value-type="float" office:value="307.735476" calcext:value-type="float">
            <text:p>308</text:p>
          </table:table-cell>
          <table:table-cell table:style-name="ce78" table:formula="of:=MIN(([.G156]*[.O156])*[.N156]*[.P156];[.L156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6]/([.E156]*0.5))*[.G156]" office:value-type="float" office:value="9.35436301714286" calcext:value-type="float">
            <text:p>9.35</text:p>
          </table:table-cell>
          <table:table-cell table:style-name="ce242" table:formula="of:=[.O156]/[.F156]" office:value-type="float" office:value="0.467718150857143" calcext:value-type="float">
            <text:p>0.47</text:p>
          </table:table-cell>
          <table:table-cell table:style-name="ce247" table:formula="of:=([.S156]*1000)/[.T156]" office:value-type="float" office:value="0" calcext:value-type="float">
            <text:p>0.0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4" table:formula="of:=[.E157]/2" office:value-type="float" office:value="73" calcext:value-type="float">
            <text:p>73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H157]/[.G157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H157]/2.5)*0.7457" office:value-type="float" office:value="362.4102" calcext:value-type="float">
            <text:p>362</text:p>
          </table:table-cell>
          <table:table-cell table:style-name="ce78" table:formula="of:=MIN(([.G157]*[.O157])*[.N157]*[.P157];[.L157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7]/([.E157]*0.5))*[.G157]" office:value-type="float" office:value="11.2124214246575" calcext:value-type="float">
            <text:p>11.21</text:p>
          </table:table-cell>
          <table:table-cell table:style-name="ce242" table:formula="of:=[.O157]/[.F157]" office:value-type="float" office:value="0.448496856986301" calcext:value-type="float">
            <text:p>0.45</text:p>
          </table:table-cell>
          <table:table-cell table:style-name="ce247" table:formula="of:=([.S157]*1000)/[.T15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table:style-name="ce4" table:formula="of:=[.E158]/2" office:value-type="float" office:value="73.5" calcext:value-type="float">
            <text:p>73.5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H158]/[.G158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H158]/2.5)*0.7457" office:value-type="float" office:value="456.3684" calcext:value-type="float">
            <text:p>456</text:p>
          </table:table-cell>
          <table:table-cell table:style-name="ce78" table:formula="of:=MIN(([.G158]*[.O158])*[.N158]*[.P158];[.L158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58]/([.E158]*0.5))*[.G158]" office:value-type="float" office:value="11.1361464489796" calcext:value-type="float">
            <text:p>11.14</text:p>
          </table:table-cell>
          <table:table-cell table:style-name="ce242" table:formula="of:=[.O158]/[.F158]" office:value-type="float" office:value="0.445445857959184" calcext:value-type="float">
            <text:p>0.45</text:p>
          </table:table-cell>
          <table:table-cell table:style-name="ce247" table:formula="of:=([.S158]*1000)/[.T15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159]/2" office:value-type="float" office:value="62.5" calcext:value-type="float">
            <text:p>62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59]/[.G15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H159]/2.5)*0.7457" office:value-type="float" office:value="311.7026" calcext:value-type="float">
            <text:p>312</text:p>
          </table:table-cell>
          <table:table-cell table:style-name="ce78" table:formula="of:=MIN(([.G159]*[.O159])*[.N159]*[.P159];[.L159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59]/([.E159]*0.5))*[.G159]" office:value-type="float" office:value="10.4768865792" calcext:value-type="float">
            <text:p>10.48</text:p>
          </table:table-cell>
          <table:table-cell table:style-name="ce242" table:formula="of:=[.O159]/[.F159]" office:value-type="float" office:value="0.52384432896" calcext:value-type="float">
            <text:p>0.52</text:p>
          </table:table-cell>
          <table:table-cell table:style-name="ce247" table:formula="of:=([.S159]*1000)/[.T15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table:style-name="ce4" table:formula="of:=[.E160]/2" office:value-type="float" office:value="42.5" calcext:value-type="float">
            <text:p>42.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H160]/[.G160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H160]/2.5)*0.7457" office:value-type="float" office:value="523.4814" calcext:value-type="float">
            <text:p>523</text:p>
          </table:table-cell>
          <table:table-cell table:style-name="ce78" table:formula="of:=MIN(([.G160]*[.O160])*[.N160]*[.P160];[.L160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0]/([.E160]*0.5))*[.G160]" office:value-type="float" office:value="16.1775454531765" calcext:value-type="float">
            <text:p>16.18</text:p>
          </table:table-cell>
          <table:table-cell table:style-name="ce242" table:formula="of:=[.O160]/[.F160]" office:value-type="float" office:value="0.770359307294118" calcext:value-type="float">
            <text:p>0.77</text:p>
          </table:table-cell>
          <table:table-cell table:style-name="ce247" table:formula="of:=([.S160]*1000)/[.T160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4" table:formula="of:=[.E161]/2" office:value-type="float" office:value="42.5" calcext:value-type="float">
            <text:p>42.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H161]/[.G161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H161]/2.5)*0.7457" office:value-type="float" office:value="343.022" calcext:value-type="float">
            <text:p>343</text:p>
          </table:table-cell>
          <table:table-cell table:style-name="ce78" table:formula="of:=MIN(([.G161]*[.O161])*[.N161]*[.P161];[.L161])" office:value-type="float" office:value="224.775890224654" calcext:value-type="float">
            <text:p>2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1]/([.E161]*0.5))*[.G161]" office:value-type="float" office:value="13.8664675312941" calcext:value-type="float">
            <text:p>13.87</text:p>
          </table:table-cell>
          <table:table-cell table:style-name="ce242" table:formula="of:=[.O161]/[.F161]" office:value-type="float" office:value="0.770359307294118" calcext:value-type="float">
            <text:p>0.77</text:p>
          </table:table-cell>
          <table:table-cell table:style-name="ce247" table:formula="of:=([.S161]*1000)/[.T161]" office:value-type="float" office:value="0" calcext:value-type="float">
            <text:p>0.0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1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table:style-name="ce4" table:formula="of:=[.E162]/2" office:value-type="float" office:value="71" calcext:value-type="float">
            <text:p>71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H162]/[.G162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H162]/2.5)*0.7457" office:value-type="float" office:value="432.506" calcext:value-type="float">
            <text:p>433</text:p>
          </table:table-cell>
          <table:table-cell table:style-name="ce78" table:formula="of:=MIN(([.G162]*[.O162])*[.N162]*[.P162];[.L162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2]/([.E162]*0.5))*[.G162]" office:value-type="float" office:value="9.68374199661972" calcext:value-type="float">
            <text:p>9.68</text:p>
          </table:table-cell>
          <table:table-cell table:style-name="ce242" table:formula="of:=[.O162]/[.F162]" office:value-type="float" office:value="0.461130571267606" calcext:value-type="float">
            <text:p>0.46</text:p>
          </table:table-cell>
          <table:table-cell table:style-name="ce247" table:formula="of:=([.S162]*1000)/[.T162]" office:value-type="float" office:value="0" calcext:value-type="float">
            <text:p>0.0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163]/2" office:value-type="float" office:value="55" calcext:value-type="float">
            <text:p>5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H163]/[.G163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63]/2.5)*0.7457" office:value-type="float" office:value="354.9532" calcext:value-type="float">
            <text:p>355</text:p>
          </table:table-cell>
          <table:table-cell table:style-name="ce78" table:formula="of:=MIN(([.G163]*[.O163])*[.N163]*[.P163];[.L163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3]/([.E163]*0.5))*[.G163]" office:value-type="float" office:value="11.8181818181818" calcext:value-type="float">
            <text:p>11.82</text:p>
          </table:table-cell>
          <table:table-cell table:style-name="ce242" table:formula="of:=[.O163]/[.F163]" office:value-type="float" office:value="0.590909090909091" calcext:value-type="float">
            <text:p>0.59</text:p>
          </table:table-cell>
          <table:table-cell table:style-name="ce247" table:formula="of:=([.S163]*1000)/[.T163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64]/2" office:value-type="float" office:value="72.5" calcext:value-type="float">
            <text:p>72.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H164]/[.G164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H164]/2.5)*0.7457" office:value-type="float" office:value="512.981944" calcext:value-type="float">
            <text:p>513</text:p>
          </table:table-cell>
          <table:table-cell table:style-name="ce78" table:formula="of:=MIN(([.G164]*[.O164])*[.N164]*[.P164];[.L164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4]/([.E164]*0.5))*[.G164]" office:value-type="float" office:value="12.1931034482759" calcext:value-type="float">
            <text:p>12.19</text:p>
          </table:table-cell>
          <table:table-cell table:style-name="ce242" table:formula="of:=[.O164]/[.F164]" office:value-type="float" office:value="0.468965517241379" calcext:value-type="float">
            <text:p>0.47</text:p>
          </table:table-cell>
          <table:table-cell table:style-name="ce247" table:formula="of:=([.S164]*1000)/[.T164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3" table:formula="of:=[.E165]/2" office:value-type="float" office:value="75" calcext:value-type="float">
            <text:p>75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H165]/[.G165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H165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M165]/[.N165])/([.G165]*[.O165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65]/([.E165]*0.5))*[.G165]" office:value-type="float" office:value="9.24" calcext:value-type="float">
            <text:p>9.24</text:p>
          </table:table-cell>
          <table:table-cell table:style-name="ce242" table:formula="of:=[.O165]/[.F165]" office:value-type="float" office:value="0.44" calcext:value-type="float">
            <text:p>0.44</text:p>
          </table:table-cell>
          <table:table-cell table:style-name="ce246" table:formula="of:=([.S165]*1000)/[.T165]" office:value-type="float" office:value="0" calcext:value-type="float">
            <text:p>0.0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table:style-name="ce4" table:formula="of:=[.E166]/2"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H166]/[.G166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H166]/2.5)*0.7457" office:value-type="float" office:value="739.7344" calcext:value-type="float">
            <text:p>740</text:p>
          </table:table-cell>
          <table:table-cell table:style-name="ce78" table:formula="of:=MIN(([.G166]*[.O166])*[.N166]*[.P166];[.L166])" office:value-type="float" office:value="360.625547974176" calcext:value-type="float">
            <text:p>3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6]/([.E166]*0.5))*[.G166]" office:value-type="float" office:value="12.6066666666667" calcext:value-type="float">
            <text:p>12.61</text:p>
          </table:table-cell>
          <table:table-cell table:style-name="ce242" table:formula="of:=[.O166]/[.F166]" office:value-type="float" office:value="0.406666666666667" calcext:value-type="float">
            <text:p>0.41</text:p>
          </table:table-cell>
          <table:table-cell table:style-name="ce247" table:formula="of:=([.S166]*1000)/[.T166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table:style-name="ce4" table:formula="of:=[.E167]/2"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H167]/[.G167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H167]/2.5)*0.7457" office:value-type="float" office:value="639.8106" calcext:value-type="float">
            <text:p>640</text:p>
          </table:table-cell>
          <table:table-cell table:style-name="ce78" table:formula="of:=MIN(([.G167]*[.O167])*[.N167]*[.P167];[.L167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7]/([.E167]*0.5))*[.G167]" office:value-type="float" office:value="11.90679" calcext:value-type="float">
            <text:p>11.91</text:p>
          </table:table-cell>
          <table:table-cell table:style-name="ce242" table:formula="of:=[.O167]/[.F167]" office:value-type="float" office:value="0.440992222222222" calcext:value-type="float">
            <text:p>0.44</text:p>
          </table:table-cell>
          <table:table-cell table:style-name="ce247" table:formula="of:=([.S167]*1000)/[.T167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1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table:style-name="ce4" table:formula="of:=[.E168]/2"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H168]/[.G168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H168]/2.5)*0.7457" office:value-type="float" office:value="355.84804" calcext:value-type="float">
            <text:p>356</text:p>
          </table:table-cell>
          <table:table-cell table:style-name="ce78" table:formula="of:=MIN(([.G168]*[.O168])*[.N168]*[.P168];[.L168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68]/([.E168]*0.5))*[.G168]" office:value-type="float" office:value="12.065" calcext:value-type="float">
            <text:p>12.07</text:p>
          </table:table-cell>
          <table:table-cell table:style-name="ce242" table:formula="of:=[.O168]/[.F168]" office:value-type="float" office:value="0.635" calcext:value-type="float">
            <text:p>0.64</text:p>
          </table:table-cell>
          <table:table-cell table:style-name="ce247" table:formula="of:=([.S168]*1000)/[.T168]" office:value-type="float" office:value="0" calcext:value-type="float">
            <text:p>0.0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169]/2" office:value-type="float" office:value="47.5" calcext:value-type="float">
            <text:p>47.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169]/[.G169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H169]/2.5)*0.7457" office:value-type="float" office:value="311.7026" calcext:value-type="float">
            <text:p>312</text:p>
          </table:table-cell>
          <table:table-cell table:style-name="ce78" table:formula="of:=MIN(([.G169]*[.O169])*[.N169]*[.P169];[.L169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69]/([.E169]*0.5))*[.G169]" office:value-type="float" office:value="13.7853770778947" calcext:value-type="float">
            <text:p>13.79</text:p>
          </table:table-cell>
          <table:table-cell table:style-name="ce242" table:formula="of:=[.O169]/[.F169]" office:value-type="float" office:value="0.689268853894737" calcext:value-type="float">
            <text:p>0.69</text:p>
          </table:table-cell>
          <table:table-cell table:style-name="ce247" table:formula="of:=([.S169]*1000)/[.T169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70]/2" office:value-type="float" office:value="72.5" calcext:value-type="float">
            <text:p>72.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H170]/[.G170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H170]/2.5)*0.7457" office:value-type="float" office:value="426.510572" calcext:value-type="float">
            <text:p>427</text:p>
          </table:table-cell>
          <table:table-cell table:style-name="ce78" table:formula="of:=MIN(([.G170]*[.O170])*[.N170]*[.P170];[.L170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0]/([.E170]*0.5))*[.G170]" office:value-type="float" office:value="10.8111307034483" calcext:value-type="float">
            <text:p>10.81</text:p>
          </table:table-cell>
          <table:table-cell table:style-name="ce242" table:formula="of:=[.O170]/[.F170]" office:value-type="float" office:value="0.500515310344828" calcext:value-type="float">
            <text:p>0.50</text:p>
          </table:table-cell>
          <table:table-cell table:style-name="ce247" table:formula="of:=([.S170]*1000)/[.T170]" office:value-type="float" office:value="0" calcext:value-type="float">
            <text:p>0.0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1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4" table:formula="of:=[.E171]/2" office:value-type="float" office:value="42.5" calcext:value-type="float">
            <text:p>42.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H171]/[.G171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H171]/2.5)*0.7457" office:value-type="float" office:value="298.28" calcext:value-type="float">
            <text:p>298</text:p>
          </table:table-cell>
          <table:table-cell table:style-name="ce78" table:formula="of:=MIN(([.G171]*[.O171])*[.N171]*[.P171];[.L171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1]/([.E171]*0.5))*[.G171]" office:value-type="float" office:value="11.5553896094118" calcext:value-type="float">
            <text:p>11.56</text:p>
          </table:table-cell>
          <table:table-cell table:style-name="ce242" table:formula="of:=[.O171]/[.F171]" office:value-type="float" office:value="0.770359307294118" calcext:value-type="float">
            <text:p>0.77</text:p>
          </table:table-cell>
          <table:table-cell table:style-name="ce247" table:formula="of:=([.S171]*1000)/[.T171]" office:value-type="float" office:value="0" calcext:value-type="float">
            <text:p>0.0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72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2]/[.G17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H172]/2.5)*0.7457" office:value-type="float" office:value="462.334" calcext:value-type="float">
            <text:p>462</text:p>
          </table:table-cell>
          <table:table-cell table:style-name="ce78" table:formula="of:=MIN(([.G172]*[.O172])*[.N172]*[.P172];[.L172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2]/([.E172]*0.5))*[.G172]" office:value-type="float" office:value="12" calcext:value-type="float">
            <text:p>12.00</text:p>
          </table:table-cell>
          <table:table-cell table:style-name="ce242" table:formula="of:=[.O172]/[.F172]" office:value-type="float" office:value="0.5" calcext:value-type="float">
            <text:p>0.50</text:p>
          </table:table-cell>
          <table:table-cell table:style-name="ce247" table:formula="of:=([.S172]*1000)/[.T172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4" table:formula="of:=[.E173]/2" office:value-type="float" office:value="58" calcext:value-type="float">
            <text:p>5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H173]/[.G173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H173]/2.5)*0.7457" office:value-type="float" office:value="398.2038" calcext:value-type="float">
            <text:p>398</text:p>
          </table:table-cell>
          <table:table-cell table:style-name="ce78" table:formula="of:=MIN(([.G173]*[.O173])*[.N173]*[.P173];[.L173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3]/([.E173]*0.5))*[.G173]" office:value-type="float" office:value="13.448275862069" calcext:value-type="float">
            <text:p>13.45</text:p>
          </table:table-cell>
          <table:table-cell table:style-name="ce242" table:formula="of:=[.O173]/[.F173]" office:value-type="float" office:value="0.560344827586207" calcext:value-type="float">
            <text:p>0.56</text:p>
          </table:table-cell>
          <table:table-cell table:style-name="ce247" table:formula="of:=([.S173]*1000)/[.T173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4" table:formula="of:=[.E174]/2" office:value-type="float" office:value="45" calcext:value-type="float">
            <text:p>45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H174]/[.G174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H174]/2.5)*0.7457" office:value-type="float" office:value="639.8106" calcext:value-type="float">
            <text:p>640</text:p>
          </table:table-cell>
          <table:table-cell table:style-name="ce78" table:formula="of:=MIN(([.G174]*[.O174])*[.N174]*[.P174];[.L174])" office:value-type="float" office:value="381.335339603824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/>
          <table:table-cell table:style-name="ce242" table:formula="of:=([.O174]/([.E174]*0.5))*[.G174]" office:value-type="float" office:value="19.050864" calcext:value-type="float">
            <text:p>19.05</text:p>
          </table:table-cell>
          <table:table-cell table:style-name="ce242" table:formula="of:=[.O174]/[.F174]" office:value-type="float" office:value="0.705587555555556" calcext:value-type="float">
            <text:p>0.71</text:p>
          </table:table-cell>
          <table:table-cell table:style-name="ce247" table:formula="of:=([.S174]*1000)/[.T174]" office:value-type="float" office:value="0" calcext:value-type="float">
            <text:p>0.0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3100 Class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175]/2" office:value-type="float" office:value="52.5" calcext:value-type="float">
            <text:p>52.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480" calcext:value-type="float">
            <text:p>1480</text:p>
          </table:table-cell>
          <table:table-cell table:style-name="ce48" table:formula="of:=[.H175]/[.G175]" office:value-type="float" office:value="74" calcext:value-type="float">
            <text:p>74.00</text:p>
          </table:table-cell>
          <table:table-cell office:value-type="float" office:value="195" calcext:value-type="float">
            <text:p>195</text:p>
          </table:table-cell>
          <table:table-cell office:value-type="float" office:value="108" calcext:value-type="float">
            <text:p>108</text:p>
          </table:table-cell>
          <table:table-cell table:style-name="ce72" table:formula="of:=([.H175]/2.5)*0.7457" office:value-type="float" office:value="441.4544" calcext:value-type="float">
            <text:p>441</text:p>
          </table:table-cell>
          <table:table-cell table:style-name="ce78" table:formula="of:=MIN(([.G175]*[.O175])*[.N175]*[.P175];[.L175])" office:value-type="float" office:value="285.323328151386" calcext:value-type="float">
            <text:p>28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40" office:value-type="float" office:value="3.4" calcext:value-type="float">
            <text:p>3.4</text:p>
          </table:table-cell>
          <table:table-cell table:style-name="ce242" table:formula="of:=([.O175]/([.E175]*0.5))*[.G175]" office:value-type="float" office:value="12.4724840228571" calcext:value-type="float">
            <text:p>12.47</text:p>
          </table:table-cell>
          <table:table-cell table:style-name="ce242" table:formula="of:=[.O175]/[.F175]" office:value-type="float" office:value="0.623624201142857" calcext:value-type="float">
            <text:p>0.62</text:p>
          </table:table-cell>
          <table:table-cell table:style-name="ce247" table:formula="of:=([.S175]*1000)/[.T175]" office:value-type="float" office:value="272.600068580496" calcext:value-type="float">
            <text:p>272.6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0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" table:formula="of:=[.E176]/2" office:value-type="float" office:value="73" calcext:value-type="float">
            <text:p>73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H176]/[.G176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H176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4.5" calcext:value-type="float">
            <text:p>34.50</text:p>
          </table:table-cell>
          <table:table-cell table:style-name="ce92" table:formula="of:=([.M176]/[.N176])/([.G176]*[.O176])" office:value-type="percentage" office:value="0.0470824574625361" calcext:value-type="percentage">
            <text:p>4.7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241" table:formula="of:=([.O176]/([.E176]*0.5))*[.G176]" office:value-type="float" office:value="10.3972602739726" calcext:value-type="float">
            <text:p>10.40</text:p>
          </table:table-cell>
          <table:table-cell table:style-name="ce242" table:formula="of:=[.O176]/[.F176]" office:value-type="float" office:value="0.472602739726027" calcext:value-type="float">
            <text:p>0.47</text:p>
          </table:table-cell>
          <table:table-cell table:style-name="ce246" table:formula="of:=([.S176]*1000)/[.T176]" office:value-type="float" office:value="0" calcext:value-type="float">
            <text:p>0.0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4" table:formula="of:=[.E177]/2" office:value-type="float" office:value="44" calcext:value-type="float">
            <text:p>44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H177]/[.G177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H177]/2.5)*0.7457" office:value-type="float" office:value="361.21708" calcext:value-type="float">
            <text:p>361</text:p>
          </table:table-cell>
          <table:table-cell table:style-name="ce78" table:formula="of:=MIN(([.G177]*[.O177])*[.N177]*[.P177];[.L177])" office:value-type="float" office:value="257.382474939482" calcext:value-type="float">
            <text:p>25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7]/([.E177]*0.5))*[.G177]" office:value-type="float" office:value="13.7102272727273" calcext:value-type="float">
            <text:p>13.71</text:p>
          </table:table-cell>
          <table:table-cell table:style-name="ce242" table:formula="of:=[.O177]/[.F177]" office:value-type="float" office:value="0.721590909090909" calcext:value-type="float">
            <text:p>0.72</text:p>
          </table:table-cell>
          <table:table-cell table:style-name="ce247" table:formula="of:=([.S177]*1000)/[.T177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78]/2" office:value-type="float" office:value="71.5" calcext:value-type="float">
            <text:p>71.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H178]/[.G178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H178]/2.5)*0.7457" office:value-type="float" office:value="462.334" calcext:value-type="float">
            <text:p>462</text:p>
          </table:table-cell>
          <table:table-cell table:style-name="ce78" table:formula="of:=MIN(([.G178]*[.O178])*[.N178]*[.P178];[.L178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78]/([.E178]*0.5))*[.G178]" office:value-type="float" office:value="10.9090909090909" calcext:value-type="float">
            <text:p>10.91</text:p>
          </table:table-cell>
          <table:table-cell table:style-name="ce242" table:formula="of:=[.O178]/[.F178]" office:value-type="float" office:value="0.454545454545455" calcext:value-type="float">
            <text:p>0.45</text:p>
          </table:table-cell>
          <table:table-cell table:style-name="ce247" table:formula="of:=([.S178]*1000)/[.T178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H1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79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H179]/[.G179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79]/2.5)*0.7457" office:value-type="float" office:value="706.9236" calcext:value-type="float">
            <text:p>707</text:p>
          </table:table-cell>
          <table:table-cell table:style-name="ce78" table:formula="of:=MIN(([.G179]*[.O179])*[.N179]*[.P179];[.L179])" office:value-type="float" office:value="359.85695411028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79]*[.F179]/[.G179]; 68)" office:value-type="float" office:value="27.0920845992944" calcext:value-type="float">
            <text:p>27.09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3" table:formula="of:=(39.5*0.45359237)/1.6" office:value-type="float" office:value="11.198061634375" calcext:value-type="float">
            <text:p>11.20</text:p>
          </table:table-cell>
          <table:table-cell table:style-name="ce243" table:formula="of:=[.O179]/[.F179]" office:value-type="float" office:value="0.361227794657258" calcext:value-type="float">
            <text:p>0.36</text:p>
          </table:table-cell>
          <table:table-cell table:style-name="ce247" table:formula="of:=([.S179]*1000)/[.T179]" office:value-type="float" office:value="0" calcext:value-type="float">
            <text:p>0.0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180]/2" office:value-type="float" office:value="71.5" calcext:value-type="float">
            <text:p>71.5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H180]/[.G180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H180]/2.5)*0.7457" office:value-type="float" office:value="608.4912" calcext:value-type="float">
            <text:p>608</text:p>
          </table:table-cell>
          <table:table-cell table:style-name="ce78" table:formula="of:=MIN(([.G180]*[.O180])*[.N180]*[.P180];[.L180])" office:value-type="float" office:value="330.185581943569" calcext:value-type="float">
            <text:p>3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0]/([.E180]*0.5))*[.G180]" office:value-type="float" office:value="12.2377622377622" calcext:value-type="float">
            <text:p>12.24</text:p>
          </table:table-cell>
          <table:table-cell table:style-name="ce242" table:formula="of:=[.O180]/[.F180]" office:value-type="float" office:value="0.48951048951049" calcext:value-type="float">
            <text:p>0.49</text:p>
          </table:table-cell>
          <table:table-cell table:style-name="ce247" table:formula="of:=([.S180]*1000)/[.T180]" office:value-type="float" office:value="0" calcext:value-type="float">
            <text:p>0.0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181]/2" office:value-type="float" office:value="72.5" calcext:value-type="float">
            <text:p>72.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H181]/[.G181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H181]/2.5)*0.7457" office:value-type="float" office:value="439.36644" calcext:value-type="float">
            <text:p>439</text:p>
          </table:table-cell>
          <table:table-cell table:style-name="ce78" table:formula="of:=MIN(([.G181]*[.O181])*[.N181]*[.P181];[.L181])" office:value-type="float" office:value="387.225095576544" calcext:value-type="float">
            <text:p>3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1]/([.E181]*0.5))*[.G181]" office:value-type="float" office:value="13.5144827586207" calcext:value-type="float">
            <text:p>13.51</text:p>
          </table:table-cell>
          <table:table-cell table:style-name="ce242" table:formula="of:=[.O181]/[.F181]" office:value-type="float" office:value="0.475862068965517" calcext:value-type="float">
            <text:p>0.48</text:p>
          </table:table-cell>
          <table:table-cell table:style-name="ce247" table:formula="of:=([.S181]*1000)/[.T181]" office:value-type="float" office:value="0" calcext:value-type="float">
            <text:p>0.0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182]/2" office:value-type="float" office:value="60" calcext:value-type="float">
            <text:p>6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H182]/[.G182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H182]/2.5)*0.7457" office:value-type="float" office:value="596.56" calcext:value-type="float">
            <text:p>597</text:p>
          </table:table-cell>
          <table:table-cell table:style-name="ce78" table:formula="of:=MIN(([.G182]*[.O182])*[.N182]*[.P182];[.L182])" office:value-type="float" office:value="278.81775319356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7" calcext:value-type="percentage">
            <text:p>4.7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2]/([.E182]*0.5))*[.G182]" office:value-type="float" office:value="12.004765872" calcext:value-type="float">
            <text:p>12.00</text:p>
          </table:table-cell>
          <table:table-cell table:style-name="ce242" table:formula="of:=[.O182]/[.F182]" office:value-type="float" office:value="0.545671176" calcext:value-type="float">
            <text:p>0.55</text:p>
          </table:table-cell>
          <table:table-cell table:style-name="ce247" table:formula="of:=([.S182]*1000)/[.T182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83]/2" office:value-type="float" office:value="50" calcext:value-type="float">
            <text:p>5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H183]/[.G183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H183]/2.5)*0.7457" office:value-type="float" office:value="592.026144" calcext:value-type="float">
            <text:p>592</text:p>
          </table:table-cell>
          <table:table-cell table:style-name="ce78" table:formula="of:=MIN(([.G183]*[.O183])*[.N183]*[.P183];[.L183])" office:value-type="float" office:value="333.735964545112" calcext:value-type="float">
            <text:p>3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5" calcext:value-type="float">
            <text:p>35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3]/([.E183]*0.5))*[.G183]" office:value-type="float" office:value="17.5" calcext:value-type="float">
            <text:p>17.50</text:p>
          </table:table-cell>
          <table:table-cell table:style-name="ce242" table:formula="of:=[.O183]/[.F183]" office:value-type="float" office:value="0.7" calcext:value-type="float">
            <text:p>0.70</text:p>
          </table:table-cell>
          <table:table-cell table:style-name="ce247" table:formula="of:=([.S183]*1000)/[.T183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84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H184]/[.G184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84]/2.5)*0.7457" office:value-type="float" office:value="639.8106" calcext:value-type="float">
            <text:p>640</text:p>
          </table:table-cell>
          <table:table-cell table:style-name="ce78" table:formula="of:=MIN(([.G184]*[.O184])*[.N184]*[.P184];[.L184])" office:value-type="float" office:value="395.840361860352" calcext:value-type="float">
            <text:p>39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4]/([.E184]*0.5))*[.G184]" office:value-type="float" office:value="12.24" calcext:value-type="float">
            <text:p>12.24</text:p>
          </table:table-cell>
          <table:table-cell table:style-name="ce242" table:formula="of:=[.O184]/[.F184]" office:value-type="float" office:value="0.453333333333333" calcext:value-type="float">
            <text:p>0.45</text:p>
          </table:table-cell>
          <table:table-cell table:style-name="ce247" table:formula="of:=([.S184]*1000)/[.T18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5]/2" office:value-type="float" office:value="42.5" calcext:value-type="float">
            <text:p>42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H185]/[.G185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H185]/2.5)*0.7457" office:value-type="float" office:value="397.01068" calcext:value-type="float">
            <text:p>397</text:p>
          </table:table-cell>
          <table:table-cell table:style-name="ce78" table:formula="of:=MIN(([.G185]*[.O185])*[.N185]*[.P185];[.L185])" office:value-type="float" office:value="264.318883919729" calcext:value-type="float">
            <text:p>26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185]/([.E185]*0.5))*[.G185]" office:value-type="float" office:value="16.3058823529412" calcext:value-type="float">
            <text:p>16.31</text:p>
          </table:table-cell>
          <table:table-cell table:style-name="ce242" table:formula="of:=[.O185]/[.F185]" office:value-type="float" office:value="0.776470588235294" calcext:value-type="float">
            <text:p>0.78</text:p>
          </table:table-cell>
          <table:table-cell table:style-name="ce247" table:formula="of:=([.S185]*1000)/[.T185]" office:value-type="float" office:value="220.779220779221" calcext:value-type="float">
            <text:p>220.78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4" table:formula="of:=[.E186]/2" office:value-type="float" office:value="66" calcext:value-type="float">
            <text:p>6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H186]/[.G186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H186]/2.5)*0.7457" office:value-type="float" office:value="384.7812" calcext:value-type="float">
            <text:p>385</text:p>
          </table:table-cell>
          <table:table-cell table:style-name="ce78" table:formula="of:=MIN(([.G186]*[.O186])*[.N186]*[.P186];[.L186])" office:value-type="float" office:value="261.775325342549" calcext:value-type="float">
            <text:p>26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6]/([.E186]*0.5))*[.G186]" office:value-type="float" office:value="9.14056606060606" calcext:value-type="float">
            <text:p>9.14</text:p>
          </table:table-cell>
          <table:table-cell table:style-name="ce242" table:formula="of:=[.O186]/[.F186]" office:value-type="float" office:value="0.481082424242424" calcext:value-type="float">
            <text:p>0.48</text:p>
          </table:table-cell>
          <table:table-cell table:style-name="ce247" table:formula="of:=([.S186]*1000)/[.T18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MR 163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187]/2" office:value-type="float" office:value="42.5" calcext:value-type="float">
            <text:p>42.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H187]/[.G187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H187]/2.5)*0.7457" office:value-type="float" office:value="317.6682" calcext:value-type="float">
            <text:p>318</text:p>
          </table:table-cell>
          <table:table-cell table:style-name="ce78" table:formula="of:=MIN(([.G187]*[.O187])*[.N187]*[.P187];[.L187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7]/([.E187]*0.5))*[.G187]" office:value-type="float" office:value="11.9534832941176" calcext:value-type="float">
            <text:p>11.95</text:p>
          </table:table-cell>
          <table:table-cell table:style-name="ce242" table:formula="of:=[.O187]/[.F187]" office:value-type="float" office:value="0.747092705882353" calcext:value-type="float">
            <text:p>0.75</text:p>
          </table:table-cell>
          <table:table-cell table:style-name="ce247" table:formula="of:=([.S187]*1000)/[.T187]" office:value-type="float" office:value="0" calcext:value-type="float">
            <text:p>0.0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88]/2" office:value-type="float" office:value="65" calcext:value-type="float">
            <text:p>65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H188]/[.G188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H188]/2.5)*0.7457" office:value-type="float" office:value="371.65688" calcext:value-type="float">
            <text:p>372</text:p>
          </table:table-cell>
          <table:table-cell table:style-name="ce78" table:formula="of:=MIN(([.G188]*[.O188])*[.N188]*[.P188];[.L188])" office:value-type="float" office:value="291.066448615266" calcext:value-type="float">
            <text:p>29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188]*[.F188]/[.G188]; 68)" office:value-type="float" office:value="22.2661879544271" calcext:value-type="float">
            <text:p>22.27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7"/>
          <table:table-cell table:style-name="ce243" table:formula="of:=(29*0.45359237)/1.6" office:value-type="float" office:value="8.22136170625" calcext:value-type="float">
            <text:p>8.22</text:p>
          </table:table-cell>
          <table:table-cell table:style-name="ce243" table:formula="of:=[.O188]/[.F188]" office:value-type="float" office:value="0.342556737760417" calcext:value-type="float">
            <text:p>0.34</text:p>
          </table:table-cell>
          <table:table-cell table:style-name="ce247" table:formula="of:=([.S188]*1000)/[.T188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189]/2" office:value-type="float" office:value="67.5" calcext:value-type="float">
            <text:p>67.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H189]/[.G189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H189]/2.5)*0.7457" office:value-type="float" office:value="432.506" calcext:value-type="float">
            <text:p>433</text:p>
          </table:table-cell>
          <table:table-cell table:style-name="ce78" table:formula="of:=MIN(([.G189]*[.O189])*[.N189]*[.P189];[.L189])" office:value-type="float" office:value="274.032730717553" calcext:value-type="float">
            <text:p>2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.5" calcext:value-type="float">
            <text:p>33.50</text:p>
          </table:table-cell>
          <table:table-cell table:style-name="ce93" office:value-type="percentage" office:value="0.048" calcext:value-type="percentage">
            <text:p>4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89]/([.E189]*0.5))*[.G189]" office:value-type="float" office:value="10.4222222222222" calcext:value-type="float">
            <text:p>10.42</text:p>
          </table:table-cell>
          <table:table-cell table:style-name="ce242" table:formula="of:=[.O189]/[.F189]" office:value-type="float" office:value="0.496296296296296" calcext:value-type="float">
            <text:p>0.50</text:p>
          </table:table-cell>
          <table:table-cell table:style-name="ce247" table:formula="of:=([.S189]*1000)/[.T189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190]/2" office:value-type="float" office:value="50" calcext:value-type="float">
            <text:p>5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H190]/[.G190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H190]/2.5)*0.7457" office:value-type="float" office:value="387.764" calcext:value-type="float">
            <text:p>388</text:p>
          </table:table-cell>
          <table:table-cell table:style-name="ce78" table:formula="of:=MIN(([.G190]*[.O190])*[.N190]*[.P190];[.L190])" office:value-type="float" office:value="266.53954238142" calcext:value-type="float">
            <text:p>26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0]/([.E190]*0.5))*[.G190]" office:value-type="float" office:value="12.4413028128" calcext:value-type="float">
            <text:p>12.44</text:p>
          </table:table-cell>
          <table:table-cell table:style-name="ce242" table:formula="of:=[.O190]/[.F190]" office:value-type="float" office:value="0.6548054112" calcext:value-type="float">
            <text:p>0.65</text:p>
          </table:table-cell>
          <table:table-cell table:style-name="ce247" table:formula="of:=([.S190]*1000)/[.T190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4" table:formula="of:=[.E191]/2" office:value-type="float" office:value="30" calcext:value-type="float">
            <text:p>3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H191]/[.G191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H191]/2.5)*0.7457" office:value-type="float" office:value="187.31984" calcext:value-type="float">
            <text:p>187</text:p>
          </table:table-cell>
          <table:table-cell table:style-name="ce78" table:formula="of:=MIN(([.G191]*[.O191])*[.N191]*[.P191];[.L191])" office:value-type="float" office:value="112.597848220388" calcext:value-type="float">
            <text:p>1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1]/([.E191]*0.5))*[.G191]" office:value-type="float" office:value="12.3333333333333" calcext:value-type="float">
            <text:p>12.33</text:p>
          </table:table-cell>
          <table:table-cell table:style-name="ce242" table:formula="of:=[.O191]/[.F191]" office:value-type="float" office:value="0.833333333333333" calcext:value-type="float">
            <text:p>0.83</text:p>
          </table:table-cell>
          <table:table-cell table:style-name="ce247" table:formula="of:=([.S191]*1000)/[.T191]" office:value-type="float" office:value="0" calcext:value-type="float">
            <text:p>0.0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2]/2" office:value-type="float" office:value="65" calcext:value-type="float">
            <text:p>65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H192]/[.G192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H192]/2.5)*0.7457" office:value-type="float" office:value="334.0736" calcext:value-type="float">
            <text:p>334</text:p>
          </table:table-cell>
          <table:table-cell table:style-name="ce78" table:formula="of:=MIN(([.G192]*[.O192])*[.N192]*[.P192];[.L192])" office:value-type="float" office:value="286.512175352017" calcext:value-type="float">
            <text:p>2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2.79" calcext:value-type="float">
            <text:p>2.79</text:p>
          </table:table-cell>
          <table:table-cell table:style-name="ce242" table:formula="of:=([.O192]/([.E192]*0.5))*[.G192]" office:value-type="float" office:value="10.0739294030769" calcext:value-type="float">
            <text:p>10.07</text:p>
          </table:table-cell>
          <table:table-cell table:style-name="ce242" table:formula="of:=[.O192]/[.F192]" office:value-type="float" office:value="0.503696470153846" calcext:value-type="float">
            <text:p>0.50</text:p>
          </table:table-cell>
          <table:table-cell table:style-name="ce247" table:formula="of:=([.S192]*1000)/[.T192]" office:value-type="float" office:value="276.952506650269" calcext:value-type="float">
            <text:p>276.95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3]/2" office:value-type="float" office:value="75" calcext:value-type="float">
            <text:p>75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H193]/[.G193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H193]/2.5)*0.7457" office:value-type="float" office:value="755.54324" calcext:value-type="float">
            <text:p>756</text:p>
          </table:table-cell>
          <table:table-cell table:style-name="ce78" table:formula="of:=MIN(([.G193]*[.O193])*[.N193]*[.P193];[.L193])" office:value-type="float" office:value="433.9581934115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568" calcext:value-type="float">
            <text:p>568</text:p>
          </table:table-cell>
          <table:table-cell table:style-name="ce7" office:value-type="float" office:value="6.6" calcext:value-type="float">
            <text:p>6.6</text:p>
          </table:table-cell>
          <table:table-cell table:style-name="ce242" table:formula="of:=([.O193]/([.E193]*0.5))*[.G193]" office:value-type="float" office:value="12.4" calcext:value-type="float">
            <text:p>12.40</text:p>
          </table:table-cell>
          <table:table-cell table:style-name="ce242" table:formula="of:=[.O193]/[.F193]" office:value-type="float" office:value="0.4" calcext:value-type="float">
            <text:p>0.40</text:p>
          </table:table-cell>
          <table:table-cell table:style-name="ce247" table:formula="of:=([.S193]*1000)/[.T193]" office:value-type="float" office:value="532.258064516129" calcext:value-type="float">
            <text:p>532.26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194]/2" office:value-type="float" office:value="71" calcext:value-type="float">
            <text:p>71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H194]/[.G194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H194]/2.5)*0.7457" office:value-type="float" office:value="442.9458" calcext:value-type="float">
            <text:p>443</text:p>
          </table:table-cell>
          <table:table-cell table:style-name="ce78" table:formula="of:=MIN(([.G194]*[.O194])*[.N194]*[.P194];[.L194])" office:value-type="float" office:value="278.282802434308" calcext:value-type="float">
            <text:p>2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7"/>
          <table:table-cell table:style-name="ce242" table:formula="of:=([.O194]/([.E194]*0.5))*[.G194]" office:value-type="float" office:value="10.1042253521127" calcext:value-type="float">
            <text:p>10.10</text:p>
          </table:table-cell>
          <table:table-cell table:style-name="ce242" table:formula="of:=[.O194]/[.F194]" office:value-type="float" office:value="0.47887323943662" calcext:value-type="float">
            <text:p>0.48</text:p>
          </table:table-cell>
          <table:table-cell table:style-name="ce247" table:formula="of:=([.S194]*1000)/[.T194]" office:value-type="float" office:value="0" calcext:value-type="float">
            <text:p>0.0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195]/2" office:value-type="float" office:value="75" calcext:value-type="float">
            <text:p>7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H195]/[.G195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H195]/2.5)*0.7457" office:value-type="float" office:value="548.8352" calcext:value-type="float">
            <text:p>549</text:p>
          </table:table-cell>
          <table:table-cell table:style-name="ce78" table:formula="of:=MIN(([.G195]*[.O195])*[.N195]*[.P195];[.L195])" office:value-type="float" office:value="441.061753045018" calcext:value-type="float">
            <text:p>44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7"/>
          <table:table-cell table:style-name="ce242" table:formula="of:=([.O195]/([.E195]*0.5))*[.G195]" office:value-type="float" office:value="10.98" calcext:value-type="float">
            <text:p>10.98</text:p>
          </table:table-cell>
          <table:table-cell table:style-name="ce242" table:formula="of:=[.O195]/[.F195]" office:value-type="float" office:value="0.406666666666667" calcext:value-type="float">
            <text:p>0.41</text:p>
          </table:table-cell>
          <table:table-cell table:style-name="ce247" table:formula="of:=([.S195]*1000)/[.T195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196]/2" office:value-type="float" office:value="73.5" calcext:value-type="float">
            <text:p>73.5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H196]/[.G196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H196]/2.5)*0.7457" office:value-type="float" office:value="459.3512" calcext:value-type="float">
            <text:p>459</text:p>
          </table:table-cell>
          <table:table-cell table:style-name="ce78" table:formula="of:=MIN(([.G196]*[.O196])*[.N196]*[.P196];[.L196])" office:value-type="float" office:value="323.770547780094" calcext:value-type="float">
            <text:p>32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7"/>
          <table:table-cell table:style-name="ce242" table:formula="of:=([.O196]/([.E196]*0.5))*[.G196]" office:value-type="float" office:value="9.27891156462585" calcext:value-type="float">
            <text:p>9.28</text:p>
          </table:table-cell>
          <table:table-cell table:style-name="ce242" table:formula="of:=[.O196]/[.F196]" office:value-type="float" office:value="0.421768707482993" calcext:value-type="float">
            <text:p>0.42</text:p>
          </table:table-cell>
          <table:table-cell table:style-name="ce247" table:formula="of:=([.S196]*1000)/[.T196]" office:value-type="float" office:value="0" calcext:value-type="float">
            <text:p>0.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7]/2" office:value-type="float" office:value="30" calcext:value-type="float">
            <text:p>3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4" office:value-type="float" office:value="533" calcext:value-type="float">
            <text:p>533</text:p>
          </table:table-cell>
          <table:table-cell table:style-name="ce48" table:formula="of:=[.H197]/[.G197]" office:value-type="float" office:value="47.5892857142857" calcext:value-type="float">
            <text:p>47.59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43" calcext:value-type="float">
            <text:p>43</text:p>
          </table:table-cell>
          <table:table-cell table:style-name="ce72" table:formula="of:=([.H197]/2.5)*0.7457" office:value-type="float" office:value="158.98324" calcext:value-type="float">
            <text:p>159</text:p>
          </table:table-cell>
          <table:table-cell table:style-name="ce78" table:formula="of:=MIN(([.G197]*[.O197])*[.N197]*[.P197];[.L197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"/>
          <table:table-cell table:style-name="ce242" table:formula="of:=([.O197]/([.E197]*0.5))*[.G197]" office:value-type="float" office:value="9.33333333333333" calcext:value-type="float">
            <text:p>9.33</text:p>
          </table:table-cell>
          <table:table-cell table:style-name="ce242" table:formula="of:=[.O197]/[.F197]" office:value-type="float" office:value="0.833333333333333" calcext:value-type="float">
            <text:p>0.83</text:p>
          </table:table-cell>
          <table:table-cell table:style-name="ce247" table:formula="of:=([.S197]*1000)/[.T197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" table:formula="of:=[.E198]/2" office:value-type="float" office:value="30" calcext:value-type="float">
            <text:p>3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H185]/2" office:value-type="float" office:value="665.5" calcext:value-type="float">
            <text:p>665.5</text:p>
          </table:table-cell>
          <table:table-cell table:style-name="ce48" table:formula="of:=[.H198]/[.G198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H198]/2.5)*0.7457" office:value-type="float" office:value="198.50534" calcext:value-type="float">
            <text:p>199</text:p>
          </table:table-cell>
          <table:table-cell table:style-name="ce78" table:formula="of:=MIN(([.G198]*[.O198])*[.N198]*[.P198];[.L198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23"/>
          <table:table-cell table:style-name="ce242" table:formula="of:=([.O198]/([.E198]*0.5))*[.G198]" office:value-type="float" office:value="4.53333333333333" calcext:value-type="float">
            <text:p>4.53</text:p>
          </table:table-cell>
          <table:table-cell table:style-name="ce242" table:formula="of:=[.O198]/[.F198]" office:value-type="float" office:value="0.833333333333333" calcext:value-type="float">
            <text:p>0.83</text:p>
          </table:table-cell>
          <table:table-cell table:style-name="ce247" table:formula="of:=([.S198]*1000)/[.T198]" office:value-type="float" office:value="0" calcext:value-type="float">
            <text:p>0.0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199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H199]/[.G199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199]/2.5)*0.7457" office:value-type="float" office:value="473.07208" calcext:value-type="float">
            <text:p>473</text:p>
          </table:table-cell>
          <table:table-cell table:style-name="ce78" table:formula="of:=MIN(([.G199]*[.O199])*[.N199]*[.P199];[.L199])" office:value-type="float" office:value="398.0077024496" calcext:value-type="float">
            <text:p>39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23"/>
          <table:table-cell table:style-name="ce242" table:formula="of:=([.O199]/([.E199]*0.5))*[.G199]" office:value-type="float" office:value="11.7307692307692" calcext:value-type="float">
            <text:p>11.73</text:p>
          </table:table-cell>
          <table:table-cell table:style-name="ce242" table:formula="of:=[.O199]/[.F199]" office:value-type="float" office:value="0.469230769230769" calcext:value-type="float">
            <text:p>0.47</text:p>
          </table:table-cell>
          <table:table-cell table:style-name="ce247" table:formula="of:=([.S199]*1000)/[.T199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0]/2" office:value-type="float" office:value="65" calcext:value-type="float">
            <text:p>65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H200]/[.G200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H200]/2.5)*0.7457" office:value-type="float" office:value="397.75638" calcext:value-type="float">
            <text:p>398</text:p>
          </table:table-cell>
          <table:table-cell table:style-name="ce78" table:formula="of:=MIN(([.G200]*[.O200])*[.N200]*[.P200];[.L200])" office:value-type="float" office:value="337.18612491779" calcext:value-type="float">
            <text:p>3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"/>
          <table:table-cell table:style-name="ce242" table:formula="of:=([.O200]/([.E200]*0.5))*[.G200]" office:value-type="float" office:value="11.2146153846154" calcext:value-type="float">
            <text:p>11.21</text:p>
          </table:table-cell>
          <table:table-cell table:style-name="ce242" table:formula="of:=[.O200]/[.F200]" office:value-type="float" office:value="0.469230769230769" calcext:value-type="float">
            <text:p>0.47</text:p>
          </table:table-cell>
          <table:table-cell table:style-name="ce247" table:formula="of:=([.S200]*1000)/[.T200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01]/2" office:value-type="float" office:value="75" calcext:value-type="float">
            <text:p>7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H201]/[.G201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H201]/2.5)*0.7457" office:value-type="float" office:value="611.474" calcext:value-type="float">
            <text:p>611</text:p>
          </table:table-cell>
          <table:table-cell table:style-name="ce78" table:formula="of:=MIN(([.G201]*[.O201])*[.N201]*[.P201];[.L201])" office:value-type="float" office:value="438.351329101836" calcext:value-type="float">
            <text:p>4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09" calcext:value-type="float">
            <text:p>27.09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23"/>
          <table:table-cell table:style-name="ce242" table:formula="of:=([.O201]/([.E201]*0.5))*[.G201]" office:value-type="float" office:value="11.1972" calcext:value-type="float">
            <text:p>11.20</text:p>
          </table:table-cell>
          <table:table-cell table:style-name="ce242" table:formula="of:=[.O201]/[.F201]" office:value-type="float" office:value="0.3612" calcext:value-type="float">
            <text:p>0.36</text:p>
          </table:table-cell>
          <table:table-cell table:style-name="ce247" table:formula="of:=([.S201]*1000)/[.T201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H202]/[.G202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H202]/2.5)*0.7457" office:value-type="float" office:value="469.791" calcext:value-type="float">
            <text:p>470</text:p>
          </table:table-cell>
          <table:table-cell table:style-name="ce78" table:formula="of:=MIN(([.G202]*[.O202])*[.N202]*[.P202];[.L202])" office:value-type="float" office:value="418.710879246659" calcext:value-type="float">
            <text:p>41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02]*[.F202]/[.G202]; 68)" office:value-type="float" office:value="41.27690567" calcext:value-type="float">
            <text:p>41.28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23"/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02]/[.F202]" office:value-type="float" office:value="0.589670081" calcext:value-type="float">
            <text:p>0.59</text:p>
          </table:table-cell>
          <table:table-cell table:style-name="ce247" table:formula="of:=([.S202]*1000)/[.T202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3]/2" office:value-type="float" office:value="65" calcext:value-type="float">
            <text:p>65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H203]/[.G203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H203]/2.5)*0.7457" office:value-type="float" office:value="336.75812" calcext:value-type="float">
            <text:p>337</text:p>
          </table:table-cell>
          <table:table-cell table:style-name="ce78" table:formula="of:=MIN(([.G203]*[.O203])*[.N203]*[.P203];[.L203])" office:value-type="float" office:value="270.407282883862" calcext:value-type="float">
            <text:p>2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23"/>
          <table:table-cell table:style-name="ce242" table:formula="of:=([.O203]/([.E203]*0.5))*[.G203]" office:value-type="float" office:value="8.91538461538462" calcext:value-type="float">
            <text:p>8.92</text:p>
          </table:table-cell>
          <table:table-cell table:style-name="ce242" table:formula="of:=[.O203]/[.F203]" office:value-type="float" office:value="0.469230769230769" calcext:value-type="float">
            <text:p>0.47</text:p>
          </table:table-cell>
          <table:table-cell table:style-name="ce247" table:formula="of:=([.S203]*1000)/[.T203]" office:value-type="float" office:value="0" calcext:value-type="float">
            <text:p>0.00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4]/2" office:value-type="float" office:value="42.5" calcext:value-type="float">
            <text:p>42.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H204]/[.G204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H204]/2.5)*0.7457" office:value-type="float" office:value="145.85892" calcext:value-type="float">
            <text:p>146</text:p>
          </table:table-cell>
          <table:table-cell table:style-name="ce78" table:formula="of:=MIN(([.G204]*[.O204])*[.N204]*[.P204];[.L204])" office:value-type="float" office:value="134.029258903597" calcext:value-type="float">
            <text:p>1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/>
          <table:table-cell table:style-name="ce242" table:formula="of:=([.O204]/([.E204]*0.5))*[.G204]" office:value-type="float" office:value="7.47091764705882" calcext:value-type="float">
            <text:p>7.47</text:p>
          </table:table-cell>
          <table:table-cell table:style-name="ce242" table:formula="of:=[.O204]/[.F204]" office:value-type="float" office:value="0.747091764705882" calcext:value-type="float">
            <text:p>0.75</text:p>
          </table:table-cell>
          <table:table-cell table:style-name="ce247" table:formula="of:=([.S204]*1000)/[.T204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 (LMS 4F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05]/2" office:value-type="float" office:value="47.5" calcext:value-type="float">
            <text:p>47.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H205]/[.G205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H205]/2.5)*0.7457" office:value-type="float" office:value="346.0048" calcext:value-type="float">
            <text:p>346</text:p>
          </table:table-cell>
          <table:table-cell table:style-name="ce78" table:formula="of:=MIN(([.G205]*[.O205])*[.N205]*[.P205];[.L205])" office:value-type="float" office:value="306.667847590943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05]/([.E205]*0.5))*[.G205]" office:value-type="float" office:value="13.4842105263158" calcext:value-type="float">
            <text:p>13.48</text:p>
          </table:table-cell>
          <table:table-cell table:style-name="ce242" table:formula="of:=[.O205]/[.F205]" office:value-type="float" office:value="0.642105263157895" calcext:value-type="float">
            <text:p>0.64</text:p>
          </table:table-cell>
          <table:table-cell table:style-name="ce247" table:formula="of:=([.S205]*1000)/[.T205]" office:value-type="float" office:value="304.059328649493" calcext:value-type="float">
            <text:p>304.06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06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H206]/[.G206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H206]/2.5)*0.7457" office:value-type="float" office:value="656.216" calcext:value-type="float">
            <text:p>656</text:p>
          </table:table-cell>
          <table:table-cell table:style-name="ce78" table:formula="of:=MIN(([.G206]*[.O206])*[.N206]*[.P206];[.L206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06]/([.E206]*0.5))*[.G206]" office:value-type="float" office:value="14.5384615384615" calcext:value-type="float">
            <text:p>14.54</text:p>
          </table:table-cell>
          <table:table-cell table:style-name="ce242" table:formula="of:=[.O206]/[.F206]" office:value-type="float" office:value="0.461538461538462" calcext:value-type="float">
            <text:p>0.46</text:p>
          </table:table-cell>
          <table:table-cell table:style-name="ce247" table:formula="of:=([.S206]*1000)/[.T206]" office:value-type="float" office:value="350.793650793651" calcext:value-type="float">
            <text:p>350.79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07]/2" office:value-type="float" office:value="42.5" calcext:value-type="float">
            <text:p>4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H207]/[.G207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H207]/2.5)*0.7457" office:value-type="float" office:value="527.9556" calcext:value-type="float">
            <text:p>528</text:p>
          </table:table-cell>
          <table:table-cell table:style-name="ce78" table:formula="of:=MIN(([.G207]*[.O207])*[.N207]*[.P207];[.L207])" office:value-type="float" office:value="356.417837393832" calcext:value-type="float">
            <text:p>3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23"/>
          <table:table-cell table:style-name="ce242" table:formula="of:=([.O207]/([.E207]*0.5))*[.G207]" office:value-type="float" office:value="17.2235294117647" calcext:value-type="float">
            <text:p>17.22</text:p>
          </table:table-cell>
          <table:table-cell table:style-name="ce242" table:formula="of:=[.O207]/[.F207]" office:value-type="float" office:value="0.717647058823529" calcext:value-type="float">
            <text:p>0.72</text:p>
          </table:table-cell>
          <table:table-cell table:style-name="ce247" table:formula="of:=([.S207]*1000)/[.T207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08]/2" office:value-type="float" office:value="65" calcext:value-type="float">
            <text:p>6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H208]/[.G208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H208]/2.5)*0.7457" office:value-type="float" office:value="392.2382" calcext:value-type="float">
            <text:p>392</text:p>
          </table:table-cell>
          <table:table-cell table:style-name="ce78" table:formula="of:=MIN(([.G208]*[.O208])*[.N208]*[.P208];[.L208])" office:value-type="float" office:value="392.2382" calcext:value-type="float">
            <text:p>39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1"/>
          <table:table-cell table:style-name="ce242" table:formula="of:=([.O208]/([.E208]*0.5))*[.G208]" office:value-type="float" office:value="11.7307692307692" calcext:value-type="float">
            <text:p>11.73</text:p>
          </table:table-cell>
          <table:table-cell table:style-name="ce242" table:formula="of:=[.O208]/[.F208]" office:value-type="float" office:value="0.469230769230769" calcext:value-type="float">
            <text:p>0.47</text:p>
          </table:table-cell>
          <table:table-cell table:style-name="ce247" table:formula="of:=([.S208]*1000)/[.T208]" office:value-type="float" office:value="0" calcext:value-type="float">
            <text:p>0.0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09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H209]/[.G209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09]/2.5)*0.7457" office:value-type="float" office:value="317.6682" calcext:value-type="float">
            <text:p>318</text:p>
          </table:table-cell>
          <table:table-cell table:style-name="ce78" table:formula="of:=MIN(([.G209]*[.O209])*[.N209]*[.P209];[.L209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09]/([.E209]*0.5))*[.G209]" office:value-type="float" office:value="9.93103448275862" calcext:value-type="float">
            <text:p>9.93</text:p>
          </table:table-cell>
          <table:table-cell table:style-name="ce242" table:formula="of:=[.O209]/[.F209]" office:value-type="float" office:value="0.413793103448276" calcext:value-type="float">
            <text:p>0.41</text:p>
          </table:table-cell>
          <table:table-cell table:style-name="ce247" table:formula="of:=([.S209]*1000)/[.T209]" office:value-type="float" office:value="513.541666666667" calcext:value-type="float">
            <text:p>513.5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GWR 5100 Class</text:p>
          </table:table-cell>
          <table:table-cell table:style-name="ce17"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4" table:formula="of:=[.E210]/2" office:value-type="float" office:value="52.5" calcext:value-type="float">
            <text:p>52.5</text:p>
          </table:table-cell>
          <table:table-cell table:style-name="ce44" office:value-type="float" office:value="20" calcext:value-type="float">
            <text:p>20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10]/[.G210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8" calcext:value-type="float">
            <text:p>108</text:p>
          </table:table-cell>
          <table:table-cell table:style-name="ce73" table:formula="of:=([.H210]/2.5)*0.7457" office:value-type="float" office:value="377.3242" calcext:value-type="float">
            <text:p>377</text:p>
          </table:table-cell>
          <table:table-cell table:style-name="ce78" table:formula="of:=MIN(([.G210]*[.O210])*[.N210]*[.P210];[.L210])" office:value-type="float" office:value="317.108027072717" calcext:value-type="float">
            <text:p>31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75" calcext:value-type="float">
            <text:p>30.75</text:p>
          </table:table-cell>
          <table:table-cell table:style-name="ce93" office:value-type="percentage" office:value="0.0568" calcext:value-type="percentage">
            <text:p>5.6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82.2" calcext:value-type="float">
            <text:p>82.2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0]/([.E210]*0.5))*[.G210]" office:value-type="float" office:value="11.7142857142857" calcext:value-type="float">
            <text:p>11.71</text:p>
          </table:table-cell>
          <table:table-cell table:style-name="ce242" table:formula="of:=[.O210]/[.F210]" office:value-type="float" office:value="0.585714285714286" calcext:value-type="float">
            <text:p>0.59</text:p>
          </table:table-cell>
          <table:table-cell table:style-name="ce247" table:formula="of:=([.S210]*1000)/[.T210]" office:value-type="float" office:value="350" calcext:value-type="float">
            <text:p>350.00</text:p>
          </table:table-cell>
          <table:table-cell table:style-name="ce104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11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H211]/[.G211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H211]/2.5)*0.7457" office:value-type="float" office:value="514.533" calcext:value-type="float">
            <text:p>515</text:p>
          </table:table-cell>
          <table:table-cell table:style-name="ce78" table:formula="of:=MIN(([.G211]*[.O211])*[.N211]*[.P211];[.L211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1]/([.E211]*0.5))*[.G211]" office:value-type="float" office:value="12.027038164898" calcext:value-type="float">
            <text:p>12.03</text:p>
          </table:table-cell>
          <table:table-cell table:style-name="ce242" table:formula="of:=[.O211]/[.F211]" office:value-type="float" office:value="0.445445857959184" calcext:value-type="float">
            <text:p>0.45</text:p>
          </table:table-cell>
          <table:table-cell table:style-name="ce247" table:formula="of:=([.S211]*1000)/[.T211]" office:value-type="float" office:value="340.898560708507" calcext:value-type="float">
            <text:p>340.9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12]/2" office:value-type="float" office:value="57.5" calcext:value-type="float">
            <text:p>57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12]/[.G212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12]/2.5)*0.7457" office:value-type="float" office:value="385.97432" calcext:value-type="float">
            <text:p>386</text:p>
          </table:table-cell>
          <table:table-cell table:style-name="ce78" table:formula="of:=MIN(([.G212]*[.O212])*[.N212]*[.P212];[.L212])" office:value-type="float" office:value="385.97432" calcext:value-type="float">
            <text:p>38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2]/([.E212]*0.5))*[.G212]" office:value-type="float" office:value="13.0434782608696" calcext:value-type="float">
            <text:p>13.04</text:p>
          </table:table-cell>
          <table:table-cell table:style-name="ce242" table:formula="of:=[.O212]/[.F212]" office:value-type="float" office:value="0.521739130434783" calcext:value-type="float">
            <text:p>0.52</text:p>
          </table:table-cell>
          <table:table-cell table:style-name="ce247" table:formula="of:=([.S212]*1000)/[.T212]" office:value-type="float" office:value="314.333333333333" calcext:value-type="float">
            <text:p>314.3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" table:formula="of:=[.E213]/2" office:value-type="float" office:value="76" calcext:value-type="float">
            <text:p>76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H213]/[.G213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H213]/2.5)*0.7457" office:value-type="float" office:value="541.3782" calcext:value-type="float">
            <text:p>541</text:p>
          </table:table-cell>
          <table:table-cell table:style-name="ce78" table:formula="of:=MIN(([.G213]*[.O213])*[.N213]*[.P213];[.L213])" office:value-type="float" office:value="441.392085942163" calcext:value-type="float">
            <text:p>44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557" calcext:value-type="percentage">
            <text:p>5.5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23"/>
          <table:table-cell table:style-name="ce242" table:formula="of:=([.O213]/([.E213]*0.5))*[.G213]" office:value-type="float" office:value="12.8486842105263" calcext:value-type="float">
            <text:p>12.85</text:p>
          </table:table-cell>
          <table:table-cell table:style-name="ce242" table:formula="of:=[.O213]/[.F213]" office:value-type="float" office:value="0.414473684210526" calcext:value-type="float">
            <text:p>0.41</text:p>
          </table:table-cell>
          <table:table-cell table:style-name="ce247" table:formula="of:=([.S213]*1000)/[.T213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4]/2" office:value-type="float" office:value="72.5" calcext:value-type="float">
            <text:p>72.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H214]/[.G214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14]/2.5)*0.7457" office:value-type="float" office:value="394.02788" calcext:value-type="float">
            <text:p>394</text:p>
          </table:table-cell>
          <table:table-cell table:style-name="ce78" table:formula="of:=MIN(([.G214]*[.O214])*[.N214]*[.P214];[.L214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14]/([.E214]*0.5))*[.G214]" office:value-type="float" office:value="11.9475862068966" calcext:value-type="float">
            <text:p>11.95</text:p>
          </table:table-cell>
          <table:table-cell table:style-name="ce242" table:formula="of:=[.O214]/[.F214]" office:value-type="float" office:value="0.420689655172414" calcext:value-type="float">
            <text:p>0.42</text:p>
          </table:table-cell>
          <table:table-cell table:style-name="ce247" table:formula="of:=([.S214]*1000)/[.T214]" office:value-type="float" office:value="343.165550681136" calcext:value-type="float">
            <text:p>343.17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" table:formula="of:=[.E215]/2" office:value-type="float" office:value="46" calcext:value-type="float">
            <text:p>46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H215]/[.G215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H215]/2.5)*0.7457" office:value-type="float" office:value="328.108" calcext:value-type="float">
            <text:p>328</text:p>
          </table:table-cell>
          <table:table-cell table:style-name="ce78" table:formula="of:=MIN(([.G215]*[.O215])*[.N215]*[.P215];[.L215])" office:value-type="float" office:value="236.925503136883" calcext:value-type="float">
            <text:p>23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.5" calcext:value-type="float">
            <text:p>34.50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5" calcext:value-type="float">
            <text:p>2.5</text:p>
          </table:table-cell>
          <table:table-cell table:style-name="ce242" table:formula="of:=([.O215]/([.E215]*0.5))*[.G215]" office:value-type="float" office:value="12.75" calcext:value-type="float">
            <text:p>12.75</text:p>
          </table:table-cell>
          <table:table-cell table:style-name="ce242" table:formula="of:=[.O215]/[.F215]" office:value-type="float" office:value="0.75" calcext:value-type="float">
            <text:p>0.75</text:p>
          </table:table-cell>
          <table:table-cell table:style-name="ce247" table:formula="of:=([.S215]*1000)/[.T215]" office:value-type="float" office:value="196.078431372549" calcext:value-type="float">
            <text:p>196.08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16]/2" office:value-type="float" office:value="65" calcext:value-type="float">
            <text:p>6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H216]/[.G216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H216]/2.5)*0.7457" office:value-type="float" office:value="503.19836" calcext:value-type="float">
            <text:p>503</text:p>
          </table:table-cell>
          <table:table-cell table:style-name="ce78" table:formula="of:=MIN(([.G216]*[.O216])*[.N216]*[.P216];[.L216])" office:value-type="float" office:value="429.848318645568" calcext:value-type="float">
            <text:p>4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23"/>
          <table:table-cell table:style-name="ce242" table:formula="of:=([.O216]/([.E216]*0.5))*[.G216]" office:value-type="float" office:value="12.6692307692308" calcext:value-type="float">
            <text:p>12.67</text:p>
          </table:table-cell>
          <table:table-cell table:style-name="ce242" table:formula="of:=[.O216]/[.F216]" office:value-type="float" office:value="0.469230769230769" calcext:value-type="float">
            <text:p>0.47</text:p>
          </table:table-cell>
          <table:table-cell table:style-name="ce247" table:formula="of:=([.S216]*1000)/[.T216]" office:value-type="float" office:value="0" calcext:value-type="float">
            <text:p>0.0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" table:formula="of:=[.E217]/2" office:value-type="float" office:value="62.5" calcext:value-type="float">
            <text:p>62.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H217]/[.G217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H217]/2.5)*0.7457" office:value-type="float" office:value="562.2578" calcext:value-type="float">
            <text:p>562</text:p>
          </table:table-cell>
          <table:table-cell table:style-name="ce78" table:formula="of:=MIN(([.G217]*[.O217])*[.N217]*[.P217];[.L217])" office:value-type="float" office:value="426.958867711361" calcext:value-type="float">
            <text:p>4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17]/([.E217]*0.5))*[.G217]" office:value-type="float" office:value="14.64" calcext:value-type="float">
            <text:p>14.64</text:p>
          </table:table-cell>
          <table:table-cell table:style-name="ce242" table:formula="of:=[.O217]/[.F217]" office:value-type="float" office:value="0.488" calcext:value-type="float">
            <text:p>0.49</text:p>
          </table:table-cell>
          <table:table-cell table:style-name="ce247" table:formula="of:=([.S217]*1000)/[.T217]" office:value-type="float" office:value="348.360655737705" calcext:value-type="float">
            <text:p>348.36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18]/2" office:value-type="float" office:value="72.5" calcext:value-type="float">
            <text:p>72.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18]/[.G218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H218]/2.5)*0.7457" office:value-type="float" office:value="344.5134" calcext:value-type="float">
            <text:p>345</text:p>
          </table:table-cell>
          <table:table-cell table:style-name="ce78" table:formula="of:=MIN(([.G218]*[.O218])*[.N218]*[.P218];[.L218])" office:value-type="float" office:value="341.7708" calcext:value-type="float">
            <text:p>342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18]/([.E218]*0.5))*[.G218]" office:value-type="float" office:value="10.0965517241379" calcext:value-type="float">
            <text:p>10.10</text:p>
          </table:table-cell>
          <table:table-cell table:style-name="ce242" table:formula="of:=[.O218]/[.F218]" office:value-type="float" office:value="0.420689655172414" calcext:value-type="float">
            <text:p>0.42</text:p>
          </table:table-cell>
          <table:table-cell table:style-name="ce247" table:formula="of:=([.S218]*1000)/[.T218]" office:value-type="float" office:value="406.079234972678" calcext:value-type="float">
            <text:p>406.08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19]/2" office:value-type="float" office:value="47.5" calcext:value-type="float">
            <text:p>47.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19]/[.G21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H219]/2.5)*0.7457" office:value-type="float" office:value="351.9704" calcext:value-type="float">
            <text:p>352</text:p>
          </table:table-cell>
          <table:table-cell table:style-name="ce78" table:formula="of:=MIN(([.G219]*[.O219])*[.N219]*[.P219];[.L219])" office:value-type="float" office:value="306.68269833416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9" calcext:value-type="percentage">
            <text:p>5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23" office:value-type="float" office:value="4.6" calcext:value-type="float">
            <text:p>4.6</text:p>
          </table:table-cell>
          <table:table-cell table:style-name="ce242" table:formula="of:=([.O219]/([.E219]*0.5))*[.G219]" office:value-type="float" office:value="13.7410526315789" calcext:value-type="float">
            <text:p>13.74</text:p>
          </table:table-cell>
          <table:table-cell table:style-name="ce242" table:formula="of:=[.O219]/[.F219]" office:value-type="float" office:value="0.642105263157895" calcext:value-type="float">
            <text:p>0.64</text:p>
          </table:table-cell>
          <table:table-cell table:style-name="ce247" table:formula="of:=([.S219]*1000)/[.T219]" office:value-type="float" office:value="334.763290945304" calcext:value-type="float">
            <text:p>334.76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" table:formula="of:=[.E220]/2" office:value-type="float" office:value="73.5" calcext:value-type="float">
            <text:p>73.5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H220]/[.G220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H220]/2.5)*0.7457" office:value-type="float" office:value="383.2898" calcext:value-type="float">
            <text:p>383</text:p>
          </table:table-cell>
          <table:table-cell table:style-name="ce78" table:formula="of:=MIN(([.G220]*[.O220])*[.N220]*[.P220];[.L220])" office:value-type="float" office:value="383.2898" calcext:value-type="float">
            <text:p>383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20]/([.E220]*0.5))*[.G220]" office:value-type="float" office:value="11.2040816326531" calcext:value-type="float">
            <text:p>11.20</text:p>
          </table:table-cell>
          <table:table-cell table:style-name="ce242" table:formula="of:=[.O220]/[.F220]" office:value-type="float" office:value="0.414965986394558" calcext:value-type="float">
            <text:p>0.41</text:p>
          </table:table-cell>
          <table:table-cell table:style-name="ce247" table:formula="of:=([.S220]*1000)/[.T220]" office:value-type="float" office:value="365.938069216758" calcext:value-type="float">
            <text:p>365.94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1]/2" office:value-type="float" office:value="50" calcext:value-type="float">
            <text:p>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1]/[.G221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1]/2.5)*0.7457" office:value-type="float" office:value="454.877" calcext:value-type="float">
            <text:p>455</text:p>
          </table:table-cell>
          <table:table-cell table:style-name="ce78" table:formula="of:=MIN(([.G221]*[.O221])*[.N221]*[.P221];[.L221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2.54" calcext:value-type="float">
            <text:p>2.54</text:p>
          </table:table-cell>
          <table:table-cell table:style-name="ce242" table:formula="of:=([.O221]/([.E221]*0.5))*[.G221]" office:value-type="float" office:value="15.25" calcext:value-type="float">
            <text:p>15.25</text:p>
          </table:table-cell>
          <table:table-cell table:style-name="ce242" table:formula="of:=[.O221]/[.F221]" office:value-type="float" office:value="0.61" calcext:value-type="float">
            <text:p>0.61</text:p>
          </table:table-cell>
          <table:table-cell table:style-name="ce247" table:formula="of:=([.S221]*1000)/[.T221]" office:value-type="float" office:value="166.55737704918" calcext:value-type="float">
            <text:p>166.56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" table:formula="of:=[.E222]/2" office:value-type="float" office:value="55" calcext:value-type="float">
            <text:p>5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22]/[.G222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H222]/2.5)*0.7457" office:value-type="float" office:value="454.877" calcext:value-type="float">
            <text:p>455</text:p>
          </table:table-cell>
          <table:table-cell table:style-name="ce78" table:formula="of:=MIN(([.G222]*[.O222])*[.N222]*[.P222];[.L222])" office:value-type="float" office:value="368.174675780087" calcext:value-type="float">
            <text:p>36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2]/([.E222]*0.5))*[.G222]" office:value-type="float" office:value="13.8636363636364" calcext:value-type="float">
            <text:p>13.86</text:p>
          </table:table-cell>
          <table:table-cell table:style-name="ce242" table:formula="of:=[.O222]/[.F222]" office:value-type="float" office:value="0.554545454545455" calcext:value-type="float">
            <text:p>0.55</text:p>
          </table:table-cell>
          <table:table-cell table:style-name="ce247" table:formula="of:=([.S222]*1000)/[.T222]" office:value-type="float" office:value="367.868852459016" calcext:value-type="float">
            <text:p>367.87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23]/2" office:value-type="float" office:value="71" calcext:value-type="float">
            <text:p>71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3]/[.G223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H223]/2.5)*0.7457" office:value-type="float" office:value="560.7664" calcext:value-type="float">
            <text:p>561</text:p>
          </table:table-cell>
          <table:table-cell table:style-name="ce78" table:formula="of:=MIN(([.G223]*[.O223])*[.N223]*[.P223];[.L223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3]/([.E223]*0.5))*[.G223]" office:value-type="float" office:value="12.6760563380282" calcext:value-type="float">
            <text:p>12.68</text:p>
          </table:table-cell>
          <table:table-cell table:style-name="ce242" table:formula="of:=[.O223]/[.F223]" office:value-type="float" office:value="0.422535211267606" calcext:value-type="float">
            <text:p>0.42</text:p>
          </table:table-cell>
          <table:table-cell table:style-name="ce247" table:formula="of:=([.S223]*1000)/[.T223]" office:value-type="float" office:value="402.333333333333" calcext:value-type="float">
            <text:p>402.33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4]/2" office:value-type="float" office:value="50" calcext:value-type="float">
            <text:p>5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H224]/[.G224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H224]/2.5)*0.7457" office:value-type="float" office:value="256.5208" calcext:value-type="float">
            <text:p>257</text:p>
          </table:table-cell>
          <table:table-cell table:style-name="ce78" table:formula="of:=MIN(([.G224]*[.O224])*[.N224]*[.P224];[.L224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24]/([.E224]*0.5))*[.G224]" office:value-type="float" office:value="12.15" calcext:value-type="float">
            <text:p>12.15</text:p>
          </table:table-cell>
          <table:table-cell table:style-name="ce242" table:formula="of:=[.O224]/[.F224]" office:value-type="float" office:value="0.6" calcext:value-type="float">
            <text:p>0.60</text:p>
          </table:table-cell>
          <table:table-cell table:style-name="ce247" table:formula="of:=([.S224]*1000)/[.T224]" office:value-type="float" office:value="419.753086419753" calcext:value-type="float">
            <text:p>419.75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" table:formula="of:=[.E225]/2" office:value-type="float" office:value="65" calcext:value-type="float">
            <text:p>6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H225]/[.G225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H225]/2.5)*0.7457" office:value-type="float" office:value="344.5134" calcext:value-type="float">
            <text:p>345</text:p>
          </table:table-cell>
          <table:table-cell table:style-name="ce78" table:formula="of:=MIN(([.G225]*[.O225])*[.N225]*[.P225];[.L225])" office:value-type="float" office:value="341.810548976052" calcext:value-type="float">
            <text:p>34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5]/([.E225]*0.5))*[.G225]" office:value-type="float" office:value="11.0769230769231" calcext:value-type="float">
            <text:p>11.08</text:p>
          </table:table-cell>
          <table:table-cell table:style-name="ce242" table:formula="of:=[.O225]/[.F225]" office:value-type="float" office:value="0.461538461538462" calcext:value-type="float">
            <text:p>0.46</text:p>
          </table:table-cell>
          <table:table-cell table:style-name="ce247" table:formula="of:=([.S225]*1000)/[.T225]" office:value-type="float" office:value="460.416666666667" calcext:value-type="float">
            <text:p>460.42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" table:formula="of:=[.E226]/2" office:value-type="float" office:value="42.5" calcext:value-type="float">
            <text:p>42.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H226]/[.G226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H226]/2.5)*0.7457" office:value-type="float" office:value="348.16733" calcext:value-type="float">
            <text:p>348</text:p>
          </table:table-cell>
          <table:table-cell table:style-name="ce78" table:formula="of:=MIN(([.G226]*[.O226])*[.N226]*[.P226];[.L226])" office:value-type="float" office:value="297.93999276131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26]/([.E226]*0.5))*[.G226]" office:value-type="float" office:value="14.8941176470588" calcext:value-type="float">
            <text:p>14.89</text:p>
          </table:table-cell>
          <table:table-cell table:style-name="ce242" table:formula="of:=[.O226]/[.F226]" office:value-type="float" office:value="0.705882352941176" calcext:value-type="float">
            <text:p>0.71</text:p>
          </table:table-cell>
          <table:table-cell table:style-name="ce247" table:formula="of:=([.S226]*1000)/[.T226]" office:value-type="float" office:value="241.706161137441" calcext:value-type="float">
            <text:p>241.71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27]/2" office:value-type="float" office:value="50" calcext:value-type="float">
            <text:p>5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H227]/[.G227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H227]/2.5)*0.7457" office:value-type="float" office:value="351.9704" calcext:value-type="float">
            <text:p>352</text:p>
          </table:table-cell>
          <table:table-cell table:style-name="ce78" table:formula="of:=MIN(([.G227]*[.O227])*[.N227]*[.P227];[.L227])" office:value-type="float" office:value="301.915609759025" calcext:value-type="float">
            <text:p>30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" calcext:value-type="percentage">
            <text:p>5.7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23" office:value-type="float" office:value="4.06" calcext:value-type="float">
            <text:p>4.06</text:p>
          </table:table-cell>
          <table:table-cell table:style-name="ce242" table:formula="of:=([.O227]/([.E227]*0.5))*[.G227]" office:value-type="float" office:value="13.054" calcext:value-type="float">
            <text:p>13.05</text:p>
          </table:table-cell>
          <table:table-cell table:style-name="ce242" table:formula="of:=[.O227]/[.F227]" office:value-type="float" office:value="0.61" calcext:value-type="float">
            <text:p>0.61</text:p>
          </table:table-cell>
          <table:table-cell table:style-name="ce247" table:formula="of:=([.S227]*1000)/[.T227]" office:value-type="float" office:value="311.015780603646" calcext:value-type="float">
            <text:p>311.02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28]/2" office:value-type="float" office:value="45" calcext:value-type="float">
            <text:p>4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28]/[.G228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H228]/2.5)*0.7457" office:value-type="float" office:value="560.7664" calcext:value-type="float">
            <text:p>561</text:p>
          </table:table-cell>
          <table:table-cell table:style-name="ce78" table:formula="of:=MIN(([.G228]*[.O228])*[.N228]*[.P228];[.L228])" office:value-type="float" office:value="438.2186525334" calcext:value-type="float">
            <text:p>4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" office:value-type="float" office:value="5.1" calcext:value-type="float">
            <text:p>5.1</text:p>
          </table:table-cell>
          <table:table-cell table:style-name="ce242" table:formula="of:=([.O228]/([.E228]*0.5))*[.G228]" office:value-type="float" office:value="20" calcext:value-type="float">
            <text:p>20.00</text:p>
          </table:table-cell>
          <table:table-cell table:style-name="ce242" table:formula="of:=[.O228]/[.F228]" office:value-type="float" office:value="0.666666666666667" calcext:value-type="float">
            <text:p>0.67</text:p>
          </table:table-cell>
          <table:table-cell table:style-name="ce247" table:formula="of:=([.S228]*1000)/[.T228]" office:value-type="float" office:value="255" calcext:value-type="float">
            <text:p>255.0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" table:formula="of:=[.E229]/2" office:value-type="float" office:value="71.5" calcext:value-type="float">
            <text:p>71.5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H229]/[.G229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H229]/2.5)*0.7457" office:value-type="float" office:value="429.5232" calcext:value-type="float">
            <text:p>430</text:p>
          </table:table-cell>
          <table:table-cell table:style-name="ce78" table:formula="of:=MIN(([.G229]*[.O229])*[.N229]*[.P229];[.L229])" office:value-type="float" office:value="429.5232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29]/([.E229]*0.5))*[.G229]" office:value-type="float" office:value="13.2167832167832" calcext:value-type="float">
            <text:p>13.22</text:p>
          </table:table-cell>
          <table:table-cell table:style-name="ce242" table:formula="of:=[.O229]/[.F229]" office:value-type="float" office:value="0.41958041958042" calcext:value-type="float">
            <text:p>0.42</text:p>
          </table:table-cell>
          <table:table-cell table:style-name="ce247" table:formula="of:=([.S229]*1000)/[.T229]" office:value-type="float" office:value="385.873015873016" calcext:value-type="float">
            <text:p>385.87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168" table:formula="of:=52*1.6" office:value-type="float" office:value="83.2" calcext:value-type="float">
            <text:p>83.2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H230]/[.G230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H230]/2.5)*0.7457" office:value-type="float" office:value="873.9604" calcext:value-type="float">
            <text:p>874</text:p>
          </table:table-cell>
          <table:table-cell table:style-name="ce78" table:formula="of:=MIN(([.G230]*[.O230])*[.N230]*[.P230];[.L230])" office:value-type="float" office:value="587.247989727428" calcext:value-type="float">
            <text:p>58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0]*[.F230]/[.G230]; 68)" office:value-type="float" office:value="29.9149699629268" calcext:value-type="float">
            <text:p>29.91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23" office:value-type="float" office:value="8.1" calcext:value-type="float">
            <text:p>8.1</text:p>
          </table:table-cell>
          <table:table-cell table:style-name="ce243" table:formula="of:=(52*0.45359237)/1.6" office:value-type="float" office:value="14.741752025" calcext:value-type="float">
            <text:p>14.74</text:p>
          </table:table-cell>
          <table:table-cell table:style-name="ce243" table:formula="of:=[.O230]/[.F230]" office:value-type="float" office:value="0.359554927439024" calcext:value-type="float">
            <text:p>0.36</text:p>
          </table:table-cell>
          <table:table-cell table:style-name="ce247" table:formula="of:=([.S230]*1000)/[.T230]" office:value-type="float" office:value="549.459791906926" calcext:value-type="float">
            <text:p>549.46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" table:formula="of:=[.E231]/2" office:value-type="float" office:value="71" calcext:value-type="float">
            <text:p>71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H231]/[.G231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31]/2.5)*0.7457" office:value-type="float" office:value="560.7664" calcext:value-type="float">
            <text:p>561</text:p>
          </table:table-cell>
          <table:table-cell table:style-name="ce78" table:formula="of:=MIN(([.G231]*[.O231])*[.N231]*[.P231];[.L231])" office:value-type="float" office:value="429.681503969231" calcext:value-type="float">
            <text:p>4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23" office:value-type="float" office:value="5.1" calcext:value-type="float">
            <text:p>5.1</text:p>
          </table:table-cell>
          <table:table-cell table:style-name="ce242" table:formula="of:=([.O231]/([.E231]*0.5))*[.G231]" office:value-type="float" office:value="12.0281690140845" calcext:value-type="float">
            <text:p>12.03</text:p>
          </table:table-cell>
          <table:table-cell table:style-name="ce242" table:formula="of:=[.O231]/[.F231]" office:value-type="float" office:value="0.429577464788732" calcext:value-type="float">
            <text:p>0.43</text:p>
          </table:table-cell>
          <table:table-cell table:style-name="ce247" table:formula="of:=([.S231]*1000)/[.T231]" office:value-type="float" office:value="424.00468384075" calcext:value-type="float">
            <text:p>424.00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32]/2" office:value-type="float" office:value="75" calcext:value-type="float">
            <text:p>7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H232]/[.G232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H232]/2.5)*0.7457" office:value-type="float" office:value="385.97432" calcext:value-type="float">
            <text:p>386</text:p>
          </table:table-cell>
          <table:table-cell table:style-name="ce78" table:formula="of:=MIN(([.G232]*[.O232])*[.N232]*[.P232];[.L232])" office:value-type="float" office:value="310.367937250231" calcext:value-type="float">
            <text:p>31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228" table:formula="of:=MIN([.T232]*[.F232]/[.G232]; 68)" office:value-type="float" office:value="22.7930165925" calcext:value-type="float">
            <text:p>22.79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" office:value-type="float" office:value="4.1" calcext:value-type="float">
            <text:p>4.1</text:p>
          </table:table-cell>
          <table:table-cell table:style-name="ce243" table:formula="of:=(26.8*0.45359237)/1.6" office:value-type="float" office:value="7.5976721975" calcext:value-type="float">
            <text:p>7.60</text:p>
          </table:table-cell>
          <table:table-cell table:style-name="ce243" table:formula="of:=[.O232]/[.F232]" office:value-type="float" office:value="0.3039068879" calcext:value-type="float">
            <text:p>0.30</text:p>
          </table:table-cell>
          <table:table-cell table:style-name="ce247" table:formula="of:=([.S232]*1000)/[.T232]" office:value-type="float" office:value="539.638970124178" calcext:value-type="float">
            <text:p>539.6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" table:formula="of:=[.E233]/2" office:value-type="float" office:value="53.5" calcext:value-type="float">
            <text:p>53.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H233]/[.G233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H233]/2.5)*0.7457" office:value-type="float" office:value="454.877" calcext:value-type="float">
            <text:p>455</text:p>
          </table:table-cell>
          <table:table-cell table:style-name="ce78" table:formula="of:=MIN(([.G233]*[.O233])*[.N233]*[.P233];[.L233])" office:value-type="float" office:value="362.139025357463" calcext:value-type="float">
            <text:p>3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33]/([.E233]*0.5))*[.G233]" office:value-type="float" office:value="14.018691588785" calcext:value-type="float">
            <text:p>14.02</text:p>
          </table:table-cell>
          <table:table-cell table:style-name="ce242" table:formula="of:=[.O233]/[.F233]" office:value-type="float" office:value="0.560747663551402" calcext:value-type="float">
            <text:p>0.56</text:p>
          </table:table-cell>
          <table:table-cell table:style-name="ce247" table:formula="of:=([.S233]*1000)/[.T233]" office:value-type="float" office:value="363.8" calcext:value-type="float">
            <text:p>363.80</text:p>
          </table:table-cell>
          <table:table-cell table:style-name="ce111"/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34]/2" office:value-type="float" office:value="74" calcext:value-type="float">
            <text:p>74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H234]/[.G234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H234]/2.5)*0.7457" office:value-type="float" office:value="308.779456" calcext:value-type="float">
            <text:p>309</text:p>
          </table:table-cell>
          <table:table-cell table:style-name="ce78" table:formula="of:=MIN(([.G234]*[.O234])*[.N234]*[.P234];[.L234])" office:value-type="float" office:value="308.779456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34]/([.E234]*0.5))*[.G234]" office:value-type="float" office:value="8.9027027027027" calcext:value-type="float">
            <text:p>8.90</text:p>
          </table:table-cell>
          <table:table-cell table:style-name="ce242" table:formula="of:=[.O234]/[.F234]" office:value-type="float" office:value="0.412162162162162" calcext:value-type="float">
            <text:p>0.41</text:p>
          </table:table-cell>
          <table:table-cell table:style-name="ce247" table:formula="of:=([.S234]*1000)/[.T234]" office:value-type="float" office:value="460.5343047966" calcext:value-type="float">
            <text:p>460.53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35]/2" office:value-type="float" office:value="77.5" calcext:value-type="float">
            <text:p>77.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H235]/[.G235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H235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228" table:formula="of:=788.171173959/[.G235]" office:value-type="float" office:value="27.1783163434138" calcext:value-type="float">
            <text:p>27.18</text:p>
          </table:table-cell>
          <table:table-cell table:style-name="ce92" table:formula="of:=([.M235]/[.N235])/([.G235]*[.O235])" office:value-type="percentage" office:value="0.0640119631627458" calcext:value-type="percentage">
            <text:p>6.40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98" office:value-type="float" office:value="6" calcext:value-type="float">
            <text:p>6</text:p>
          </table:table-cell>
          <table:table-cell table:style-name="ce241" table:formula="of:=([.O235]/([.E235]*0.5))*[.G235]" office:value-type="float" office:value="10.169950631729" calcext:value-type="float">
            <text:p>10.17</text:p>
          </table:table-cell>
          <table:table-cell table:style-name="ce241" table:formula="of:=[.O235]/([.E235]*0.5)" office:value-type="float" office:value="0.350687952818242" calcext:value-type="float">
            <text:p>0.35</text:p>
          </table:table-cell>
          <table:table-cell table:style-name="ce246" table:formula="of:=([.S235]*1000)/[.T235]" office:value-type="float" office:value="589.973365384952" calcext:value-type="float">
            <text:p>589.97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" table:formula="of:=[.E236]/2" office:value-type="float" office:value="70.5" calcext:value-type="float">
            <text:p>70.5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H236]/[.G236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H236]/2.5)*0.7457" office:value-type="float" office:value="392.83476" calcext:value-type="float">
            <text:p>393</text:p>
          </table:table-cell>
          <table:table-cell table:style-name="ce78" table:formula="of:=MIN(([.G236]*[.O236])*[.N236]*[.P236];[.L236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4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23" office:value-type="float" office:value="5.6" calcext:value-type="float">
            <text:p>5.6</text:p>
          </table:table-cell>
          <table:table-cell table:style-name="ce242" table:formula="of:=([.O236]/([.E236]*0.5))*[.G236]" office:value-type="float" office:value="12.3297872340426" calcext:value-type="float">
            <text:p>12.33</text:p>
          </table:table-cell>
          <table:table-cell table:style-name="ce242" table:formula="of:=[.O236]/[.F236]" office:value-type="float" office:value="0.432624113475177" calcext:value-type="float">
            <text:p>0.43</text:p>
          </table:table-cell>
          <table:table-cell table:style-name="ce247" table:formula="of:=([.S236]*1000)/[.T236]" office:value-type="float" office:value="454.184641932701" calcext:value-type="float">
            <text:p>454.18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37]/2" office:value-type="float" office:value="45" calcext:value-type="float">
            <text:p>45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H237]/[.G237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H237]/2.5)*0.7457" office:value-type="float" office:value="288.43676" calcext:value-type="float">
            <text:p>288</text:p>
          </table:table-cell>
          <table:table-cell table:style-name="ce78" table:formula="of:=MIN(([.G237]*[.O237])*[.N237]*[.P237];[.L237])" office:value-type="float" office:value="208.302952643178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23" office:value-type="float" office:value="2.29" calcext:value-type="float">
            <text:p>2.29</text:p>
          </table:table-cell>
          <table:table-cell table:style-name="ce242" table:formula="of:=([.O237]/([.E237]*0.5))*[.G237]" office:value-type="float" office:value="11.640985088" calcext:value-type="float">
            <text:p>11.64</text:p>
          </table:table-cell>
          <table:table-cell table:style-name="ce242" table:formula="of:=[.O237]/[.F237]" office:value-type="float" office:value="0.727561568" calcext:value-type="float">
            <text:p>0.73</text:p>
          </table:table-cell>
          <table:table-cell table:style-name="ce247" table:formula="of:=([.S237]*1000)/[.T237]" office:value-type="float" office:value="196.718746969329" calcext:value-type="float">
            <text:p>196.72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5" calcext:value-type="float">
            <text:p>1925</text:p>
          </table:table-cell>
          <table:table-cell table:style-name="ce7" office:value-type="string" calcext:value-type="string">
            <text:p>Manning-Wardle tank (s’heated)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33" calcext:value-type="float">
            <text:p>33</text:p>
          </table:table-cell>
          <table:table-cell table:style-name="ce28" office:value-type="float" office:value="72" calcext:value-type="float">
            <text:p>72</text:p>
          </table:table-cell>
          <table:table-cell table:style-name="ce4" table:formula="of:=[.E238]/2" office:value-type="float" office:value="36" calcext:value-type="float">
            <text:p>36</text:p>
          </table:table-cell>
          <table:table-cell table:style-name="ce44" office:value-type="float" office:value="8.85" calcext:value-type="float">
            <text:p>8.85</text:p>
          </table:table-cell>
          <table:table-cell table:style-name="ce44" office:value-type="float" office:value="383" calcext:value-type="float">
            <text:p>383</text:p>
          </table:table-cell>
          <table:table-cell table:style-name="ce48" table:formula="of:=[.H238]/[.G238]" office:value-type="float" office:value="43.2768361581921" calcext:value-type="float">
            <text:p>43.28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32" calcext:value-type="float">
            <text:p>32</text:p>
          </table:table-cell>
          <table:table-cell table:style-name="ce72" table:formula="of:=([.H238]/2.5)*0.7457" office:value-type="float" office:value="114.24124" calcext:value-type="float">
            <text:p>114</text:p>
          </table:table-cell>
          <table:table-cell table:style-name="ce78" table:formula="of:=MIN(([.G238]*[.O238])*[.N238]*[.P238];[.L238])" office:value-type="float" office:value="71.819168054085" calcext:value-type="float">
            <text:p>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string" calcext:value-type="string">
            <text:p>??</text:p>
          </table:table-cell>
          <table:table-cell table:style-name="ce23"/>
          <table:table-cell table:style-name="ce242" table:formula="of:=([.O238]/([.E238]*0.5))*[.G238]" office:value-type="float" office:value="6.14583333333333" calcext:value-type="float">
            <text:p>6.15</text:p>
          </table:table-cell>
          <table:table-cell table:style-name="ce242" table:formula="of:=[.O238]/[.F238]" office:value-type="float" office:value="0.694444444444444" calcext:value-type="float">
            <text:p>0.69</text:p>
          </table:table-cell>
          <table:table-cell table:style-name="ce248"/>
          <table:table-cell table:style-name="ce111" office:value-type="string" calcext:value-type="string">
            <text:p>https://en.wikipedia.org/wiki/Lew_(locomotive)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" table:formula="of:=[.E239]/2" office:value-type="float" office:value="60" calcext:value-type="float">
            <text:p>6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H239]/[.G239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H239]/2.5)*0.7457" office:value-type="float" office:value="448.9114" calcext:value-type="float">
            <text:p>449</text:p>
          </table:table-cell>
          <table:table-cell table:style-name="ce78" table:formula="of:=MIN(([.G239]*[.O239])*[.N239]*[.P239];[.L239])" office:value-type="float" office:value="448.9114" calcext:value-type="float">
            <text:p>4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39]*[.F239]/[.G239]; 68)" office:value-type="float" office:value="36.449386875" calcext:value-type="float">
            <text:p>36.45</text:p>
          </table:table-cell>
          <table:table-cell table:style-name="ce93" office:value-type="percentage" office:value="0.055" calcext:value-type="percentage">
            <text:p>5.5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60*0.45359237)/1.6" office:value-type="float" office:value="17.009713875" calcext:value-type="float">
            <text:p>17.01</text:p>
          </table:table-cell>
          <table:table-cell table:style-name="ce243" table:formula="of:=[.O239]/[.F239]" office:value-type="float" office:value="0.60748978125" calcext:value-type="float">
            <text:p>0.61</text:p>
          </table:table-cell>
          <table:table-cell table:style-name="ce247" table:formula="of:=([.S239]*1000)/[.T239]" office:value-type="float" office:value="299.828676571433" calcext:value-type="float">
            <text:p>299.83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0]/2" office:value-type="float" office:value="72.5" calcext:value-type="float">
            <text:p>72.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H240]/[.G240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H240]/2.5)*0.7457" office:value-type="float" office:value="593.5772" calcext:value-type="float">
            <text:p>594</text:p>
          </table:table-cell>
          <table:table-cell table:style-name="ce78" table:formula="of:=MIN(([.G240]*[.O240])*[.N240]*[.P240];[.L240])" office:value-type="float" office:value="500.382506792024" calcext:value-type="float">
            <text:p>5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0]*[.F240]/[.G240]; 68)" office:value-type="float" office:value="31.1415216145833" calcext:value-type="float">
            <text:p>31.14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23" office:value-type="float" office:value="5.1" calcext:value-type="float">
            <text:p>5.1</text:p>
          </table:table-cell>
          <table:table-cell table:style-name="ce243" table:formula="of:=(50*0.45359237)/1.6" office:value-type="float" office:value="14.1747615625" calcext:value-type="float">
            <text:p>14.17</text:p>
          </table:table-cell>
          <table:table-cell table:style-name="ce243" table:formula="of:=[.O240]/[.F240]" office:value-type="float" office:value="0.429538229166667" calcext:value-type="float">
            <text:p>0.43</text:p>
          </table:table-cell>
          <table:table-cell table:style-name="ce247" table:formula="of:=([.S240]*1000)/[.T240]" office:value-type="float" office:value="359.79441188572" calcext:value-type="float">
            <text:p>359.79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" table:formula="of:=[.E241]/2" office:value-type="float" office:value="30" calcext:value-type="float">
            <text:p>3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H241]/[.G241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H241]/2.5)*0.7457" office:value-type="float" office:value="274.745708" calcext:value-type="float">
            <text:p>275</text:p>
          </table:table-cell>
          <table:table-cell table:style-name="ce78" table:formula="of:=MIN(([.G241]*[.O241])*[.N241]*[.P241];[.L241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23" office:value-type="float" office:value="4.1" calcext:value-type="float">
            <text:p>4.1</text:p>
          </table:table-cell>
          <table:table-cell table:style-name="ce242" table:formula="of:=([.O241]/([.E241]*0.5))*[.G241]" office:value-type="float" office:value="16.25" calcext:value-type="float">
            <text:p>16.25</text:p>
          </table:table-cell>
          <table:table-cell table:style-name="ce242" table:formula="of:=[.O241]/[.F241]" office:value-type="float" office:value="0.833333333333333" calcext:value-type="float">
            <text:p>0.83</text:p>
          </table:table-cell>
          <table:table-cell table:style-name="ce247" table:formula="of:=([.S241]*1000)/[.T241]" office:value-type="float" office:value="252.307692307692" calcext:value-type="float">
            <text:p>252.31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3" table:formula="of:=[.E242]/2" office:value-type="float" office:value="77.5" calcext:value-type="float">
            <text:p>77.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H242]/[.G242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H242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4.45" calcext:value-type="float">
            <text:p>34.45</text:p>
          </table:table-cell>
          <table:table-cell table:style-name="ce237" table:formula="of:=([.M242]/[.N242])/([.G242]*[.O242])" office:value-type="percentage" office:value="0.0584976550583997" calcext:value-type="percentage">
            <text:p>5.85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98" office:value-type="float" office:value="6.1" calcext:value-type="float">
            <text:p>6.1</text:p>
          </table:table-cell>
          <table:table-cell table:style-name="ce241" table:formula="of:=([.O242]/([.E242]*0.5))*[.G242]" office:value-type="float" office:value="15.1135483870968" calcext:value-type="float">
            <text:p>15.11</text:p>
          </table:table-cell>
          <table:table-cell table:style-name="ce243" table:formula="of:=[.O242]/[.F242]" office:value-type="float" office:value="0.444516129032258" calcext:value-type="float">
            <text:p>0.44</text:p>
          </table:table-cell>
          <table:table-cell table:style-name="ce246" table:formula="of:=([.S242]*1000)/[.T242]" office:value-type="float" office:value="403.611371979851" calcext:value-type="float">
            <text:p>403.61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43]/2" office:value-type="float" office:value="63" calcext:value-type="float">
            <text:p>63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H243]/[.G243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H243]/2.5)*0.7457" office:value-type="float" office:value="377.3242" calcext:value-type="float">
            <text:p>377</text:p>
          </table:table-cell>
          <table:table-cell table:style-name="ce78" table:formula="of:=MIN(([.G243]*[.O243])*[.N243]*[.P243];[.L243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9" calcext:value-type="percentage">
            <text:p>5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23" office:value-type="float" office:value="3.6" calcext:value-type="float">
            <text:p>3.6</text:p>
          </table:table-cell>
          <table:table-cell table:style-name="ce242" table:formula="of:=([.O243]/([.E243]*0.5))*[.G243]" office:value-type="float" office:value="13.0714285714286" calcext:value-type="float">
            <text:p>13.07</text:p>
          </table:table-cell>
          <table:table-cell table:style-name="ce242" table:formula="of:=[.O243]/[.F243]" office:value-type="float" office:value="0.484126984126984" calcext:value-type="float">
            <text:p>0.48</text:p>
          </table:table-cell>
          <table:table-cell table:style-name="ce247" table:formula="of:=([.S243]*1000)/[.T243]" office:value-type="float" office:value="275.409836065574" calcext:value-type="float">
            <text:p>275.41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" table:formula="of:=[.E244]/2" office:value-type="float" office:value="40" calcext:value-type="float">
            <text:p>4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H244]/[.G244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H244]/2.5)*0.7457" office:value-type="float" office:value="637.42436" calcext:value-type="float">
            <text:p>637</text:p>
          </table:table-cell>
          <table:table-cell table:style-name="ce78" table:formula="of:=MIN(([.G244]*[.O244])*[.N244]*[.P244];[.L244])" office:value-type="float" office:value="616.800868600992" calcext:value-type="float">
            <text:p>6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6" calcext:value-type="percentage">
            <text:p>5.6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23" office:value-type="float" office:value="7.1" calcext:value-type="float">
            <text:p>7.1</text:p>
          </table:table-cell>
          <table:table-cell table:style-name="ce242" table:formula="of:=([.O244]/([.E244]*0.5))*[.G244]" office:value-type="float" office:value="33.93125" calcext:value-type="float">
            <text:p>33.93</text:p>
          </table:table-cell>
          <table:table-cell table:style-name="ce242" table:formula="of:=[.O244]/[.F244]" office:value-type="float" office:value="0.7625" calcext:value-type="float">
            <text:p>0.76</text:p>
          </table:table-cell>
          <table:table-cell table:style-name="ce247" table:formula="of:=([.S244]*1000)/[.T244]" office:value-type="float" office:value="209.246638423282" calcext:value-type="float">
            <text:p>209.25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45]/2" office:value-type="float" office:value="77.5" calcext:value-type="float">
            <text:p>77.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H245]/[.G245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H245]/2.5)*0.7457" office:value-type="float" office:value="620.4224" calcext:value-type="float">
            <text:p>620</text:p>
          </table:table-cell>
          <table:table-cell table:style-name="ce78" table:formula="of:=MIN(([.G245]*[.O245])*[.N245]*[.P245];[.L245])" office:value-type="float" office:value="611.559447668918" calcext:value-type="float">
            <text:p>6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45]*[.F245]/[.G245]; 68)" office:value-type="float" office:value="49.61166546875" calcext:value-type="float">
            <text:p>49.61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23" office:value-type="float" office:value="5.6" calcext:value-type="float">
            <text:p>5.6</text:p>
          </table:table-cell>
          <table:table-cell table:style-name="ce243" table:formula="of:=(70*0.45359237)/1.6" office:value-type="float" office:value="19.8446661875" calcext:value-type="float">
            <text:p>19.84</text:p>
          </table:table-cell>
          <table:table-cell table:style-name="ce243" table:formula="of:=[.O245]/[.F245]" office:value-type="float" office:value="0.640150522177419" calcext:value-type="float">
            <text:p>0.64</text:p>
          </table:table-cell>
          <table:table-cell table:style-name="ce247" table:formula="of:=([.S245]*1000)/[.T245]" office:value-type="float" office:value="282.191695596643" calcext:value-type="float">
            <text:p>282.19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46]/2" office:value-type="float" office:value="80" calcext:value-type="float">
            <text:p>8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H246]/[.G246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H246]/2.5)*0.7457" office:value-type="float" office:value="802.3732" calcext:value-type="float">
            <text:p>802</text:p>
          </table:table-cell>
          <table:table-cell table:style-name="ce78" table:formula="of:=MIN(([.G246]*[.O246])*[.N246]*[.P246];[.L246])" office:value-type="float" office:value="655.045589984822" calcext:value-type="float">
            <text:p>65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23" office:value-type="float" office:value="8.1" calcext:value-type="float">
            <text:p>8.1</text:p>
          </table:table-cell>
          <table:table-cell table:style-name="ce242" table:formula="of:=([.O246]/([.E246]*0.5))*[.G246]" office:value-type="float" office:value="16.14375" calcext:value-type="float">
            <text:p>16.14</text:p>
          </table:table-cell>
          <table:table-cell table:style-name="ce242" table:formula="of:=[.O246]/[.F246]" office:value-type="float" office:value="0.39375" calcext:value-type="float">
            <text:p>0.39</text:p>
          </table:table-cell>
          <table:table-cell table:style-name="ce247" table:formula="of:=([.S246]*1000)/[.T246]" office:value-type="float" office:value="501.742160278746" calcext:value-type="float">
            <text:p>501.7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" table:formula="of:=[.E247]/2" office:value-type="float" office:value="72.5" calcext:value-type="float">
            <text:p>72.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H247]/[.G247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H247]/2.5)*0.7457" office:value-type="float" office:value="417.592" calcext:value-type="float">
            <text:p>418</text:p>
          </table:table-cell>
          <table:table-cell table:style-name="ce78" table:formula="of:=MIN(([.G247]*[.O247])*[.N247]*[.P247];[.L247])" office:value-type="float" office:value="386.119323843318" calcext:value-type="float">
            <text:p>3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" office:value-type="float" office:value="4.1" calcext:value-type="float">
            <text:p>4.1</text:p>
          </table:table-cell>
          <table:table-cell table:style-name="ce242" table:formula="of:=([.O247]/([.E247]*0.5))*[.G247]" office:value-type="float" office:value="10.9379310344828" calcext:value-type="float">
            <text:p>10.94</text:p>
          </table:table-cell>
          <table:table-cell table:style-name="ce242" table:formula="of:=[.O247]/[.F247]" office:value-type="float" office:value="0.420689655172414" calcext:value-type="float">
            <text:p>0.42</text:p>
          </table:table-cell>
          <table:table-cell table:style-name="ce247" table:formula="of:=([.S247]*1000)/[.T247]" office:value-type="float" office:value="374.84237074401" calcext:value-type="float">
            <text:p>374.84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0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3" table:formula="of:=[.E248]/2" office:value-type="float" office:value="68.5" calcext:value-type="float">
            <text:p>68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H248]/[.G248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H248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75" calcext:value-type="float">
            <text:p>27.75</text:p>
          </table:table-cell>
          <table:table-cell table:style-name="ce92" table:formula="of:=([.M248]/[.N248])/([.G248]*[.O248])" office:value-type="percentage" office:value="0.0602800107324054" calcext:value-type="percentage">
            <text:p>6.0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6.09" calcext:value-type="float">
            <text:p>6.09</text:p>
          </table:table-cell>
          <table:table-cell table:style-name="ce241" table:formula="of:=([.O248]/([.E248]*0.5))*[.G248]" office:value-type="float" office:value="10.9379562043796" calcext:value-type="float">
            <text:p>10.94</text:p>
          </table:table-cell>
          <table:table-cell table:style-name="ce242" table:formula="of:=[.O248]/[.F248]" office:value-type="float" office:value="0.405109489051095" calcext:value-type="float">
            <text:p>0.41</text:p>
          </table:table-cell>
          <table:table-cell table:style-name="ce246" table:formula="of:=([.S248]*1000)/[.T248]" office:value-type="float" office:value="556.776776776777" calcext:value-type="float">
            <text:p>556.78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4" table:formula="of:=[.E249]/2" office:value-type="float" office:value="70" calcext:value-type="float">
            <text:p>7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H249]/[.G249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H249]/2.5)*0.7457" office:value-type="float" office:value="345.40824" calcext:value-type="float">
            <text:p>345</text:p>
          </table:table-cell>
          <table:table-cell table:style-name="ce78" table:formula="of:=MIN(([.G249]*[.O249])*[.N249]*[.P249];[.L249])" office:value-type="float" office:value="301.470087462283" calcext:value-type="float">
            <text:p>3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47*0.45359237)/1.6" office:value-type="float" office:value="13.32427586875" calcext:value-type="float">
            <text:p>13.32</text:p>
          </table:table-cell>
          <table:table-cell table:style-name="ce243" table:formula="of:=[.O249]/[.F249]" office:value-type="float" office:value="0.435714285714286" calcext:value-type="float">
            <text:p>0.44</text:p>
          </table:table-cell>
          <table:table-cell table:style-name="ce247" table:formula="of:=([.S249]*1000)/[.T249]" office:value-type="float" office:value="307.709029772936" calcext:value-type="float">
            <text:p>307.71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4" office:value-type="float" office:value="70" calcext:value-type="float">
            <text:p>7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50]/[.G250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50]/2.5)*0.7457" office:value-type="float" office:value="499.619" calcext:value-type="float">
            <text:p>500</text:p>
          </table:table-cell>
          <table:table-cell table:style-name="ce78" table:formula="of:=MIN(([.G250]*[.O250])*[.N250]*[.P250];[.L250])" office:value-type="float" office:value="492.2510034805" calcext:value-type="float">
            <text:p>4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0]*[.F250]/[.G250]; 68)" office:value-type="float" office:value="38.3427300265625" calcext:value-type="float">
            <text:p>38.34</text:p>
          </table:table-cell>
          <table:table-cell table:style-name="ce93" office:value-type="percentage" office:value="0.0565" calcext:value-type="percentage">
            <text:p>5.6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3" table:formula="of:=(54.1*0.45359237)/1.6" office:value-type="float" office:value="15.337092010625" calcext:value-type="float">
            <text:p>15.34</text:p>
          </table:table-cell>
          <table:table-cell table:style-name="ce243" table:formula="of:=[.O250]/[.F250]" office:value-type="float" office:value="0.54775328609375" calcext:value-type="float">
            <text:p>0.55</text:p>
          </table:table-cell>
          <table:table-cell table:style-name="ce247" table:formula="of:=([.S250]*1000)/[.T250]" office:value-type="float" office:value="267.32577447926" calcext:value-type="float">
            <text:p>267.3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4" table:formula="of:=[.E251]/2" office:value-type="float" office:value="60" calcext:value-type="float">
            <text:p>6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1]/[.G251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H251]/2.5)*0.7457" office:value-type="float" office:value="454.877" calcext:value-type="float">
            <text:p>455</text:p>
          </table:table-cell>
          <table:table-cell table:style-name="ce78" table:formula="of:=MIN(([.G251]*[.O251])*[.N251]*[.P251];[.L251])" office:value-type="float" office:value="358.892961264622" calcext:value-type="float">
            <text:p>3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" calcext:value-type="percentage">
            <text:p>5.8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51]/([.E251]*0.5))*[.G251]" office:value-type="float" office:value="12.7083333333333" calcext:value-type="float">
            <text:p>12.71</text:p>
          </table:table-cell>
          <table:table-cell table:style-name="ce242" table:formula="of:=[.O251]/[.F251]" office:value-type="float" office:value="0.508333333333333" calcext:value-type="float">
            <text:p>0.51</text:p>
          </table:table-cell>
          <table:table-cell table:style-name="ce247" table:formula="of:=([.S251]*1000)/[.T251]" office:value-type="float" office:value="401.311475409836" calcext:value-type="float">
            <text:p>401.31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4" table:formula="of:=[.E252]/2" office:value-type="float" office:value="58.5" calcext:value-type="float">
            <text:p>58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52]/[.G25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H252]/2.5)*0.7457" office:value-type="float" office:value="454.877" calcext:value-type="float">
            <text:p>455</text:p>
          </table:table-cell>
          <table:table-cell table:style-name="ce78" table:formula="of:=MIN(([.G252]*[.O252])*[.N252]*[.P252];[.L252])" office:value-type="float" office:value="357.655399329227" calcext:value-type="float">
            <text:p>3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8" calcext:value-type="percentage">
            <text:p>5.78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52]/([.E252]*0.5))*[.G252]" office:value-type="float" office:value="13.034188034188" calcext:value-type="float">
            <text:p>13.03</text:p>
          </table:table-cell>
          <table:table-cell table:style-name="ce242" table:formula="of:=[.O252]/[.F252]" office:value-type="float" office:value="0.521367521367521" calcext:value-type="float">
            <text:p>0.52</text:p>
          </table:table-cell>
          <table:table-cell table:style-name="ce247" table:formula="of:=([.S252]*1000)/[.T252]" office:value-type="float" office:value="391.27868852459" calcext:value-type="float">
            <text:p>391.28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3]/2" office:value-type="float" office:value="47.5" calcext:value-type="float">
            <text:p>47.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H253]/[.G253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53]/2.5)*0.7457" office:value-type="float" office:value="332.5822" calcext:value-type="float">
            <text:p>333</text:p>
          </table:table-cell>
          <table:table-cell table:style-name="ce78" table:formula="of:=MIN(([.G253]*[.O253])*[.N253]*[.P253];[.L253])" office:value-type="float" office:value="236.115303565824" calcext:value-type="float">
            <text:p>23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4" calcext:value-type="float">
            <text:p>3.4</text:p>
          </table:table-cell>
          <table:table-cell table:style-name="ce242" table:formula="of:=([.O253]/([.E253]*0.5))*[.G253]" office:value-type="float" office:value="10.9515789473684" calcext:value-type="float">
            <text:p>10.95</text:p>
          </table:table-cell>
          <table:table-cell table:style-name="ce242" table:formula="of:=[.O253]/[.F253]" office:value-type="float" office:value="0.715789473684211" calcext:value-type="float">
            <text:p>0.72</text:p>
          </table:table-cell>
          <table:table-cell table:style-name="ce247" table:formula="of:=([.S253]*1000)/[.T253]" office:value-type="float" office:value="310.457516339869" calcext:value-type="float">
            <text:p>310.46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54]/2" office:value-type="float" office:value="47.5" calcext:value-type="float">
            <text:p>47.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H254]/[.G254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H254]/2.5)*0.7457" office:value-type="float" office:value="472.47552" calcext:value-type="float">
            <text:p>472</text:p>
          </table:table-cell>
          <table:table-cell table:style-name="ce78" table:formula="of:=MIN(([.G254]*[.O254])*[.N254]*[.P254];[.L254])" office:value-type="float" office:value="372.449336432345" calcext:value-type="float">
            <text:p>3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54]/([.E254]*0.5))*[.G254]" office:value-type="float" office:value="15.3368421052632" calcext:value-type="float">
            <text:p>15.34</text:p>
          </table:table-cell>
          <table:table-cell table:style-name="ce242" table:formula="of:=[.O254]/[.F254]" office:value-type="float" office:value="0.652631578947368" calcext:value-type="float">
            <text:p>0.65</text:p>
          </table:table-cell>
          <table:table-cell table:style-name="ce247" table:formula="of:=([.S254]*1000)/[.T254]" office:value-type="float" office:value="267.330130404942" calcext:value-type="float">
            <text:p>267.3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101 Class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8" calcext:value-type="float">
            <text:p>68</text:p>
          </table:table-cell>
          <table:table-cell table:style-name="ce31" office:value-type="float" office:value="105" calcext:value-type="float">
            <text:p>105</text:p>
          </table:table-cell>
          <table:table-cell table:style-name="ce4" table:formula="of:=[.E255]/2" office:value-type="float" office:value="52.5" calcext:value-type="float">
            <text:p>52.5</text:p>
          </table:table-cell>
          <table:table-cell table:style-name="ce10" office:value-type="float" office:value="20.35" calcext:value-type="float">
            <text:p>20.35</text:p>
          </table:table-cell>
          <table:table-cell table:style-name="ce10" office:value-type="float" office:value="1144.94" calcext:value-type="float">
            <text:p>1144.94</text:p>
          </table:table-cell>
          <table:table-cell table:style-name="ce48" table:formula="of:=[.H255]/[.G255]" office:value-type="float" office:value="56.2624078624079" calcext:value-type="float">
            <text:p>56.2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55]/2.5)*0.7457" office:value-type="float" office:value="341.5127032" calcext:value-type="float">
            <text:p>342</text:p>
          </table:table-cell>
          <table:table-cell table:style-name="ce78" table:formula="of:=MIN(([.G255]*[.O255])*[.N255]*[.P255];[.L255])" office:value-type="float" office:value="322.287948386354" calcext:value-type="float">
            <text:p>32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72" calcext:value-type="percentage">
            <text:p>5.7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.2" calcext:value-type="float">
            <text:p>82.2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55]/([.E255]*0.5))*[.G255]" office:value-type="float" office:value="11.822380952381" calcext:value-type="float">
            <text:p>11.82</text:p>
          </table:table-cell>
          <table:table-cell table:style-name="ce242" table:formula="of:=[.O255]/[.F255]" office:value-type="float" office:value="0.580952380952381" calcext:value-type="float">
            <text:p>0.58</text:p>
          </table:table-cell>
          <table:table-cell table:style-name="ce247" table:formula="of:=([.S255]*1000)/[.T255]" office:value-type="float" office:value="346.799854996576" calcext:value-type="float">
            <text:p>346.80</text:p>
          </table:table-cell>
          <table:table-cell table:style-name="ce108" office:value-type="string" calcext:value-type="string">
            <text:p>https://en.wikipedia.org/wiki/GWR_5101_Class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4" table:formula="of:=[.E256]/2" office:value-type="float" office:value="43.5" calcext:value-type="float">
            <text:p>43.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H256]/[.G256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H256]/2.5)*0.7457" office:value-type="float" office:value="284.8574" calcext:value-type="float">
            <text:p>285</text:p>
          </table:table-cell>
          <table:table-cell table:style-name="ce78" table:formula="of:=MIN(([.G256]*[.O256])*[.N256]*[.P256];[.L256])" office:value-type="float" office:value="187.392039999426" calcext:value-type="float">
            <text:p>18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7" calcext:value-type="float">
            <text:p>2.7</text:p>
          </table:table-cell>
          <table:table-cell table:style-name="ce242" table:formula="of:=([.O256]/([.E256]*0.5))*[.G256]" office:value-type="float" office:value="9.78444867310345" calcext:value-type="float">
            <text:p>9.78</text:p>
          </table:table-cell>
          <table:table-cell table:style-name="ce242" table:formula="of:=[.O256]/[.F256]" office:value-type="float" office:value="0.752649897931034" calcext:value-type="float">
            <text:p>0.75</text:p>
          </table:table-cell>
          <table:table-cell table:style-name="ce247" table:formula="of:=([.S256]*1000)/[.T256]" office:value-type="float" office:value="275.948097864937" calcext:value-type="float">
            <text:p>275.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57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H257]/[.G257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H257]/2.5)*0.7457" office:value-type="float" office:value="262.4864" calcext:value-type="float">
            <text:p>262</text:p>
          </table:table-cell>
          <table:table-cell table:style-name="ce78" table:formula="of:=MIN(([.G257]*[.O257])*[.N257]*[.P257];[.L257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575" calcext:value-type="percentage">
            <text:p>5.7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" office:value-type="float" office:value="3" calcext:value-type="float">
            <text:p>3</text:p>
          </table:table-cell>
          <table:table-cell table:style-name="ce242" table:formula="of:=([.O257]/([.E257]*0.5))*[.G257]" office:value-type="float" office:value="11.43" calcext:value-type="float">
            <text:p>11.43</text:p>
          </table:table-cell>
          <table:table-cell table:style-name="ce242" table:formula="of:=[.O257]/[.F257]" office:value-type="float" office:value="0.635" calcext:value-type="float">
            <text:p>0.64</text:p>
          </table:table-cell>
          <table:table-cell table:style-name="ce247" table:formula="of:=([.S257]*1000)/[.T257]" office:value-type="float" office:value="262.46719160105" calcext:value-type="float">
            <text:p>262.47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4" table:formula="of:=[.E258]/2" office:value-type="float" office:value="75" calcext:value-type="float">
            <text:p>7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H258]/[.G258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H258]/2.5)*0.7457" office:value-type="float" office:value="517.5158" calcext:value-type="float">
            <text:p>518</text:p>
          </table:table-cell>
          <table:table-cell table:style-name="ce78" table:formula="of:=MIN(([.G258]*[.O258])*[.N258]*[.P258];[.L258])" office:value-type="float" office:value="430.674047225135" calcext:value-type="float">
            <text:p>4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8]*[.F258]/[.G258]; 68)" office:value-type="float" office:value="26.337621483871" calcext:value-type="float">
            <text:p>26.34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" office:value-type="float" office:value="5.6" calcext:value-type="float">
            <text:p>5.6</text:p>
          </table:table-cell>
          <table:table-cell table:style-name="ce243" table:formula="of:=(38.4*0.45359237)/1.6" office:value-type="float" office:value="10.88621688" calcext:value-type="float">
            <text:p>10.89</text:p>
          </table:table-cell>
          <table:table-cell table:style-name="ce243" table:formula="of:=[.O258]/[.F258]" office:value-type="float" office:value="0.351168286451613" calcext:value-type="float">
            <text:p>0.35</text:p>
          </table:table-cell>
          <table:table-cell table:style-name="ce247" table:formula="of:=([.S258]*1000)/[.T258]" office:value-type="float" office:value="514.411945098048" calcext:value-type="float">
            <text:p>514.41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4" table:formula="of:=[.E259]/2" office:value-type="float" office:value="76.5" calcext:value-type="float">
            <text:p>76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H259]/[.G259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H259]/2.5)*0.7457" office:value-type="float" office:value="526.4642" calcext:value-type="float">
            <text:p>526</text:p>
          </table:table-cell>
          <table:table-cell table:style-name="ce78" table:formula="of:=MIN(([.G259]*[.O259])*[.N259]*[.P259];[.L259])" office:value-type="float" office:value="525.08587351527" calcext:value-type="float">
            <text:p>5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59]*[.F259]/[.G259]; 68)" office:value-type="float" office:value="39.5020230257812" calcext:value-type="float">
            <text:p>39.50</text:p>
          </table:table-cell>
          <table:table-cell table:style-name="ce93" office:value-type="percentage" office:value="0.0585" calcext:value-type="percentage">
            <text:p>5.8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51*0.45359237)/1.6" office:value-type="float" office:value="14.45825679375" calcext:value-type="float">
            <text:p>14.46</text:p>
          </table:table-cell>
          <table:table-cell table:style-name="ce243" table:formula="of:=[.O259]/[.F259]" office:value-type="float" office:value="0.5163663140625" calcext:value-type="float">
            <text:p>0.52</text:p>
          </table:table-cell>
          <table:table-cell table:style-name="ce247" table:formula="of:=([.S259]*1000)/[.T259]" office:value-type="float" office:value="352.739619495804" calcext:value-type="float">
            <text:p>352.7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4" table:formula="of:=[.E260]/2" office:value-type="float" office:value="47.5" calcext:value-type="float">
            <text:p>47.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H260]/[.G26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H260]/2.5)*0.7457" office:value-type="float" office:value="454.877" calcext:value-type="float">
            <text:p>455</text:p>
          </table:table-cell>
          <table:table-cell table:style-name="ce78" table:formula="of:=MIN(([.G260]*[.O260])*[.N260]*[.P260];[.L260])" office:value-type="float" office:value="363.224428038506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87" calcext:value-type="percentage">
            <text:p>5.8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Default" office:value-type="float" office:value="3.6" calcext:value-type="float">
            <text:p>3.6</text:p>
          </table:table-cell>
          <table:table-cell table:style-name="ce242" table:formula="of:=([.O260]/([.E260]*0.5))*[.G260]" office:value-type="float" office:value="16.0526315789474" calcext:value-type="float">
            <text:p>16.05</text:p>
          </table:table-cell>
          <table:table-cell table:style-name="ce242" table:formula="of:=[.O260]/[.F260]" office:value-type="float" office:value="0.642105263157895" calcext:value-type="float">
            <text:p>0.64</text:p>
          </table:table-cell>
          <table:table-cell table:style-name="ce247" table:formula="of:=([.S260]*1000)/[.T260]" office:value-type="float" office:value="224.262295081967" calcext:value-type="float">
            <text:p>224.26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4" table:formula="of:=[.E261]/2" office:value-type="float" office:value="50" calcext:value-type="float">
            <text:p>5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H261]/[.G261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H261]/2.5)*0.7457" office:value-type="float" office:value="300.06968" calcext:value-type="float">
            <text:p>300</text:p>
          </table:table-cell>
          <table:table-cell table:style-name="ce78" table:formula="of:=MIN(([.G261]*[.O261])*[.N261]*[.P261];[.L261])" office:value-type="float" office:value="227.831354453476" calcext:value-type="float">
            <text:p>22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61]/([.E261]*0.5))*[.G261]" office:value-type="float" office:value="11.459094696" calcext:value-type="float">
            <text:p>11.46</text:p>
          </table:table-cell>
          <table:table-cell table:style-name="ce242" table:formula="of:=[.O261]/[.F261]" office:value-type="float" office:value="0.6548054112" calcext:value-type="float">
            <text:p>0.65</text:p>
          </table:table-cell>
          <table:table-cell table:style-name="ce247" table:formula="of:=([.S261]*1000)/[.T261]" office:value-type="float" office:value="266.164132587599" calcext:value-type="float">
            <text:p>266.16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H262]/[.G262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H262]/2.5)*0.7457" office:value-type="float" office:value="780.0022" calcext:value-type="float">
            <text:p>780</text:p>
          </table:table-cell>
          <table:table-cell table:style-name="ce78" table:formula="of:=MIN(([.G262]*[.O262])*[.N262]*[.P262];[.L262])" office:value-type="float" office:value="605.635378910346" calcext:value-type="float">
            <text:p>6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2]*[.F262]/[.G262]; 68)" office:value-type="float" office:value="25.5145708125" calcext:value-type="float">
            <text:p>25.51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" office:value-type="float" office:value="9.14" calcext:value-type="float">
            <text:p>9.14</text:p>
          </table:table-cell>
          <table:table-cell table:style-name="ce243" table:formula="of:=(45*0.45359237)/1.6" office:value-type="float" office:value="12.75728540625" calcext:value-type="float">
            <text:p>12.76</text:p>
          </table:table-cell>
          <table:table-cell table:style-name="ce243" table:formula="of:=[.O262]/[.F262]" office:value-type="float" office:value="0.28349523125" calcext:value-type="float">
            <text:p>0.28</text:p>
          </table:table-cell>
          <table:table-cell table:style-name="ce247" table:formula="of:=([.S262]*1000)/[.T262]" office:value-type="float" office:value="716.453360487033" calcext:value-type="float">
            <text:p>716.4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4" table:formula="of:=[.E263]/2" office:value-type="float" office:value="62.5" calcext:value-type="float">
            <text:p>62.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H263]/[.G263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H263]/2.5)*0.7457" office:value-type="float" office:value="408.6436" calcext:value-type="float">
            <text:p>409</text:p>
          </table:table-cell>
          <table:table-cell table:style-name="ce78" table:formula="of:=MIN(([.G263]*[.O263])*[.N263]*[.P263];[.L263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8.5" calcext:value-type="float">
            <text:p>28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63]/([.E263]*0.5))*[.G263]" office:value-type="float" office:value="12.768" calcext:value-type="float">
            <text:p>12.77</text:p>
          </table:table-cell>
          <table:table-cell table:style-name="ce242" table:formula="of:=[.O263]/[.F263]" office:value-type="float" office:value="0.456" calcext:value-type="float">
            <text:p>0.46</text:p>
          </table:table-cell>
          <table:table-cell table:style-name="ce247" table:formula="of:=([.S263]*1000)/[.T263]" office:value-type="float" office:value="399.436090225564" calcext:value-type="float">
            <text:p>399.44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64]/2" office:value-type="float" office:value="67.5" calcext:value-type="float">
            <text:p>67.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H264]/[.G264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H264]/2.5)*0.7457" office:value-type="float" office:value="514.533" calcext:value-type="float">
            <text:p>515</text:p>
          </table:table-cell>
          <table:table-cell table:style-name="ce78" table:formula="of:=MIN(([.G264]*[.O264])*[.N264]*[.P264];[.L264])" office:value-type="float" office:value="451.165579167692" calcext:value-type="float">
            <text:p>4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51" calcext:value-type="percentage">
            <text:p>6.5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64]/([.E264]*0.5))*[.G264]" office:value-type="float" office:value="12.6518518518519" calcext:value-type="float">
            <text:p>12.65</text:p>
          </table:table-cell>
          <table:table-cell table:style-name="ce242" table:formula="of:=[.O264]/[.F264]" office:value-type="float" office:value="0.451851851851852" calcext:value-type="float">
            <text:p>0.45</text:p>
          </table:table-cell>
          <table:table-cell table:style-name="ce247" table:formula="of:=([.S264]*1000)/[.T264]" office:value-type="float" office:value="719.262295081967" calcext:value-type="float">
            <text:p>719.26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5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5]/[.G26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H265]/2.5)*0.7457" office:value-type="float" office:value="377.3242" calcext:value-type="float">
            <text:p>377</text:p>
          </table:table-cell>
          <table:table-cell table:style-name="ce78" table:formula="of:=MIN(([.G265]*[.O265])*[.N265]*[.P265];[.L26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5" calcext:value-type="percentage">
            <text:p>6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65]/([.E265]*0.5))*[.G265]" office:value-type="float" office:value="13.0714285714286" calcext:value-type="float">
            <text:p>13.07</text:p>
          </table:table-cell>
          <table:table-cell table:style-name="ce242" table:formula="of:=[.O265]/[.F265]" office:value-type="float" office:value="0.484126984126984" calcext:value-type="float">
            <text:p>0.48</text:p>
          </table:table-cell>
          <table:table-cell table:style-name="ce247" table:formula="of:=([.S265]*1000)/[.T265]" office:value-type="float" office:value="272.349726775956" calcext:value-type="float">
            <text:p>272.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3" table:formula="of:=[.E266]/2" office:value-type="float" office:value="67.5" calcext:value-type="float">
            <text:p>67.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H266]/[.G266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H266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5" calcext:value-type="float">
            <text:p>27.50</text:p>
          </table:table-cell>
          <table:table-cell table:style-name="ce92" table:formula="of:=([.M266]/[.N266])/([.G266]*[.O266])" office:value-type="percentage" office:value="0.05852122167971" calcext:value-type="percentage">
            <text:p>5.8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66]/([.E266]*0.5))*[.G266]" office:value-type="float" office:value="20.3703703703704" calcext:value-type="float">
            <text:p>20.37</text:p>
          </table:table-cell>
          <table:table-cell table:style-name="ce242" table:formula="of:=[.O266]/[.F266]" office:value-type="float" office:value="0.407407407407407" calcext:value-type="float">
            <text:p>0.41</text:p>
          </table:table-cell>
          <table:table-cell table:style-name="ce246" table:formula="of:=([.S266]*1000)/[.T266]" office:value-type="float" office:value="397.636363636364" calcext:value-type="float">
            <text:p>397.6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" office:value-type="float" office:value="80" calcext:value-type="float">
            <text:p>8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H267]/[.G267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H267]/2.5)*0.7457" office:value-type="float" office:value="489.1792" calcext:value-type="float">
            <text:p>489</text:p>
          </table:table-cell>
          <table:table-cell table:style-name="ce78" table:formula="of:=MIN(([.G267]*[.O267])*[.N267]*[.P267];[.L267])" office:value-type="float" office:value="489.1792" calcext:value-type="float">
            <text:p>4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67]*[.F267]/[.G267]; 68)" office:value-type="float" office:value="31.7514659" calcext:value-type="float">
            <text:p>31.75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7" office:value-type="float" office:value="9.1" calcext:value-type="float">
            <text:p>9.1</text:p>
          </table:table-cell>
          <table:table-cell table:style-name="ce243" table:formula="of:=(43.4*0.45359237)/1.6" office:value-type="float" office:value="12.30369303625" calcext:value-type="float">
            <text:p>12.30</text:p>
          </table:table-cell>
          <table:table-cell table:style-name="ce243" table:formula="of:=[.O267]/[.F267]" office:value-type="float" office:value="0.39689332375" calcext:value-type="float">
            <text:p>0.40</text:p>
          </table:table-cell>
          <table:table-cell table:style-name="ce247" table:formula="of:=([.S267]*1000)/[.T267]" office:value-type="float" office:value="739.61533120088" calcext:value-type="float">
            <text:p>739.6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68]/2" office:value-type="float" office:value="63" calcext:value-type="float">
            <text:p>63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H268]/[.G26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H268]/2.5)*0.7457" office:value-type="float" office:value="377.3242" calcext:value-type="float">
            <text:p>377</text:p>
          </table:table-cell>
          <table:table-cell table:style-name="ce78" table:formula="of:=MIN(([.G268]*[.O268])*[.N268]*[.P268];[.L268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2" calcext:value-type="percentage">
            <text:p>6.2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7" office:value-type="float" office:value="3.6" calcext:value-type="float">
            <text:p>3.6</text:p>
          </table:table-cell>
          <table:table-cell table:style-name="ce242" table:formula="of:=([.O268]/([.E268]*0.5))*[.G268]" office:value-type="float" office:value="13.0714285714286" calcext:value-type="float">
            <text:p>13.07</text:p>
          </table:table-cell>
          <table:table-cell table:style-name="ce242" table:formula="of:=[.O268]/[.F268]" office:value-type="float" office:value="0.484126984126984" calcext:value-type="float">
            <text:p>0.48</text:p>
          </table:table-cell>
          <table:table-cell table:style-name="ce247" table:formula="of:=([.S268]*1000)/[.T268]" office:value-type="float" office:value="275.409836065574" calcext:value-type="float">
            <text:p>275.41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3" table:formula="of:=[.E269]/2" office:value-type="float" office:value="80" calcext:value-type="float">
            <text:p>8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H269]/[.G269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H269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69]/[.N269])/([.G269]*[.O269])" office:value-type="percentage" office:value="0.0650327398583142" calcext:value-type="percentage">
            <text:p>6.5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6" office:value-type="float" office:value="8.1" calcext:value-type="float">
            <text:p>8.1</text:p>
          </table:table-cell>
          <table:table-cell table:style-name="ce241" table:formula="of:=([.O269]/([.E269]*0.5))*[.G269]" office:value-type="float" office:value="16.271875" calcext:value-type="float">
            <text:p>16.27</text:p>
          </table:table-cell>
          <table:table-cell table:style-name="ce242" table:formula="of:=[.O269]/[.F269]" office:value-type="float" office:value="0.396875" calcext:value-type="float">
            <text:p>0.40</text:p>
          </table:table-cell>
          <table:table-cell table:style-name="ce246" table:formula="of:=([.S269]*1000)/[.T269]" office:value-type="float" office:value="497.79143460726" calcext:value-type="float">
            <text:p>497.79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70]/2" office:value-type="float" office:value="50" calcext:value-type="float">
            <text:p>5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H270]/[.G270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H270]/2.5)*0.7457" office:value-type="float" office:value="311.7026" calcext:value-type="float">
            <text:p>312</text:p>
          </table:table-cell>
          <table:table-cell table:style-name="ce78" table:formula="of:=MIN(([.G270]*[.O270])*[.N270]*[.P270];[.L270])" office:value-type="float" office:value="261.001812174858" calcext:value-type="float">
            <text:p>2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555" calcext:value-type="percentage">
            <text:p>5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70]/([.E270]*0.5))*[.G270]" office:value-type="float" office:value="11.59" calcext:value-type="float">
            <text:p>11.59</text:p>
          </table:table-cell>
          <table:table-cell table:style-name="ce242" table:formula="of:=[.O270]/[.F270]" office:value-type="float" office:value="0.61" calcext:value-type="float">
            <text:p>0.61</text:p>
          </table:table-cell>
          <table:table-cell table:style-name="ce247" table:formula="of:=([.S270]*1000)/[.T270]" office:value-type="float" office:value="263.157894736842" calcext:value-type="float">
            <text:p>263.16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71]/2" office:value-type="float" office:value="45" calcext:value-type="float">
            <text:p>4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H271]/[.G271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H271]/2.5)*0.7457" office:value-type="float" office:value="436.9802" calcext:value-type="float">
            <text:p>437</text:p>
          </table:table-cell>
          <table:table-cell table:style-name="ce78" table:formula="of:=MIN(([.G271]*[.O271])*[.N271]*[.P271];[.L271])" office:value-type="float" office:value="436.9802" calcext:value-type="float">
            <text:p>43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9.6" calcext:value-type="float">
            <text:p>29.6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7" office:value-type="float" office:value="9.1" calcext:value-type="float">
            <text:p>9.1</text:p>
          </table:table-cell>
          <table:table-cell table:style-name="ce242" table:formula="of:=([.O271]/([.E271]*0.5))*[.G271]" office:value-type="float" office:value="18.4177777777778" calcext:value-type="float">
            <text:p>18.42</text:p>
          </table:table-cell>
          <table:table-cell table:style-name="ce242" table:formula="of:=[.O271]/[.F271]" office:value-type="float" office:value="0.657777777777778" calcext:value-type="float">
            <text:p>0.66</text:p>
          </table:table-cell>
          <table:table-cell table:style-name="ce247" table:formula="of:=([.S271]*1000)/[.T271]" office:value-type="float" office:value="494.087837837838" calcext:value-type="float">
            <text:p>494.09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3" table:formula="of:=[.E272]/2" office:value-type="float" office:value="73.5" calcext:value-type="float">
            <text:p>73.5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H272]/[.G272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H272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0.6" calcext:value-type="float">
            <text:p>30.60</text:p>
          </table:table-cell>
          <table:table-cell table:style-name="ce237" table:formula="of:=([.M272]/[.N272])/([.G272]*[.O272])" office:value-type="percentage" office:value="0.0658070496254431" calcext:value-type="percentage">
            <text:p>6.58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6" office:value-type="float" office:value="7.6" calcext:value-type="float">
            <text:p>7.6</text:p>
          </table:table-cell>
          <table:table-cell table:style-name="ce241" table:formula="of:=([.O272]/([.E272]*0.5))*[.G272]" office:value-type="float" office:value="17.069387755102" calcext:value-type="float">
            <text:p>17.07</text:p>
          </table:table-cell>
          <table:table-cell table:style-name="ce242" table:formula="of:=[.O272]/[.F272]" office:value-type="float" office:value="0.416326530612245" calcext:value-type="float">
            <text:p>0.42</text:p>
          </table:table-cell>
          <table:table-cell table:style-name="ce246" table:formula="of:=([.S272]*1000)/[.T272]" office:value-type="float" office:value="445.241511238642" calcext:value-type="float">
            <text:p>445.24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3150" calcext:value-type="float">
            <text:p>3150</text:p>
          </table:table-cell>
          <table:table-cell table:style-name="ce7" office:value-type="string" calcext:value-type="string">
            <text:p>GWR 6800 Grange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73]/2" office:value-type="float" office:value="63" calcext:value-type="float">
            <text:p>63</text:p>
          </table:table-cell>
          <table:table-cell table:style-name="ce7" office:value-type="float" office:value="27.07" calcext:value-type="float">
            <text:p>27.07</text:p>
          </table:table-cell>
          <table:table-cell table:style-name="ce7" table:formula="of:=1686.6+154.78" office:value-type="float" office:value="1841.38" calcext:value-type="float">
            <text:p>1841.38</text:p>
          </table:table-cell>
          <table:table-cell table:style-name="ce48" table:formula="of:=[.H273]/[.G273]" office:value-type="float" office:value="68.0229035833026" calcext:value-type="float">
            <text:p>68.0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8" calcext:value-type="float">
            <text:p>128</text:p>
          </table:table-cell>
          <table:table-cell table:style-name="ce72" table:formula="of:=([.H273]/2.5)*0.7457" office:value-type="float" office:value="549.2468264" calcext:value-type="float">
            <text:p>549</text:p>
          </table:table-cell>
          <table:table-cell table:style-name="ce78" table:formula="of:=MIN(([.G273]*[.O273])*[.N273]*[.P273];[.L273])" office:value-type="float" office:value="411.199274278523" calcext:value-type="float">
            <text:p>41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7.75" calcext:value-type="float">
            <text:p>27.75</text:p>
          </table:table-cell>
          <table:table-cell table:style-name="ce93" office:value-type="percentage" office:value="0.0603" calcext:value-type="percentage">
            <text:p>6.03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3.38" calcext:value-type="float">
            <text:p>253.38</text:p>
          </table:table-cell>
          <table:table-cell table:style-name="ce7" office:value-type="float" office:value="7.1" calcext:value-type="float">
            <text:p>7.1</text:p>
          </table:table-cell>
          <table:table-cell table:style-name="ce242" table:formula="of:=([.O273]/([.E273]*0.5))*[.G273]" office:value-type="float" office:value="11.9236904761905" calcext:value-type="float">
            <text:p>11.92</text:p>
          </table:table-cell>
          <table:table-cell table:style-name="ce242" table:formula="of:=[.O273]/[.F273]" office:value-type="float" office:value="0.44047619047619" calcext:value-type="float">
            <text:p>0.44</text:p>
          </table:table-cell>
          <table:table-cell table:style-name="ce247" table:formula="of:=([.S273]*1000)/[.T273]" office:value-type="float" office:value="595.453229365309" calcext:value-type="float">
            <text:p>595.45</text:p>
          </table:table-cell>
          <table:table-cell table:style-name="ce104" office:value-type="string" calcext:value-type="string">
            <text:p>https://en.wikipedia.org/wiki/GWR_6800_Class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4" office:value-type="float" office:value="95" calcext:value-type="float">
            <text:p>95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H274]/[.G274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H274]/2.5)*0.7457" office:value-type="float" office:value="838.1668" calcext:value-type="float">
            <text:p>838</text:p>
          </table:table-cell>
          <table:table-cell table:style-name="ce78" table:formula="of:=MIN(([.G274]*[.O274])*[.N274]*[.P274];[.L274])" office:value-type="float" office:value="777.155927589774" calcext:value-type="float">
            <text:p>7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228" table:formula="of:=MIN([.T274]*[.F274]/[.G274]; 68)" office:value-type="float" office:value="30.1625" calcext:value-type="float">
            <text:p>30.16</text:p>
          </table:table-cell>
          <table:table-cell table:style-name="ce93" office:value-type="percentage" office:value="0.0635" calcext:value-type="percentage">
            <text:p>6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7" office:value-type="float" office:value="10.2" calcext:value-type="float">
            <text:p>10.2</text:p>
          </table:table-cell>
          <table:table-cell table:style-name="ce243" table:formula="of:=(1016/(40*1.6))" office:value-type="float" office:value="15.875" calcext:value-type="float">
            <text:p>15.88</text:p>
          </table:table-cell>
          <table:table-cell table:style-name="ce243" table:formula="of:=[.O274]/[.F274]" office:value-type="float" office:value="0.3175" calcext:value-type="float">
            <text:p>0.32</text:p>
          </table:table-cell>
          <table:table-cell table:style-name="ce247" table:formula="of:=([.S274]*1000)/[.T274]" office:value-type="float" office:value="642.51968503937" calcext:value-type="float">
            <text:p>642.52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4" table:formula="of:=[.E275]/2" office:value-type="float" office:value="75" calcext:value-type="float">
            <text:p>7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H275]/[.G275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75]/2.5)*0.7457" office:value-type="float" office:value="499.619" calcext:value-type="float">
            <text:p>500</text:p>
          </table:table-cell>
          <table:table-cell table:style-name="ce78" table:formula="of:=MIN(([.G275]*[.O275])*[.N275]*[.P275];[.L275])" office:value-type="float" office:value="415.820810292804" calcext:value-type="float">
            <text:p>4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0" calcext:value-type="float">
            <text:p>30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5]/([.E275]*0.5))*[.G275]" office:value-type="float" office:value="11.2" calcext:value-type="float">
            <text:p>11.20</text:p>
          </table:table-cell>
          <table:table-cell table:style-name="ce242" table:formula="of:=[.O275]/[.F275]" office:value-type="float" office:value="0.4" calcext:value-type="float">
            <text:p>0.40</text:p>
          </table:table-cell>
          <table:table-cell table:style-name="ce247" table:formula="of:=([.S275]*1000)/[.T275]" office:value-type="float" office:value="366.071428571429" calcext:value-type="float">
            <text:p>366.07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4" table:formula="of:=[.E276]/2" office:value-type="float" office:value="52.5" calcext:value-type="float">
            <text:p>52.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H276]/[.G276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H276]/2.5)*0.7457" office:value-type="float" office:value="441.4544" calcext:value-type="float">
            <text:p>441</text:p>
          </table:table-cell>
          <table:table-cell table:style-name="ce78" table:formula="of:=MIN(([.G276]*[.O276])*[.N276]*[.P276];[.L276])" office:value-type="float" office:value="360.491150323046" calcext:value-type="float">
            <text:p>36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76]/([.E276]*0.5))*[.G276]" office:value-type="float" office:value="12.2" calcext:value-type="float">
            <text:p>12.20</text:p>
          </table:table-cell>
          <table:table-cell table:style-name="ce242" table:formula="of:=[.O276]/[.F276]" office:value-type="float" office:value="0.580952380952381" calcext:value-type="float">
            <text:p>0.58</text:p>
          </table:table-cell>
          <table:table-cell table:style-name="ce247" table:formula="of:=([.S276]*1000)/[.T276]" office:value-type="float" office:value="336.065573770492" calcext:value-type="float">
            <text:p>336.07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77]/2" office:value-type="float" office:value="80" calcext:value-type="float">
            <text:p>8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H277]/[.G277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H277]/2.5)*0.7457" office:value-type="float" office:value="730.786" calcext:value-type="float">
            <text:p>731</text:p>
          </table:table-cell>
          <table:table-cell table:style-name="ce78" table:formula="of:=MIN(([.G277]*[.O277])*[.N277]*[.P277];[.L277])" office:value-type="float" office:value="648.892347272378" calcext:value-type="float">
            <text:p>64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1" calcext:value-type="percentage">
            <text:p>6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7]/([.E277]*0.5))*[.G277]" office:value-type="float" office:value="19.6" calcext:value-type="float">
            <text:p>19.60</text:p>
          </table:table-cell>
          <table:table-cell table:style-name="ce242" table:formula="of:=[.O277]/[.F277]" office:value-type="float" office:value="0.4" calcext:value-type="float">
            <text:p>0.40</text:p>
          </table:table-cell>
          <table:table-cell table:style-name="ce247" table:formula="of:=([.S277]*1000)/[.T277]" office:value-type="float" office:value="260.204081632653" calcext:value-type="float">
            <text:p>260.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4" table:formula="of:=[.E278]/2" office:value-type="float" office:value="48" calcext:value-type="float">
            <text:p>48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H278]/[.G278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H278]/2.5)*0.7457" office:value-type="float" office:value="438.4716" calcext:value-type="float">
            <text:p>438</text:p>
          </table:table-cell>
          <table:table-cell table:style-name="ce78" table:formula="of:=MIN(([.G278]*[.O278])*[.N278]*[.P278];[.L278])" office:value-type="float" office:value="386.127852514999" calcext:value-type="float">
            <text:p>38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2" calcext:value-type="percentage">
            <text:p>6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" office:value-type="float" office:value="5.1" calcext:value-type="float">
            <text:p>5.1</text:p>
          </table:table-cell>
          <table:table-cell table:style-name="ce242" table:formula="of:=([.O278]/([.E278]*0.5))*[.G278]" office:value-type="float" office:value="19.125" calcext:value-type="float">
            <text:p>19.13</text:p>
          </table:table-cell>
          <table:table-cell table:style-name="ce242" table:formula="of:=[.O278]/[.F278]" office:value-type="float" office:value="0.708333333333333" calcext:value-type="float">
            <text:p>0.71</text:p>
          </table:table-cell>
          <table:table-cell table:style-name="ce247" table:formula="of:=([.S278]*1000)/[.T278]" office:value-type="float" office:value="266.666666666667" calcext:value-type="float">
            <text:p>266.6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H279]/[.G279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H279]/2.5)*0.7457" office:value-type="float" office:value="554.8008" calcext:value-type="float">
            <text:p>555</text:p>
          </table:table-cell>
          <table:table-cell table:style-name="ce78" table:formula="of:=MIN(([.G279]*[.O279])*[.N279]*[.P279];[.L279])" office:value-type="float" office:value="403.484912529914" calcext:value-type="float">
            <text:p>40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79]*[.F279]/[.G279]; 68)" office:value-type="float" office:value="30.4528748407258" calcext:value-type="float">
            <text:p>30.4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" office:value-type="float" office:value="9.1" calcext:value-type="float">
            <text:p>9.1</text:p>
          </table:table-cell>
          <table:table-cell table:style-name="ce243" table:formula="of:=(37*0.45359237)/1.6" office:value-type="float" office:value="10.48932355625" calcext:value-type="float">
            <text:p>10.49</text:p>
          </table:table-cell>
          <table:table-cell table:style-name="ce243" table:formula="of:=[.O279]/[.F279]" office:value-type="float" office:value="0.338365276008064" calcext:value-type="float">
            <text:p>0.34</text:p>
          </table:table-cell>
          <table:table-cell table:style-name="ce247" table:formula="of:=([.S279]*1000)/[.T279]" office:value-type="float" office:value="867.548793895086" calcext:value-type="float">
            <text:p>867.5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H280]/[.G280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H280]/2.5)*0.7457" office:value-type="float" office:value="286.3488" calcext:value-type="float">
            <text:p>286</text:p>
          </table:table-cell>
          <table:table-cell table:style-name="ce78" table:formula="of:=MIN(([.G280]*[.O280])*[.N280]*[.P280];[.L280])" office:value-type="float" office:value="207.59561963172" calcext:value-type="float">
            <text:p>20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6" calcext:value-type="float">
            <text:p>36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2.29" calcext:value-type="float">
            <text:p>2.29</text:p>
          </table:table-cell>
          <table:table-cell table:style-name="ce242" table:formula="of:=([.O280]/([.E280]*0.5))*[.G280]" office:value-type="float" office:value="15.3" calcext:value-type="float">
            <text:p>15.30</text:p>
          </table:table-cell>
          <table:table-cell table:style-name="ce242" table:formula="of:=[.O280]/[.F280]" office:value-type="float" office:value="0.8" calcext:value-type="float">
            <text:p>0.80</text:p>
          </table:table-cell>
          <table:table-cell table:style-name="ce247" table:formula="of:=([.S280]*1000)/[.T280]" office:value-type="float" office:value="149.673202614379" calcext:value-type="float">
            <text:p>149.67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4" table:formula="of:=[.E281]/2" office:value-type="float" office:value="45" calcext:value-type="float">
            <text:p>45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H281]/[.G281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H281]/2.5)*0.7457" office:value-type="float" office:value="501.1104" calcext:value-type="float">
            <text:p>501</text:p>
          </table:table-cell>
          <table:table-cell table:style-name="ce78" table:formula="of:=MIN(([.G281]*[.O281])*[.N281]*[.P281];[.L281])" office:value-type="float" office:value="384.03832797753" calcext:value-type="float">
            <text:p>38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" office:value-type="float" office:value="9.1" calcext:value-type="float">
            <text:p>9.1</text:p>
          </table:table-cell>
          <table:table-cell table:style-name="ce242" table:formula="of:=([.O281]/([.E281]*0.5))*[.G281]" office:value-type="float" office:value="19.6555555555556" calcext:value-type="float">
            <text:p>19.66</text:p>
          </table:table-cell>
          <table:table-cell table:style-name="ce242" table:formula="of:=[.O281]/[.F281]" office:value-type="float" office:value="0.677777777777778" calcext:value-type="float">
            <text:p>0.68</text:p>
          </table:table-cell>
          <table:table-cell table:style-name="ce247" table:formula="of:=([.S281]*1000)/[.T281]" office:value-type="float" office:value="462.973431317128" calcext:value-type="float">
            <text:p>462.97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4" table:formula="of:=[.E282]/2" office:value-type="float" office:value="68.5" calcext:value-type="float">
            <text:p>68.5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H282]/[.G282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H282]/2.5)*0.7457" office:value-type="float" office:value="518.2615" calcext:value-type="float">
            <text:p>518</text:p>
          </table:table-cell>
          <table:table-cell table:style-name="ce78" table:formula="of:=MIN(([.G282]*[.O282])*[.N282]*[.P282];[.L282])" office:value-type="float" office:value="376.01825112661" calcext:value-type="float">
            <text:p>37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" calcext:value-type="float">
            <text:p>31.50</text:p>
          </table:table-cell>
          <table:table-cell table:style-name="ce93" office:value-type="percentage" office:value="0.065" calcext:value-type="percentage">
            <text:p>6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" office:value-type="float" office:value="6.1" calcext:value-type="float">
            <text:p>6.1</text:p>
          </table:table-cell>
          <table:table-cell table:style-name="ce242" table:formula="of:=([.O282]/([.E282]*0.5))*[.G282]" office:value-type="float" office:value="12.4482481751825" calcext:value-type="float">
            <text:p>12.45</text:p>
          </table:table-cell>
          <table:table-cell table:style-name="ce242" table:formula="of:=[.O282]/[.F282]" office:value-type="float" office:value="0.45985401459854" calcext:value-type="float">
            <text:p>0.46</text:p>
          </table:table-cell>
          <table:table-cell table:style-name="ce247" table:formula="of:=([.S282]*1000)/[.T282]" office:value-type="float" office:value="490.028790730675" calcext:value-type="float">
            <text:p>490.03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83]/2" office:value-type="float" office:value="63" calcext:value-type="float">
            <text:p>63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H283]/[.G283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H283]/2.5)*0.7457" office:value-type="float" office:value="407.1522" calcext:value-type="float">
            <text:p>407</text:p>
          </table:table-cell>
          <table:table-cell table:style-name="ce78" table:formula="of:=MIN(([.G283]*[.O283])*[.N283]*[.P283];[.L283])" office:value-type="float" office:value="346.417405424697" calcext:value-type="float">
            <text:p>34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85" calcext:value-type="float">
            <text:p>31.79</text:p>
          </table:table-cell>
          <table:table-cell table:style-name="ce93" office:value-type="percentage" office:value="0.0595" calcext:value-type="percentage">
            <text:p>5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6" calcext:value-type="float">
            <text:p>3.6</text:p>
          </table:table-cell>
          <table:table-cell table:style-name="ce242" table:formula="of:=([.O283]/([.E283]*0.5))*[.G283]" office:value-type="float" office:value="13.6221428571429" calcext:value-type="float">
            <text:p>13.62</text:p>
          </table:table-cell>
          <table:table-cell table:style-name="ce242" table:formula="of:=[.O283]/[.F283]" office:value-type="float" office:value="0.504523809523809" calcext:value-type="float">
            <text:p>0.50</text:p>
          </table:table-cell>
          <table:table-cell table:style-name="ce247" table:formula="of:=([.S283]*1000)/[.T283]" office:value-type="float" office:value="264.275601698915" calcext:value-type="float">
            <text:p>264.28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55" calcext:value-type="float">
            <text:p>155</text:p>
          </table:table-cell>
          <table:table-cell table:style-name="ce4" table:formula="of:=[.E284]/2" office:value-type="float" office:value="77.5" calcext:value-type="float">
            <text:p>77.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H284]/[.G284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H284]/2.5)*0.7457" office:value-type="float" office:value="632.3536" calcext:value-type="float">
            <text:p>632</text:p>
          </table:table-cell>
          <table:table-cell table:style-name="ce78" table:formula="of:=MIN(([.G284]*[.O284])*[.N284]*[.P284];[.L284])" office:value-type="float" office:value="467.650101331407" calcext:value-type="float">
            <text:p>46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228" table:formula="of:=MIN([.T284]*[.F284]/[.G284]; 68)" office:value-type="float" office:value="27.6948729528372" calcext:value-type="float">
            <text:p>27.69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" office:value-type="float" office:value="5.1" calcext:value-type="float">
            <text:p>5.1</text:p>
          </table:table-cell>
          <table:table-cell table:style-name="ce243" table:formula="of:=(47.9*0.45359237)/1.6" office:value-type="float" office:value="13.579421576875" calcext:value-type="float">
            <text:p>13.58</text:p>
          </table:table-cell>
          <table:table-cell table:style-name="ce243" table:formula="of:=[.O284]/[.F284]" office:value-type="float" office:value="0.357353199391447" calcext:value-type="float">
            <text:p>0.36</text:p>
          </table:table-cell>
          <table:table-cell table:style-name="ce247" table:formula="of:=([.S284]*1000)/[.T284]" office:value-type="float" office:value="375.568279630188" calcext:value-type="float">
            <text:p>375.57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4" table:formula="of:=[.E285]/2" office:value-type="float" office:value="74" calcext:value-type="float">
            <text:p>74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H285]/[.G285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H285]/2.5)*0.7457" office:value-type="float" office:value="511.5502" calcext:value-type="float">
            <text:p>512</text:p>
          </table:table-cell>
          <table:table-cell table:style-name="ce78" table:formula="of:=MIN(([.G285]*[.O285])*[.N285]*[.P285];[.L285])" office:value-type="float" office:value="406.827815539659" calcext:value-type="float">
            <text:p>40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57" calcext:value-type="float">
            <text:p>31.57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" office:value-type="float" office:value="7.1" calcext:value-type="float">
            <text:p>7.1</text:p>
          </table:table-cell>
          <table:table-cell table:style-name="ce242" table:formula="of:=([.O285]/([.E285]*0.5))*[.G285]" office:value-type="float" office:value="12.372027027027" calcext:value-type="float">
            <text:p>12.37</text:p>
          </table:table-cell>
          <table:table-cell table:style-name="ce242" table:formula="of:=[.O285]/[.F285]" office:value-type="float" office:value="0.426621621621622" calcext:value-type="float">
            <text:p>0.43</text:p>
          </table:table-cell>
          <table:table-cell table:style-name="ce247" table:formula="of:=([.S285]*1000)/[.T285]" office:value-type="float" office:value="573.875241663299" calcext:value-type="float">
            <text:p>573.88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table:formula="of:=[.E286]/2" office:value-type="float" office:value="50" calcext:value-type="float">
            <text:p>5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H286]/[.G286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H286]/2.5)*0.7457" office:value-type="float" office:value="305.737" calcext:value-type="float">
            <text:p>306</text:p>
          </table:table-cell>
          <table:table-cell table:style-name="ce78" table:formula="of:=MIN(([.G286]*[.O286])*[.N286]*[.P286];[.L286])" office:value-type="float" office:value="238.368617365363" calcext:value-type="float">
            <text:p>2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0.5" calcext:value-type="float">
            <text:p>30.50</text:p>
          </table:table-cell>
          <table:table-cell table:style-name="ce93" office:value-type="percentage" office:value="0.064" calcext:value-type="percentage">
            <text:p>6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" office:value-type="float" office:value="3.05" calcext:value-type="float">
            <text:p>3.05</text:p>
          </table:table-cell>
          <table:table-cell table:style-name="ce242" table:formula="of:=([.O286]/([.E286]*0.5))*[.G286]" office:value-type="float" office:value="10.98" calcext:value-type="float">
            <text:p>10.98</text:p>
          </table:table-cell>
          <table:table-cell table:style-name="ce242" table:formula="of:=[.O286]/[.F286]" office:value-type="float" office:value="0.61" calcext:value-type="float">
            <text:p>0.61</text:p>
          </table:table-cell>
          <table:table-cell table:style-name="ce247" table:formula="of:=([.S286]*1000)/[.T286]" office:value-type="float" office:value="277.777777777778" calcext:value-type="float">
            <text:p>277.78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87]/2" office:value-type="float" office:value="57.5" calcext:value-type="float">
            <text:p>57.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H287]/[.G287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H287]/2.5)*0.7457" office:value-type="float" office:value="363.9016" calcext:value-type="float">
            <text:p>364</text:p>
          </table:table-cell>
          <table:table-cell table:style-name="ce78" table:formula="of:=MIN(([.G287]*[.O287])*[.N287]*[.P287];[.L287])" office:value-type="float" office:value="319.542066330918" calcext:value-type="float">
            <text:p>32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45" calcext:value-type="percentage">
            <text:p>6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0" office:value-type="float" office:value="4.1" calcext:value-type="float">
            <text:p>4.1</text:p>
          </table:table-cell>
          <table:table-cell table:style-name="ce242" table:formula="of:=([.O287]/([.E287]*0.5))*[.G287]" office:value-type="float" office:value="12.7" calcext:value-type="float">
            <text:p>12.70</text:p>
          </table:table-cell>
          <table:table-cell table:style-name="ce242" table:formula="of:=[.O287]/[.F287]" office:value-type="float" office:value="0.552173913043478" calcext:value-type="float">
            <text:p>0.55</text:p>
          </table:table-cell>
          <table:table-cell table:style-name="ce247" table:formula="of:=([.S287]*1000)/[.T287]" office:value-type="float" office:value="322.834645669291" calcext:value-type="float">
            <text:p>322.83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GWR 9400 class</text:p>
          </table:table-cell>
          <table:table-cell table:style-name="ce17" office:value-type="string" calcext:value-type="string">
            <text:p>0-6-0</text:p>
          </table:table-cell>
          <table:table-cell table:style-name="ce7" table:formula="of:=(4*12)+7.5" office:value-type="float" office:value="55.5" calcext:value-type="float">
            <text:p>55.5</text:p>
          </table:table-cell>
          <table:table-cell table:style-name="ce28" office:value-type="float" office:value="95" calcext:value-type="float">
            <text:p>95</text:p>
          </table:table-cell>
          <table:table-cell table:style-name="ce4" table:formula="of:=[.E288]/2" office:value-type="float" office:value="47.5" calcext:value-type="float">
            <text:p>47.5</text:p>
          </table:table-cell>
          <table:table-cell table:style-name="ce10" office:value-type="float" office:value="17.4" calcext:value-type="float">
            <text:p>17.4</text:p>
          </table:table-cell>
          <table:table-cell table:style-name="ce10" office:value-type="float" office:value="1347" calcext:value-type="float">
            <text:p>1347</text:p>
          </table:table-cell>
          <table:table-cell table:style-name="ce48" table:formula="of:=[.H288]/[.G288]" office:value-type="float" office:value="77.4137931034483" calcext:value-type="float">
            <text:p>77.41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H288]/2.5)*0.7457" office:value-type="float" office:value="401.78316" calcext:value-type="float">
            <text:p>402</text:p>
          </table:table-cell>
          <table:table-cell table:style-name="ce78" table:formula="of:=MIN(([.G288]*[.O288])*[.N288]*[.P288];[.L288])" office:value-type="float" office:value="273.893752136356" calcext:value-type="float">
            <text:p>2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242" table:formula="of:=([.O288]/([.E288]*0.5))*[.G288]" office:value-type="float" office:value="12.4547368421053" calcext:value-type="float">
            <text:p>12.45</text:p>
          </table:table-cell>
          <table:table-cell table:style-name="ce242" table:formula="of:=[.O288]/[.F288]" office:value-type="float" office:value="0.715789473684211" calcext:value-type="float">
            <text:p>0.72</text:p>
          </table:table-cell>
          <table:table-cell table:style-name="ce247" table:formula="of:=([.S288]*1000)/[.T288]" office:value-type="float" office:value="0" calcext:value-type="float">
            <text:p>0.00</text:p>
          </table:table-cell>
          <table:table-cell table:style-name="ce116" office:value-type="string" calcext:value-type="string">
            <text:p>https://en.wikipedia.org/wiki/GWR_9400_Class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3" table:formula="of:=[.E289]/2" office:value-type="float" office:value="65.5" calcext:value-type="float">
            <text:p>65.5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H289]/[.G289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H289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31.75" calcext:value-type="float">
            <text:p>31.75</text:p>
          </table:table-cell>
          <table:table-cell table:style-name="ce92" table:formula="of:=([.M289]/[.N289])/([.G289]*[.O289])" office:value-type="percentage" office:value="0.0632766627183795" calcext:value-type="percentage">
            <text:p>6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6" office:value-type="float" office:value="7.11" calcext:value-type="float">
            <text:p>7.11</text:p>
          </table:table-cell>
          <table:table-cell table:style-name="ce241" table:formula="of:=([.O289]/([.E289]*0.5))*[.G289]" office:value-type="float" office:value="13.087786259542" calcext:value-type="float">
            <text:p>13.09</text:p>
          </table:table-cell>
          <table:table-cell table:style-name="ce242" table:formula="of:=[.O289]/[.F289]" office:value-type="float" office:value="0.484732824427481" calcext:value-type="float">
            <text:p>0.48</text:p>
          </table:table-cell>
          <table:table-cell table:style-name="ce246" table:formula="of:=([.S289]*1000)/[.T289]" office:value-type="float" office:value="543.254593175853" calcext:value-type="float">
            <text:p>543.2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0]/2" office:value-type="float" office:value="80" calcext:value-type="float">
            <text:p>8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H290]/[.G290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H290]/2.5)*0.7457" office:value-type="float" office:value="738.243" calcext:value-type="float">
            <text:p>738</text:p>
          </table:table-cell>
          <table:table-cell table:style-name="ce78" table:formula="of:=MIN(([.G290]*[.O290])*[.N290]*[.P290];[.L290])" office:value-type="float" office:value="639.394508465698" calcext:value-type="float">
            <text:p>6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66" calcext:value-type="percentage">
            <text:p>6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90]/([.E290]*0.5))*[.G290]" office:value-type="float" office:value="17.85" calcext:value-type="float">
            <text:p>17.85</text:p>
          </table:table-cell>
          <table:table-cell table:style-name="ce242" table:formula="of:=[.O290]/[.F290]" office:value-type="float" office:value="0.425" calcext:value-type="float">
            <text:p>0.43</text:p>
          </table:table-cell>
          <table:table-cell table:style-name="ce247" table:formula="of:=([.S290]*1000)/[.T290]" office:value-type="float" office:value="398.319327731092" calcext:value-type="float">
            <text:p>398.32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4" table:formula="of:=[.E291]/2" office:value-type="float" office:value="67.5" calcext:value-type="float">
            <text:p>67.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H291]/[.G291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H291]/2.5)*0.7457" office:value-type="float" office:value="492.162" calcext:value-type="float">
            <text:p>492</text:p>
          </table:table-cell>
          <table:table-cell table:style-name="ce78" table:formula="of:=MIN(([.G291]*[.O291])*[.N291]*[.P291];[.L291])" office:value-type="float" office:value="420.856360903096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7" office:value-type="float" office:value="7.11" calcext:value-type="float">
            <text:p>7.11</text:p>
          </table:table-cell>
          <table:table-cell table:style-name="ce242" table:formula="of:=([.O291]/([.E291]*0.5))*[.G291]" office:value-type="float" office:value="14.0311111111111" calcext:value-type="float">
            <text:p>14.03</text:p>
          </table:table-cell>
          <table:table-cell table:style-name="ce242" table:formula="of:=[.O291]/[.F291]" office:value-type="float" office:value="0.488888888888889" calcext:value-type="float">
            <text:p>0.49</text:p>
          </table:table-cell>
          <table:table-cell table:style-name="ce247" table:formula="of:=([.S291]*1000)/[.T291]" office:value-type="float" office:value="506.731073804245" calcext:value-type="float">
            <text:p>506.73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4" table:formula="of:=[.E292]/2" office:value-type="float" office:value="63" calcext:value-type="float">
            <text:p>63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H292]/[.G292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H292]/2.5)*0.7457" office:value-type="float" office:value="407.45048" calcext:value-type="float">
            <text:p>407</text:p>
          </table:table-cell>
          <table:table-cell table:style-name="ce78" table:formula="of:=MIN(([.G292]*[.O292])*[.N292]*[.P292];[.L292])" office:value-type="float" office:value="362.319993107676" calcext:value-type="float">
            <text:p>36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7" office:value-type="float" office:value="3.56" calcext:value-type="float">
            <text:p>3.56</text:p>
          </table:table-cell>
          <table:table-cell table:style-name="ce242" table:formula="of:=([.O292]/([.E292]*0.5))*[.G292]" office:value-type="float" office:value="13.4559523809524" calcext:value-type="float">
            <text:p>13.46</text:p>
          </table:table-cell>
          <table:table-cell table:style-name="ce242" table:formula="of:=[.O292]/[.F292]" office:value-type="float" office:value="0.503968253968254" calcext:value-type="float">
            <text:p>0.50</text:p>
          </table:table-cell>
          <table:table-cell table:style-name="ce247" table:formula="of:=([.S292]*1000)/[.T292]" office:value-type="float" office:value="264.566929133858" calcext:value-type="float">
            <text:p>264.57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4" table:formula="of:=[.E293]/2" office:value-type="float" office:value="57.5" calcext:value-type="float">
            <text:p>57.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H293]/[.G293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H293]/2.5)*0.7457" office:value-type="float" office:value="359.72568" calcext:value-type="float">
            <text:p>360</text:p>
          </table:table-cell>
          <table:table-cell table:style-name="ce78" table:formula="of:=MIN(([.G293]*[.O293])*[.N293]*[.P293];[.L293])" office:value-type="float" office:value="312.110855486013" calcext:value-type="float">
            <text:p>31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75" calcext:value-type="float">
            <text:p>31.75</text:p>
          </table:table-cell>
          <table:table-cell table:style-name="ce93" office:value-type="percentage" office:value="0.063" calcext:value-type="percentage">
            <text:p>6.3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7" office:value-type="float" office:value="6.1" calcext:value-type="float">
            <text:p>6.1</text:p>
          </table:table-cell>
          <table:table-cell table:style-name="ce242" table:formula="of:=([.O293]/([.E293]*0.5))*[.G293]" office:value-type="float" office:value="12.7" calcext:value-type="float">
            <text:p>12.70</text:p>
          </table:table-cell>
          <table:table-cell table:style-name="ce242" table:formula="of:=[.O293]/[.F293]" office:value-type="float" office:value="0.552173913043478" calcext:value-type="float">
            <text:p>0.55</text:p>
          </table:table-cell>
          <table:table-cell table:style-name="ce247" table:formula="of:=([.S293]*1000)/[.T293]" office:value-type="float" office:value="480.314960629921" calcext:value-type="float">
            <text:p>480.31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1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H294]/[.G294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H294]/2.5)*0.7457" office:value-type="float" office:value="305.737" calcext:value-type="float">
            <text:p>306</text:p>
          </table:table-cell>
          <table:table-cell table:style-name="ce78" table:formula="of:=MIN(([.G294]*[.O294])*[.N294]*[.P294];[.L294])" office:value-type="float" office:value="234.074237390629" calcext:value-type="float">
            <text:p>234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636" calcext:value-type="percentage">
            <text:p>6.3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7" office:value-type="float" office:value="3.05" calcext:value-type="float">
            <text:p>3.05</text:p>
          </table:table-cell>
          <table:table-cell table:style-name="ce242" table:formula="of:=([.O294]/([.E294]*0.5))*[.G294]" office:value-type="float" office:value="10.85" calcext:value-type="float">
            <text:p>10.85</text:p>
          </table:table-cell>
          <table:table-cell table:style-name="ce242" office:value-type="float" office:value="0.545" calcext:value-type="float">
            <text:p>0.55</text:p>
          </table:table-cell>
          <table:table-cell table:style-name="ce247" table:formula="of:=([.S294]*1000)/[.T294]" office:value-type="float" office:value="281.10599078341" calcext:value-type="float">
            <text:p>281.11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1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168" table:formula="of:=80*1.6" office:value-type="float" office:value="128" calcext:value-type="float">
            <text:p>128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H295]/[.G295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H295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228" table:formula="of:=(4850*0.45359237)/[.G295]" office:value-type="float" office:value="44.8963876428572" calcext:value-type="float">
            <text:p>44.90</text:p>
          </table:table-cell>
          <table:table-cell table:style-name="ce92" table:formula="of:=([.M295]/[.N295])/([.G295]*[.O295])" office:value-type="percentage" office:value="0.0467012537606663" calcext:value-type="percentage">
            <text:p>4.6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6" office:value-type="float" office:value="10" calcext:value-type="float">
            <text:p>10</text:p>
          </table:table-cell>
          <table:table-cell table:style-name="ce243" table:formula="of:=(65*0.45359237)/1.6" office:value-type="float" office:value="18.42719003125" calcext:value-type="float">
            <text:p>18.43</text:p>
          </table:table-cell>
          <table:table-cell table:style-name="ce243" table:formula="of:=[.O295]/[.F295]" office:value-type="float" office:value="0.350753028459821" calcext:value-type="float">
            <text:p>0.35</text:p>
          </table:table-cell>
          <table:table-cell table:style-name="ce246" table:formula="of:=([.S295]*1000)/[.T295]" office:value-type="float" office:value="542.676337685853" calcext:value-type="float">
            <text:p>542.68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1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table:style-name="ce4" table:formula="of:=[.E296]/2"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H296]/[.G296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H296]/2.5)*0.7457" office:value-type="float" office:value="601.0342" calcext:value-type="float">
            <text:p>601</text:p>
          </table:table-cell>
          <table:table-cell table:style-name="ce78" table:formula="of:=MIN(([.G296]*[.O296])*[.N296]*[.P296];[.L296])" office:value-type="float" office:value="601.0342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1.65" calcext:value-type="float">
            <text:p>31.65</text:p>
          </table:table-cell>
          <table:table-cell table:style-name="ce93" office:value-type="percentage" office:value="0.07" calcext:value-type="percentage">
            <text:p>7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float" office:value="7.11" calcext:value-type="float">
            <text:p>7.11</text:p>
          </table:table-cell>
          <table:table-cell table:style-name="ce242" table:formula="of:=([.O296]/([.E296]*0.5))*[.G296]" office:value-type="float" office:value="23.0181818181818" calcext:value-type="float">
            <text:p>23.02</text:p>
          </table:table-cell>
          <table:table-cell table:style-name="ce242" table:formula="of:=[.O296]/[.F296]" office:value-type="float" office:value="0.575454545454545" calcext:value-type="float">
            <text:p>0.58</text:p>
          </table:table-cell>
          <table:table-cell table:style-name="ce247" table:formula="of:=([.S296]*1000)/[.T296]" office:value-type="float" office:value="308.886255924171" calcext:value-type="float">
            <text:p>308.89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1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4" table:formula="of:=[.E297]/2" office:value-type="float" office:value="80" calcext:value-type="float">
            <text:p>8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H297]/[.G297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H297]/2.5)*0.7457" office:value-type="float" office:value="730.786" calcext:value-type="float">
            <text:p>731</text:p>
          </table:table-cell>
          <table:table-cell table:style-name="ce78" table:formula="of:=MIN(([.G297]*[.O297])*[.N297]*[.P297];[.L297])" office:value-type="float" office:value="689.651644094187" calcext:value-type="float">
            <text:p>69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55" calcext:value-type="percentage">
            <text:p>6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7" office:value-type="float" office:value="5.1" calcext:value-type="float">
            <text:p>5.1</text:p>
          </table:table-cell>
          <table:table-cell table:style-name="ce242" table:formula="of:=([.O297]/([.E297]*0.5))*[.G297]" office:value-type="float" office:value="19.4" calcext:value-type="float">
            <text:p>19.40</text:p>
          </table:table-cell>
          <table:table-cell table:style-name="ce242" table:formula="of:=[.O297]/[.F297]" office:value-type="float" office:value="0.4" calcext:value-type="float">
            <text:p>0.40</text:p>
          </table:table-cell>
          <table:table-cell table:style-name="ce247" table:formula="of:=([.S297]*1000)/[.T297]" office:value-type="float" office:value="262.886597938144" calcext:value-type="float">
            <text:p>262.89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1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table:style-name="ce4" table:formula="of:=[.E298]/2" office:value-type="float" office:value="77.5" calcext:value-type="float">
            <text:p>77.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H298]/[.G298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H298]/2.5)*0.7457" office:value-type="float" office:value="632.3536" calcext:value-type="float">
            <text:p>632</text:p>
          </table:table-cell>
          <table:table-cell table:style-name="ce78" table:formula="of:=MIN(([.G298]*[.O298])*[.N298]*[.P298];[.L298])" office:value-type="float" office:value="548.052435827741" calcext:value-type="float">
            <text:p>54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" calcext:value-type="float">
            <text:p>32.00</text:p>
          </table:table-cell>
          <table:table-cell table:style-name="ce93" office:value-type="percentage" office:value="0.066" calcext:value-type="percentage">
            <text:p>6.60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table:style-name="ce26" office:value-type="float" office:value="5.1" calcext:value-type="float">
            <text:p>5.1</text:p>
          </table:table-cell>
          <table:table-cell table:style-name="ce242" table:formula="of:=([.O298]/([.E298]*0.5))*[.G298]" office:value-type="float" office:value="15.7935483870968" calcext:value-type="float">
            <text:p>15.79</text:p>
          </table:table-cell>
          <table:table-cell table:style-name="ce242" table:formula="of:=[.O298]/[.F298]" office:value-type="float" office:value="0.412903225806452" calcext:value-type="float">
            <text:p>0.41</text:p>
          </table:table-cell>
          <table:table-cell table:style-name="ce247" table:formula="of:=([.S298]*1000)/[.T298]" office:value-type="float" office:value="322.916666666667" calcext:value-type="float">
            <text:p>322.92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1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 table:number-columns-repeated="2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3"/>
          <table:table-cell table:style-name="ce244" table:number-columns-repeated="3"/>
          <table:table-cell table:style-name="Default" table:number-columns-repeated="1002"/>
        </table:table-row>
        <table:table-row table:style-name="ro3" table:number-rows-repeated="1048276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office:forms form:automatic-focus="false" form:apply-design-mode="false"/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31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32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69599</text:p>
          </table:table-cell>
          <table:table-cell table:formula="of:=([.B2]/[Extrapolation.G235])*[Extrapolation.M235]" office:value-type="float" office:value="20.2730598234483" calcext:value-type="float">
            <text:p>20.2730598234483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3457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4651</text:p>
          </table:table-cell>
          <table:table-cell table:formula="of:=([.B3]/[Extrapolation.G236])*[Extrapolation.M236]" office:value-type="float" office:value="25.0086602747958" calcext:value-type="float">
            <text:p>25.008660274795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0286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399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096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0064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default-cell-style-name="Default"/>
        <table:table-column table:style-name="co36" table:default-cell-style-name="ce96"/>
        <table:table-column table:style-name="co37" table:default-cell-style-name="ce96"/>
        <table:table-column table:style-name="co38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.B2]/[.C2]" office:value-type="float" office:value="31.1764929577465" calcext:value-type="float">
            <text:p>31.1764929577465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.D3]*[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483</text:p>
          </table:table-cell>
          <table:table-cell table:formula="of:=['Theoretical figures'.H2]*[.H3]*[.B3]" office:value-type="float" office:value="302.480552611989" calcext:value-type="float">
            <text:p>302.480552611989</text:p>
          </table:table-cell>
          <table:table-cell table:style-name="ce136" table:formula="of:=[Extrapolation.M235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.D3]*[.C4]" office:value-type="float" office:value="567.645675056552" calcext:value-type="float">
            <text:p>567.645675056552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14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G295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082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3529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G106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/00/0000</text:date>, <text:time style:data-style-name="N2" text:time-value="19:00:44.4924236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9-12-29T01:06:05.710097652</dc:date>
    <meta:editing-duration>P52DT12H54M56S</meta:editing-duration>
    <meta:editing-cycles>2815</meta:editing-cycles>
    <meta:generator>LibreOffice/6.0.7.3$Linux_X86_64 LibreOffice_project/00m0$Build-3</meta:generator>
    <dc:creator>James Petts</dc:creator>
    <meta:document-statistic meta:table-count="5" meta:cell-count="6876" meta:object-count="0"/>
  </office:meta>
</office:document-meta>
</file>